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53cm"/>
    </style:style>
    <style:style style:name="co2" style:family="table-column">
      <style:table-column-properties fo:break-before="auto" style:column-width="3.26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68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3.4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d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81d41a"/>
      <style:text-properties style:use-window-font-color="true"/>
    </style:style>
    <style:style style:name="ce4" style:family="table-cell" style:parent-style-name="Default">
      <style:table-cell-properties fo:background-color="#bf0041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6.969cm" svg:height="83.754cm" svg:x="148.86cm" svg:y="18.503cm">
            <draw:object draw:notify-on-update-of-ranges="Feuille1.A1:Feuille1.A187 Feuille1.B1:Feuille1.B187 Feuille1.A1:Feuille1.A187 Feuille1.B1:Feuille1.B1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6.188cm" svg:height="83.474cm" svg:x="22.865cm" svg:y="0cm">
            <draw:object draw:notify-on-update-of-ranges="Feuille1.E1:Feuille1.E187 Feuille1.F1:Feuille1.F18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210556096410" calcext:value-type="float">
            <text:p>1210556096410</text:p>
          </table:table-cell>
          <table:table-cell office:value-type="float" office:value="6852829420907" calcext:value-type="float">
            <text:p>6852829420907</text:p>
          </table:table-cell>
          <table:table-cell table:formula="of:=IF([.A2]-[.B1]&lt;=0;1;0)" office:value-type="float" office:value="1" calcext:value-type="float">
            <text:p>1</text:p>
          </table:table-cell>
          <table:table-cell table:formula="of:=187-78" office:value-type="float" office:value="109" calcext:value-type="float">
            <text:p>109</text:p>
          </table:table-cell>
          <table:table-cell office:value-type="float" office:value="1210556096410" calcext:value-type="float">
            <text:p>1210556096410</text:p>
          </table:table-cell>
          <table:table-cell office:value-type="float" office:value="9579210318065" calcext:value-type="float">
            <text:p>9579210318065</text:p>
          </table:table-cell>
          <table:table-cell table:formula="of:=[.F1]-[.E1]+1" office:value-type="float" office:value="8368654221656" calcext:value-type="float">
            <text:p>8368654221656</text:p>
          </table:table-cell>
          <table:table-cell table:number-columns-repeated="4"/>
        </table:table-row>
        <table:table-row table:style-name="ro1">
          <table:table-cell office:value-type="float" office:value="3659870102819" calcext:value-type="float">
            <text:p>3659870102819</text:p>
          </table:table-cell>
          <table:table-cell office:value-type="float" office:value="9579210318065" calcext:value-type="float">
            <text:p>9579210318065</text:p>
          </table:table-cell>
          <table:table-cell table:formula="of:=IF([.A3]-[.B2]&lt;=0;1;0)" office:value-type="float" office:value="0" calcext:value-type="float">
            <text:p>0</text:p>
          </table:table-cell>
          <table:table-cell table:formula="of:=187-[.D1]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11409927143697" calcext:value-type="float">
            <text:p>11409927143697</text:p>
          </table:table-cell>
          <table:table-cell office:value-type="float" office:value="15757404441036" calcext:value-type="float">
            <text:p>15757404441036</text:p>
          </table:table-cell>
          <table:table-cell table:formula="of:=IF([.A4]-[.B3]&lt;=0;1;0)" office:value-type="float" office:value="1" calcext:value-type="float">
            <text:p>1</text:p>
          </table:table-cell>
          <table:table-cell/>
          <table:table-cell office:value-type="float" office:value="11409927143697" calcext:value-type="float">
            <text:p>11409927143697</text:p>
          </table:table-cell>
          <table:table-cell office:value-type="float" office:value="15757404441036" calcext:value-type="float">
            <text:p>15757404441036</text:p>
          </table:table-cell>
          <table:table-cell table:formula="of:=[.F3]-[.E3]+1" office:value-type="float" office:value="4347477297340" calcext:value-type="float">
            <text:p>434747729734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1409927143697" calcext:value-type="float">
            <text:p>11409927143697</text:p>
          </table:table-cell>
          <table:table-cell table:formula="of:=IF([.A5]-[.B4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1807523784418" calcext:value-type="float">
            <text:p>21807523784418</text:p>
          </table:table-cell>
          <table:table-cell office:value-type="float" office:value="29586830165344" calcext:value-type="float">
            <text:p>29586830165344</text:p>
          </table:table-cell>
          <table:table-cell table:formula="of:=IF([.A6]-[.B5]&lt;=0;1;0)" office:value-type="float" office:value="1" calcext:value-type="float">
            <text:p>1</text:p>
          </table:table-cell>
          <table:table-cell/>
          <table:table-cell office:value-type="float" office:value="21807523784418" calcext:value-type="float">
            <text:p>21807523784418</text:p>
          </table:table-cell>
          <table:table-cell office:value-type="float" office:value="29586830165344" calcext:value-type="float">
            <text:p>29586830165344</text:p>
          </table:table-cell>
          <table:table-cell table:formula="of:=[.F5]-[.E5]+1" office:value-type="float" office:value="7779306380927" calcext:value-type="float">
            <text:p>777930638092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9586830165344" calcext:value-type="float">
            <text:p>29586830165344</text:p>
          </table:table-cell>
          <table:table-cell table:formula="of:=IF([.A7]-[.B6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287265814727" calcext:value-type="float">
            <text:p>32287265814727</text:p>
          </table:table-cell>
          <table:table-cell office:value-type="float" office:value="39356756283317" calcext:value-type="float">
            <text:p>39356756283317</text:p>
          </table:table-cell>
          <table:table-cell table:formula="of:=IF([.A8]-[.B7]&lt;=0;1;0)" office:value-type="float" office:value="1" calcext:value-type="float">
            <text:p>1</text:p>
          </table:table-cell>
          <table:table-cell/>
          <table:table-cell office:value-type="float" office:value="32287265814727" calcext:value-type="float">
            <text:p>32287265814727</text:p>
          </table:table-cell>
          <table:table-cell office:value-type="float" office:value="39356756283317" calcext:value-type="float">
            <text:p>39356756283317</text:p>
          </table:table-cell>
          <table:table-cell table:formula="of:=[.F7]-[.E7]+1" office:value-type="float" office:value="7069490468591" calcext:value-type="float">
            <text:p>7069490468591</text:p>
          </table:table-cell>
          <table:table-cell table:number-columns-repeated="4"/>
        </table:table-row>
        <table:table-row table:style-name="ro1">
          <table:table-cell office:value-type="float" office:value="34452670365908" calcext:value-type="float">
            <text:p>34452670365908</text:p>
          </table:table-cell>
          <table:table-cell office:value-type="float" office:value="39356756283317" calcext:value-type="float">
            <text:p>39356756283317</text:p>
          </table:table-cell>
          <table:table-cell table:formula="of:=IF([.A9]-[.B8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836223730745" calcext:value-type="float">
            <text:p>43836223730745</text:p>
          </table:table-cell>
          <table:table-cell office:value-type="float" office:value="49177711042138" calcext:value-type="float">
            <text:p>49177711042138</text:p>
          </table:table-cell>
          <table:table-cell table:formula="of:=IF([.A10]-[.B9]&lt;=0;1;0)" office:value-type="float" office:value="0" calcext:value-type="float">
            <text:p>0</text:p>
          </table:table-cell>
          <table:table-cell/>
          <table:table-cell office:value-type="float" office:value="43836223730745" calcext:value-type="float">
            <text:p>43836223730745</text:p>
          </table:table-cell>
          <table:table-cell office:value-type="float" office:value="49177711042138" calcext:value-type="float">
            <text:p>49177711042138</text:p>
          </table:table-cell>
          <table:table-cell table:formula="of:=[.F9]-[.E9]+1" office:value-type="float" office:value="5341487311394" calcext:value-type="float">
            <text:p>534148731139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9177711042139" calcext:value-type="float">
            <text:p>49177711042139</text:p>
          </table:table-cell>
          <table:table-cell table:formula="of:=IF([.A11]-[.B10]&lt;=0;1;0)" office:value-type="float" office:value="0" calcext:value-type="float">
            <text:p>0</text:p>
          </table:table-cell>
          <table:table-cell/>
          <table:table-cell table:number-columns-repeated="2" office:value-type="float" office:value="49177711042139" calcext:value-type="float">
            <text:p>49177711042139</text:p>
          </table:table-cell>
          <table:table-cell table:formula="of:=[.F10]-[.E10]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1583995346630" calcext:value-type="float">
            <text:p>51583995346630</text:p>
          </table:table-cell>
          <table:table-cell office:value-type="float" office:value="59804047351206" calcext:value-type="float">
            <text:p>59804047351206</text:p>
          </table:table-cell>
          <table:table-cell table:formula="of:=IF([.A12]-[.B11]&lt;=0;1;0)" office:value-type="float" office:value="1" calcext:value-type="float">
            <text:p>1</text:p>
          </table:table-cell>
          <table:table-cell/>
          <table:table-cell office:value-type="float" office:value="51583995346630" calcext:value-type="float">
            <text:p>51583995346630</text:p>
          </table:table-cell>
          <table:table-cell office:value-type="float" office:value="59804047351206" calcext:value-type="float">
            <text:p>59804047351206</text:p>
          </table:table-cell>
          <table:table-cell table:formula="of:=[.F11]-[.E11]+1" office:value-type="float" office:value="8220052004577" calcext:value-type="float">
            <text:p>8220052004577</text:p>
          </table:table-cell>
          <table:table-cell table:number-columns-repeated="4"/>
        </table:table-row>
        <table:table-row table:style-name="ro1">
          <table:table-cell office:value-type="float" office:value="53837539586883" calcext:value-type="float">
            <text:p>53837539586883</text:p>
          </table:table-cell>
          <table:table-cell office:value-type="float" office:value="57085501630205" calcext:value-type="float">
            <text:p>57085501630205</text:p>
          </table:table-cell>
          <table:table-cell table:formula="of:=IF([.A13]-[.B12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613769122503" calcext:value-type="float">
            <text:p>63613769122503</text:p>
          </table:table-cell>
          <table:table-cell office:value-type="float" office:value="68190178828324" calcext:value-type="float">
            <text:p>68190178828324</text:p>
          </table:table-cell>
          <table:table-cell table:formula="of:=IF([.A14]-[.B13]&lt;=0;1;0)" office:value-type="float" office:value="0" calcext:value-type="float">
            <text:p>0</text:p>
          </table:table-cell>
          <table:table-cell/>
          <table:table-cell office:value-type="float" office:value="63613769122503" calcext:value-type="float">
            <text:p>63613769122503</text:p>
          </table:table-cell>
          <table:table-cell office:value-type="float" office:value="68190178828324" calcext:value-type="float">
            <text:p>68190178828324</text:p>
          </table:table-cell>
          <table:table-cell table:formula="of:=[.F13]-[.E13]+1" office:value-type="float" office:value="4576409705822" calcext:value-type="float">
            <text:p>4576409705822</text:p>
          </table:table-cell>
          <table:table-cell table:number-columns-repeated="4"/>
        </table:table-row>
        <table:table-row table:style-name="ro1">
          <table:table-cell office:value-type="float" office:value="72978626378777" calcext:value-type="float">
            <text:p>72978626378777</text:p>
          </table:table-cell>
          <table:table-cell office:value-type="float" office:value="75641956243134" calcext:value-type="float">
            <text:p>75641956243134</text:p>
          </table:table-cell>
          <table:table-cell table:formula="of:=IF([.A15]-[.B14]&lt;=0;1;0)" office:value-type="float" office:value="0" calcext:value-type="float">
            <text:p>0</text:p>
          </table:table-cell>
          <table:table-cell/>
          <table:table-cell office:value-type="float" office:value="72978626378777" calcext:value-type="float">
            <text:p>72978626378777</text:p>
          </table:table-cell>
          <table:table-cell office:value-type="float" office:value="75641956243134" calcext:value-type="float">
            <text:p>75641956243134</text:p>
          </table:table-cell>
          <table:table-cell table:formula="of:=[.F14]-[.E14]+1" office:value-type="float" office:value="2663329864358" calcext:value-type="float">
            <text:p>2663329864358</text:p>
          </table:table-cell>
          <table:table-cell table:number-columns-repeated="4"/>
        </table:table-row>
        <table:table-row table:style-name="ro1">
          <table:table-cell office:value-type="float" office:value="75641956243136" calcext:value-type="float">
            <text:p>75641956243136</text:p>
          </table:table-cell>
          <table:table-cell office:value-type="float" office:value="78098158659964" calcext:value-type="float">
            <text:p>78098158659964</text:p>
          </table:table-cell>
          <table:table-cell table:formula="of:=IF([.A16]-[.B15]&lt;=0;1;0)" office:value-type="float" office:value="0" calcext:value-type="float">
            <text:p>0</text:p>
          </table:table-cell>
          <table:table-cell/>
          <table:table-cell office:value-type="float" office:value="75641956243136" calcext:value-type="float">
            <text:p>75641956243136</text:p>
          </table:table-cell>
          <table:table-cell office:value-type="float" office:value="78098158659964" calcext:value-type="float">
            <text:p>78098158659964</text:p>
          </table:table-cell>
          <table:table-cell table:formula="of:=[.F15]-[.E15]+1" office:value-type="float" office:value="2456202416829" calcext:value-type="float">
            <text:p>2456202416829</text:p>
          </table:table-cell>
          <table:table-cell table:number-columns-repeated="4"/>
        </table:table-row>
        <table:table-row table:style-name="ro1">
          <table:table-cell office:value-type="float" office:value="80786390686864" calcext:value-type="float">
            <text:p>80786390686864</text:p>
          </table:table-cell>
          <table:table-cell office:value-type="float" office:value="82306298113309" calcext:value-type="float">
            <text:p>82306298113309</text:p>
          </table:table-cell>
          <table:table-cell table:formula="of:=IF([.A17]-[.B16]&lt;=0;1;0)" office:value-type="float" office:value="1" calcext:value-type="float">
            <text:p>1</text:p>
          </table:table-cell>
          <table:table-cell/>
          <table:table-cell office:value-type="float" office:value="80786390686864" calcext:value-type="float">
            <text:p>80786390686864</text:p>
          </table:table-cell>
          <table:table-cell office:value-type="float" office:value="90282361017819" calcext:value-type="float">
            <text:p>90282361017819</text:p>
          </table:table-cell>
          <table:table-cell table:formula="of:=[.F16]-[.E16]+1" office:value-type="float" office:value="9495970330956" calcext:value-type="float">
            <text:p>9495970330956</text:p>
          </table:table-cell>
          <table:table-cell table:number-columns-repeated="4"/>
        </table:table-row>
        <table:table-row table:style-name="ro1">
          <table:table-cell office:value-type="float" office:value="81913294088119" calcext:value-type="float">
            <text:p>81913294088119</text:p>
          </table:table-cell>
          <table:table-cell office:value-type="float" office:value="83486002027188" calcext:value-type="float">
            <text:p>83486002027188</text:p>
          </table:table-cell>
          <table:table-cell table:formula="of:=IF([.A18]-[.B17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2955131746018" calcext:value-type="float">
            <text:p>82955131746018</text:p>
          </table:table-cell>
          <table:table-cell office:value-type="float" office:value="84761614177813" calcext:value-type="float">
            <text:p>84761614177813</text:p>
          </table:table-cell>
          <table:table-cell table:formula="of:=IF([.A19]-[.B18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4160322907181" calcext:value-type="float">
            <text:p>84160322907181</text:p>
          </table:table-cell>
          <table:table-cell office:value-type="float" office:value="85669477462528" calcext:value-type="float">
            <text:p>85669477462528</text:p>
          </table:table-cell>
          <table:table-cell table:formula="of:=IF([.A20]-[.B19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5330378558206" calcext:value-type="float">
            <text:p>85330378558206</text:p>
          </table:table-cell>
          <table:table-cell office:value-type="float" office:value="87034335549718" calcext:value-type="float">
            <text:p>87034335549718</text:p>
          </table:table-cell>
          <table:table-cell table:formula="of:=IF([.A21]-[.B20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6456683794648" calcext:value-type="float">
            <text:p>86456683794648</text:p>
          </table:table-cell>
          <table:table-cell office:value-type="float" office:value="87888022769678" calcext:value-type="float">
            <text:p>87888022769678</text:p>
          </table:table-cell>
          <table:table-cell table:formula="of:=IF([.A22]-[.B21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7509389258216" calcext:value-type="float">
            <text:p>87509389258216</text:p>
          </table:table-cell>
          <table:table-cell office:value-type="float" office:value="89165016102877" calcext:value-type="float">
            <text:p>89165016102877</text:p>
          </table:table-cell>
          <table:table-cell table:formula="of:=IF([.A23]-[.B22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8374065210316" calcext:value-type="float">
            <text:p>88374065210316</text:p>
          </table:table-cell>
          <table:table-cell office:value-type="float" office:value="90282361017819" calcext:value-type="float">
            <text:p>90282361017819</text:p>
          </table:table-cell>
          <table:table-cell table:formula="of:=IF([.A24]-[.B23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542487246678" calcext:value-type="float">
            <text:p>91542487246678</text:p>
          </table:table-cell>
          <table:table-cell office:value-type="float" office:value="95890092309110" calcext:value-type="float">
            <text:p>95890092309110</text:p>
          </table:table-cell>
          <table:table-cell table:formula="of:=IF([.A25]-[.B24]&lt;=0;1;0)" office:value-type="float" office:value="1" calcext:value-type="float">
            <text:p>1</text:p>
          </table:table-cell>
          <table:table-cell/>
          <table:table-cell office:value-type="float" office:value="91542487246678" calcext:value-type="float">
            <text:p>91542487246678</text:p>
          </table:table-cell>
          <table:table-cell office:value-type="float" office:value="98235869765402" calcext:value-type="float">
            <text:p>98235869765402</text:p>
          </table:table-cell>
          <table:table-cell table:formula="of:=[.F24]-[.E24]+1" office:value-type="float" office:value="6693382518725" calcext:value-type="float">
            <text:p>6693382518725</text:p>
          </table:table-cell>
          <table:table-cell table:number-columns-repeated="4"/>
        </table:table-row>
        <table:table-row table:style-name="ro1">
          <table:table-cell office:value-type="float" office:value="91542487246678" calcext:value-type="float">
            <text:p>91542487246678</text:p>
          </table:table-cell>
          <table:table-cell office:value-type="float" office:value="98235869765402" calcext:value-type="float">
            <text:p>98235869765402</text:p>
          </table:table-cell>
          <table:table-cell table:formula="of:=IF([.A26]-[.B25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982398544566" calcext:value-type="float">
            <text:p>100982398544566</text:p>
          </table:table-cell>
          <table:table-cell office:value-type="float" office:value="101147327087488" calcext:value-type="float">
            <text:p>101147327087488</text:p>
          </table:table-cell>
          <table:table-cell table:formula="of:=IF([.A27]-[.B26]&lt;=0;1;0)" office:value-type="float" office:value="1" calcext:value-type="float">
            <text:p>1</text:p>
          </table:table-cell>
          <table:table-cell/>
          <table:table-cell office:value-type="float" office:value="100982398544566" calcext:value-type="float">
            <text:p>100982398544566</text:p>
          </table:table-cell>
          <table:table-cell office:value-type="float" office:value="101957600189382" calcext:value-type="float">
            <text:p>101957600189382</text:p>
          </table:table-cell>
          <table:table-cell table:formula="of:=[.F26]-[.E26]+1" office:value-type="float" office:value="975201644817" calcext:value-type="float">
            <text:p>975201644817</text:p>
          </table:table-cell>
          <table:table-cell table:number-columns-repeated="4"/>
        </table:table-row>
        <table:table-row table:style-name="ro1">
          <table:table-cell office:value-type="float" office:value="101147327087488" calcext:value-type="float">
            <text:p>101147327087488</text:p>
          </table:table-cell>
          <table:table-cell office:value-type="float" office:value="101957600189382" calcext:value-type="float">
            <text:p>101957600189382</text:p>
          </table:table-cell>
          <table:table-cell table:formula="of:=IF([.A28]-[.B27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float" office:value="102469491187341" calcext:value-type="float">
            <text:p>102469491187341</text:p>
          </table:table-cell>
          <table:table-cell table:style-name="ce1" office:value-type="float" office:value="102620947820170" calcext:value-type="float">
            <text:p>102620947820170</text:p>
          </table:table-cell>
          <table:table-cell table:formula="of:=IF([.A29]-[.B28]&lt;=0;1;0)" office:value-type="float" office:value="1" calcext:value-type="float">
            <text:p>1</text:p>
          </table:table-cell>
          <table:table-cell/>
          <table:table-cell office:value-type="float" office:value="102469491187341" calcext:value-type="float">
            <text:p>102469491187341</text:p>
          </table:table-cell>
          <table:table-cell office:value-type="float" office:value="104903823508565" calcext:value-type="float">
            <text:p>104903823508565</text:p>
          </table:table-cell>
          <table:table-cell table:formula="of:=[.F28]-[.E28]+1" office:value-type="float" office:value="2434332321225" calcext:value-type="float">
            <text:p>2434332321225</text:p>
          </table:table-cell>
          <table:table-cell table:number-columns-repeated="4"/>
        </table:table-row>
        <table:table-row table:style-name="ro1">
          <table:table-cell table:style-name="ce1" office:value-type="float" office:value="102620947820170" calcext:value-type="float">
            <text:p>102620947820170</text:p>
          </table:table-cell>
          <table:table-cell table:style-name="ce1" office:value-type="float" office:value="103229070500605" calcext:value-type="float">
            <text:p>103229070500605</text:p>
          </table:table-cell>
          <table:table-cell table:formula="of:=IF([.A30]-[.B29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102972520195151" calcext:value-type="float">
            <text:p>102972520195151</text:p>
          </table:table-cell>
          <table:table-cell table:style-name="ce1" office:value-type="float" office:value="103403940640547" calcext:value-type="float">
            <text:p>103403940640547</text:p>
          </table:table-cell>
          <table:table-cell table:formula="of:=IF([.A31]-[.B30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103229070500605" calcext:value-type="float">
            <text:p>103229070500605</text:p>
          </table:table-cell>
          <table:table-cell table:style-name="ce1" office:value-type="float" office:value="103403940640547" calcext:value-type="float">
            <text:p>103403940640547</text:p>
          </table:table-cell>
          <table:table-cell table:formula="of:=IF([.A32]-[.B31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103403940640547" calcext:value-type="float">
            <text:p>103403940640547</text:p>
          </table:table-cell>
          <table:table-cell table:style-name="ce1" office:value-type="float" office:value="104211581332700" calcext:value-type="float">
            <text:p>104211581332700</text:p>
          </table:table-cell>
          <table:table-cell table:formula="of:=IF([.A33]-[.B32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103403940640547" calcext:value-type="float">
            <text:p>103403940640547</text:p>
          </table:table-cell>
          <table:table-cell table:style-name="ce1" office:value-type="float" office:value="103846144422336" calcext:value-type="float">
            <text:p>103846144422336</text:p>
          </table:table-cell>
          <table:table-cell table:formula="of:=IF([.A34]-[.B33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103624871426035" calcext:value-type="float">
            <text:p>103624871426035</text:p>
          </table:table-cell>
          <table:table-cell table:style-name="ce1" office:value-type="float" office:value="103846144422336" calcext:value-type="float">
            <text:p>103846144422336</text:p>
          </table:table-cell>
          <table:table-cell table:formula="of:=IF([.A35]-[.B34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float" office:value="104211581332700" calcext:value-type="float">
            <text:p>104211581332700</text:p>
          </table:table-cell>
          <table:table-cell table:style-name="ce1" office:value-type="float" office:value="104903823508565" calcext:value-type="float">
            <text:p>104903823508565</text:p>
          </table:table-cell>
          <table:table-cell table:formula="of:=IF([.A36]-[.B35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104211581332700" calcext:value-type="float">
            <text:p>104211581332700</text:p>
          </table:table-cell>
          <table:table-cell table:style-name="ce1" office:value-type="float" office:value="104631067099605" calcext:value-type="float">
            <text:p>104631067099605</text:p>
          </table:table-cell>
          <table:table-cell table:formula="of:=IF([.A37]-[.B36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104631067099605" calcext:value-type="float">
            <text:p>104631067099605</text:p>
          </table:table-cell>
          <table:table-cell table:style-name="ce1" office:value-type="float" office:value="104903823508565" calcext:value-type="float">
            <text:p>104903823508565</text:p>
          </table:table-cell>
          <table:table-cell table:formula="of:=IF([.A38]-[.B37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121334554032" calcext:value-type="float">
            <text:p>105121334554032</text:p>
          </table:table-cell>
          <table:table-cell office:value-type="float" office:value="105694322160237" calcext:value-type="float">
            <text:p>105694322160237</text:p>
          </table:table-cell>
          <table:table-cell table:formula="of:=IF([.A39]-[.B38]&lt;=0;1;0)" office:value-type="float" office:value="0" calcext:value-type="float">
            <text:p>0</text:p>
          </table:table-cell>
          <table:table-cell/>
          <table:table-cell office:value-type="float" office:value="105121334554032" calcext:value-type="float">
            <text:p>105121334554032</text:p>
          </table:table-cell>
          <table:table-cell office:value-type="float" office:value="105694322160237" calcext:value-type="float">
            <text:p>105694322160237</text:p>
          </table:table-cell>
          <table:table-cell table:formula="of:=[.F38]-[.E38]+1" office:value-type="float" office:value="572987606206" calcext:value-type="float">
            <text:p>572987606206</text:p>
          </table:table-cell>
          <table:table-cell table:number-columns-repeated="4"/>
        </table:table-row>
        <table:table-row table:style-name="ro1">
          <table:table-cell office:value-type="float" office:value="106091441510522" calcext:value-type="float">
            <text:p>106091441510522</text:p>
          </table:table-cell>
          <table:table-cell office:value-type="float" office:value="106711332354283" calcext:value-type="float">
            <text:p>106711332354283</text:p>
          </table:table-cell>
          <table:table-cell table:formula="of:=IF([.A40]-[.B39]&lt;=0;1;0)" office:value-type="float" office:value="0" calcext:value-type="float">
            <text:p>0</text:p>
          </table:table-cell>
          <table:table-cell/>
          <table:table-cell office:value-type="float" office:value="106091441510522" calcext:value-type="float">
            <text:p>106091441510522</text:p>
          </table:table-cell>
          <table:table-cell office:value-type="float" office:value="106711332354283" calcext:value-type="float">
            <text:p>106711332354283</text:p>
          </table:table-cell>
          <table:table-cell table:formula="of:=[.F39]-[.E39]+1" office:value-type="float" office:value="619890843762" calcext:value-type="float">
            <text:p>619890843762</text:p>
          </table:table-cell>
          <table:table-cell table:number-columns-repeated="4"/>
        </table:table-row>
        <table:table-row table:style-name="ro1">
          <table:table-cell office:value-type="float" office:value="107611051822203" calcext:value-type="float">
            <text:p>107611051822203</text:p>
          </table:table-cell>
          <table:table-cell office:value-type="float" office:value="107910444542181" calcext:value-type="float">
            <text:p>107910444542181</text:p>
          </table:table-cell>
          <table:table-cell table:formula="of:=IF([.A41]-[.B40]&lt;=0;1;0)" office:value-type="float" office:value="1" calcext:value-type="float">
            <text:p>1</text:p>
          </table:table-cell>
          <table:table-cell/>
          <table:table-cell office:value-type="float" office:value="107611051822203" calcext:value-type="float">
            <text:p>107611051822203</text:p>
          </table:table-cell>
          <table:table-cell office:value-type="float" office:value="108913537716846" calcext:value-type="float">
            <text:p>108913537716846</text:p>
          </table:table-cell>
          <table:table-cell table:formula="of:=[.F40]-[.E40]+1" office:value-type="float" office:value="1302485894644" calcext:value-type="float">
            <text:p>1302485894644</text:p>
          </table:table-cell>
          <table:table-cell table:number-columns-repeated="4"/>
        </table:table-row>
        <table:table-row table:style-name="ro1">
          <table:table-cell office:value-type="float" office:value="107910444542181" calcext:value-type="float">
            <text:p>107910444542181</text:p>
          </table:table-cell>
          <table:table-cell office:value-type="float" office:value="108758989044766" calcext:value-type="float">
            <text:p>108758989044766</text:p>
          </table:table-cell>
          <table:table-cell table:formula="of:=IF([.A42]-[.B41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8758989044766" calcext:value-type="float">
            <text:p>108758989044766</text:p>
          </table:table-cell>
          <table:table-cell office:value-type="float" office:value="108913537716846" calcext:value-type="float">
            <text:p>108913537716846</text:p>
          </table:table-cell>
          <table:table-cell table:formula="of:=IF([.A43]-[.B42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260782149885" calcext:value-type="float">
            <text:p>109260782149885</text:p>
          </table:table-cell>
          <table:table-cell office:value-type="float" office:value="109617370216541" calcext:value-type="float">
            <text:p>109617370216541</text:p>
          </table:table-cell>
          <table:table-cell table:formula="of:=IF([.A44]-[.B43]&lt;=0;1;0)" office:value-type="float" office:value="1" calcext:value-type="float">
            <text:p>1</text:p>
          </table:table-cell>
          <table:table-cell/>
          <table:table-cell office:value-type="float" office:value="109260782149885" calcext:value-type="float">
            <text:p>109260782149885</text:p>
          </table:table-cell>
          <table:table-cell office:value-type="float" office:value="109878838468670" calcext:value-type="float">
            <text:p>109878838468670</text:p>
          </table:table-cell>
          <table:table-cell table:formula="of:=[.F43]-[.E43]+1" office:value-type="float" office:value="618056318786" calcext:value-type="float">
            <text:p>618056318786</text:p>
          </table:table-cell>
          <table:table-cell table:number-columns-repeated="4"/>
        </table:table-row>
        <table:table-row table:style-name="ro1">
          <table:table-cell office:value-type="float" office:value="109260782149885" calcext:value-type="float">
            <text:p>109260782149885</text:p>
          </table:table-cell>
          <table:table-cell office:value-type="float" office:value="109878838468670" calcext:value-type="float">
            <text:p>109878838468670</text:p>
          </table:table-cell>
          <table:table-cell table:formula="of:=IF([.A45]-[.B44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420289168162" calcext:value-type="float">
            <text:p>112420289168162</text:p>
          </table:table-cell>
          <table:table-cell office:value-type="float" office:value="116527662920280" calcext:value-type="float">
            <text:p>116527662920280</text:p>
          </table:table-cell>
          <table:table-cell table:formula="of:=IF([.A46]-[.B45]&lt;=0;1;0)" office:value-type="float" office:value="1" calcext:value-type="float">
            <text:p>1</text:p>
          </table:table-cell>
          <table:table-cell/>
          <table:table-cell office:value-type="float" office:value="112420289168162" calcext:value-type="float">
            <text:p>112420289168162</text:p>
          </table:table-cell>
          <table:table-cell office:value-type="float" office:value="116527662920280" calcext:value-type="float">
            <text:p>116527662920280</text:p>
          </table:table-cell>
          <table:table-cell table:formula="of:=[.F45]-[.E45]+1" office:value-type="float" office:value="4107373752119" calcext:value-type="float">
            <text:p>4107373752119</text:p>
          </table:table-cell>
          <table:table-cell table:number-columns-repeated="4"/>
        </table:table-row>
        <table:table-row table:style-name="ro1">
          <table:table-cell office:value-type="float" office:value="112420289168162" calcext:value-type="float">
            <text:p>112420289168162</text:p>
          </table:table-cell>
          <table:table-cell office:value-type="float" office:value="116527662920280" calcext:value-type="float">
            <text:p>116527662920280</text:p>
          </table:table-cell>
          <table:table-cell table:formula="of:=IF([.A47]-[.B46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1021350183766" calcext:value-type="float">
            <text:p>121021350183766</text:p>
          </table:table-cell>
          <table:table-cell office:value-type="float" office:value="124970724723282" calcext:value-type="float">
            <text:p>124970724723282</text:p>
          </table:table-cell>
          <table:table-cell table:formula="of:=IF([.A48]-[.B47]&lt;=0;1;0)" office:value-type="float" office:value="0" calcext:value-type="float">
            <text:p>0</text:p>
          </table:table-cell>
          <table:table-cell/>
          <table:table-cell office:value-type="float" office:value="121021350183766" calcext:value-type="float">
            <text:p>121021350183766</text:p>
          </table:table-cell>
          <table:table-cell office:value-type="float" office:value="124970724723282" calcext:value-type="float">
            <text:p>124970724723282</text:p>
          </table:table-cell>
          <table:table-cell table:formula="of:=[.F47]-[.E47]+1" office:value-type="float" office:value="3949374539517" calcext:value-type="float">
            <text:p>3949374539517</text:p>
          </table:table-cell>
          <table:table-cell table:number-columns-repeated="4"/>
        </table:table-row>
        <table:table-row table:style-name="ro1">
          <table:table-cell office:value-type="float" office:value="124970724723283" calcext:value-type="float">
            <text:p>124970724723283</text:p>
          </table:table-cell>
          <table:table-cell office:value-type="float" office:value="128402216224601" calcext:value-type="float">
            <text:p>128402216224601</text:p>
          </table:table-cell>
          <table:table-cell table:formula="of:=IF([.A49]-[.B48]&lt;=0;1;0)" office:value-type="float" office:value="0" calcext:value-type="float">
            <text:p>0</text:p>
          </table:table-cell>
          <table:table-cell/>
          <table:table-cell office:value-type="float" office:value="124970724723283" calcext:value-type="float">
            <text:p>124970724723283</text:p>
          </table:table-cell>
          <table:table-cell office:value-type="float" office:value="128402216224601" calcext:value-type="float">
            <text:p>128402216224601</text:p>
          </table:table-cell>
          <table:table-cell table:formula="of:=[.F48]-[.E48]+1" office:value-type="float" office:value="3431491501319" calcext:value-type="float">
            <text:p>343149150131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2181665511921" calcext:value-type="float">
            <text:p>132181665511921</text:p>
          </table:table-cell>
          <table:table-cell table:formula="of:=IF([.A50]-[.B49]&lt;=0;1;0)" office:value-type="float" office:value="0" calcext:value-type="float">
            <text:p>0</text:p>
          </table:table-cell>
          <table:table-cell/>
          <table:table-cell table:number-columns-repeated="2" office:value-type="float" office:value="132181665511921" calcext:value-type="float">
            <text:p>132181665511921</text:p>
          </table:table-cell>
          <table:table-cell table:formula="of:=[.F49]-[.E49]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2181665511922" calcext:value-type="float">
            <text:p>132181665511922</text:p>
          </table:table-cell>
          <table:table-cell office:value-type="float" office:value="138200691289156" calcext:value-type="float">
            <text:p>138200691289156</text:p>
          </table:table-cell>
          <table:table-cell table:formula="of:=IF([.A51]-[.B50]&lt;=0;1;0)" office:value-type="float" office:value="0" calcext:value-type="float">
            <text:p>0</text:p>
          </table:table-cell>
          <table:table-cell/>
          <table:table-cell office:value-type="float" office:value="132181665511922" calcext:value-type="float">
            <text:p>132181665511922</text:p>
          </table:table-cell>
          <table:table-cell office:value-type="float" office:value="138200691289156" calcext:value-type="float">
            <text:p>138200691289156</text:p>
          </table:table-cell>
          <table:table-cell table:formula="of:=[.F50]-[.E50]+1" office:value-type="float" office:value="6019025777235" calcext:value-type="float">
            <text:p>6019025777235</text:p>
          </table:table-cell>
          <table:table-cell table:number-columns-repeated="4"/>
        </table:table-row>
        <table:table-row table:style-name="ro1">
          <table:table-cell office:value-type="float" office:value="141081783359266" calcext:value-type="float">
            <text:p>141081783359266</text:p>
          </table:table-cell>
          <table:table-cell office:value-type="float" office:value="145718975793307" calcext:value-type="float">
            <text:p>145718975793307</text:p>
          </table:table-cell>
          <table:table-cell table:formula="of:=IF([.A52]-[.B51]&lt;=0;1;0)" office:value-type="float" office:value="0" calcext:value-type="float">
            <text:p>0</text:p>
          </table:table-cell>
          <table:table-cell/>
          <table:table-cell office:value-type="float" office:value="141081783359266" calcext:value-type="float">
            <text:p>141081783359266</text:p>
          </table:table-cell>
          <table:table-cell office:value-type="float" office:value="145718975793307" calcext:value-type="float">
            <text:p>145718975793307</text:p>
          </table:table-cell>
          <table:table-cell table:formula="of:=[.F51]-[.E51]+1" office:value-type="float" office:value="4637192434042" calcext:value-type="float">
            <text:p>4637192434042</text:p>
          </table:table-cell>
          <table:table-cell table:number-columns-repeated="4"/>
        </table:table-row>
        <table:table-row table:style-name="ro1">
          <table:table-cell office:value-type="float" office:value="145718975793308" calcext:value-type="float">
            <text:p>145718975793308</text:p>
          </table:table-cell>
          <table:table-cell office:value-type="float" office:value="148045006791963" calcext:value-type="float">
            <text:p>148045006791963</text:p>
          </table:table-cell>
          <table:table-cell table:formula="of:=IF([.A53]-[.B52]&lt;=0;1;0)" office:value-type="float" office:value="0" calcext:value-type="float">
            <text:p>0</text:p>
          </table:table-cell>
          <table:table-cell/>
          <table:table-cell office:value-type="float" office:value="145718975793308" calcext:value-type="float">
            <text:p>145718975793308</text:p>
          </table:table-cell>
          <table:table-cell office:value-type="float" office:value="148045006791963" calcext:value-type="float">
            <text:p>148045006791963</text:p>
          </table:table-cell>
          <table:table-cell table:formula="of:=[.F52]-[.E52]+1" office:value-type="float" office:value="2326030998656" calcext:value-type="float">
            <text:p>2326030998656</text:p>
          </table:table-cell>
          <table:table-cell table:number-columns-repeated="4"/>
        </table:table-row>
        <table:table-row table:style-name="ro1">
          <table:table-cell office:value-type="float" office:value="153513770178181" calcext:value-type="float">
            <text:p>153513770178181</text:p>
          </table:table-cell>
          <table:table-cell office:value-type="float" office:value="159388744093090" calcext:value-type="float">
            <text:p>159388744093090</text:p>
          </table:table-cell>
          <table:table-cell table:formula="of:=IF([.A54]-[.B53]&lt;=0;1;0)" office:value-type="float" office:value="1" calcext:value-type="float">
            <text:p>1</text:p>
          </table:table-cell>
          <table:table-cell/>
          <table:table-cell office:value-type="float" office:value="153513770178181" calcext:value-type="float">
            <text:p>153513770178181</text:p>
          </table:table-cell>
          <table:table-cell office:value-type="float" office:value="159388744093090" calcext:value-type="float">
            <text:p>159388744093090</text:p>
          </table:table-cell>
          <table:table-cell table:formula="of:=[.F53]-[.E53]+1" office:value-type="float" office:value="5874973914910" calcext:value-type="float">
            <text:p>5874973914910</text:p>
          </table:table-cell>
          <table:table-cell table:number-columns-repeated="4"/>
        </table:table-row>
        <table:table-row table:style-name="ro1">
          <table:table-cell office:value-type="float" office:value="156222751620993" calcext:value-type="float">
            <text:p>156222751620993</text:p>
          </table:table-cell>
          <table:table-cell office:value-type="float" office:value="159388744093090" calcext:value-type="float">
            <text:p>159388744093090</text:p>
          </table:table-cell>
          <table:table-cell table:formula="of:=IF([.A55]-[.B54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62057980455184" calcext:value-type="float">
            <text:p>162057980455184</text:p>
          </table:table-cell>
          <table:table-cell table:formula="of:=IF([.A56]-[.B55]&lt;=0;1;0)" office:value-type="float" office:value="1" calcext:value-type="float">
            <text:p>1</text:p>
          </table:table-cell>
          <table:table-cell/>
          <table:table-cell office:value-type="float" office:value="162057980455184" calcext:value-type="float">
            <text:p>162057980455184</text:p>
          </table:table-cell>
          <table:table-cell office:value-type="float" office:value="166552204500541" calcext:value-type="float">
            <text:p>166552204500541</text:p>
          </table:table-cell>
          <table:table-cell table:formula="of:=[.F55]-[.E55]+1" office:value-type="float" office:value="4494224045358" calcext:value-type="float">
            <text:p>4494224045358</text:p>
          </table:table-cell>
          <table:table-cell table:number-columns-repeated="4"/>
        </table:table-row>
        <table:table-row table:style-name="ro1">
          <table:table-cell office:value-type="float" office:value="162057980455184" calcext:value-type="float">
            <text:p>162057980455184</text:p>
          </table:table-cell>
          <table:table-cell office:value-type="float" office:value="166552204500541" calcext:value-type="float">
            <text:p>166552204500541</text:p>
          </table:table-cell>
          <table:table-cell table:formula="of:=IF([.A57]-[.B56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2402346265457" calcext:value-type="float">
            <text:p>172402346265457</text:p>
          </table:table-cell>
          <table:table-cell office:value-type="float" office:value="176998982095232" calcext:value-type="float">
            <text:p>176998982095232</text:p>
          </table:table-cell>
          <table:table-cell table:formula="of:=IF([.A58]-[.B57]&lt;=0;1;0)" office:value-type="float" office:value="1" calcext:value-type="float">
            <text:p>1</text:p>
          </table:table-cell>
          <table:table-cell/>
          <table:table-cell office:value-type="float" office:value="172402346265457" calcext:value-type="float">
            <text:p>172402346265457</text:p>
          </table:table-cell>
          <table:table-cell office:value-type="float" office:value="179674064572918" calcext:value-type="float">
            <text:p>179674064572918</text:p>
          </table:table-cell>
          <table:table-cell table:formula="of:=[.F57]-[.E57]+1" office:value-type="float" office:value="7271718307462" calcext:value-type="float">
            <text:p>7271718307462</text:p>
          </table:table-cell>
          <table:table-cell table:number-columns-repeated="4"/>
        </table:table-row>
        <table:table-row table:style-name="ro1">
          <table:table-cell office:value-type="float" office:value="173797958505398" calcext:value-type="float">
            <text:p>173797958505398</text:p>
          </table:table-cell>
          <table:table-cell office:value-type="float" office:value="179674064572918" calcext:value-type="float">
            <text:p>179674064572918</text:p>
          </table:table-cell>
          <table:table-cell table:formula="of:=IF([.A59]-[.B58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83361395784713" calcext:value-type="float">
            <text:p>183361395784713</text:p>
          </table:table-cell>
          <table:table-cell office:value-type="float" office:value="188030623150344" calcext:value-type="float">
            <text:p>188030623150344</text:p>
          </table:table-cell>
          <table:table-cell table:formula="of:=IF([.A60]-[.B59]&lt;=0;1;0)" office:value-type="float" office:value="1" calcext:value-type="float">
            <text:p>1</text:p>
          </table:table-cell>
          <table:table-cell/>
          <table:table-cell office:value-type="float" office:value="183361395784713" calcext:value-type="float">
            <text:p>183361395784713</text:p>
          </table:table-cell>
          <table:table-cell office:value-type="float" office:value="188030623150344" calcext:value-type="float">
            <text:p>188030623150344</text:p>
          </table:table-cell>
          <table:table-cell table:formula="of:=[.F59]-[.E59]+1" office:value-type="float" office:value="4669227365632" calcext:value-type="float">
            <text:p>4669227365632</text:p>
          </table:table-cell>
          <table:table-cell table:number-columns-repeated="4"/>
        </table:table-row>
        <table:table-row table:style-name="ro1">
          <table:table-cell office:value-type="float" office:value="183361395784713" calcext:value-type="float">
            <text:p>183361395784713</text:p>
          </table:table-cell>
          <table:table-cell office:value-type="float" office:value="188030623150344" calcext:value-type="float">
            <text:p>188030623150344</text:p>
          </table:table-cell>
          <table:table-cell table:formula="of:=IF([.A61]-[.B60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92595356650067" calcext:value-type="float">
            <text:p>192595356650067</text:p>
          </table:table-cell>
          <table:table-cell office:value-type="float" office:value="196569386910890" calcext:value-type="float">
            <text:p>196569386910890</text:p>
          </table:table-cell>
          <table:table-cell table:formula="of:=IF([.A62]-[.B61]&lt;=0;1;0)" office:value-type="float" office:value="0" calcext:value-type="float">
            <text:p>0</text:p>
          </table:table-cell>
          <table:table-cell/>
          <table:table-cell office:value-type="float" office:value="192595356650067" calcext:value-type="float">
            <text:p>192595356650067</text:p>
          </table:table-cell>
          <table:table-cell office:value-type="float" office:value="196569386910890" calcext:value-type="float">
            <text:p>196569386910890</text:p>
          </table:table-cell>
          <table:table-cell table:formula="of:=[.F61]-[.E61]+1" office:value-type="float" office:value="3974030260824" calcext:value-type="float">
            <text:p>397403026082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96569386910891" calcext:value-type="float">
            <text:p>196569386910891</text:p>
          </table:table-cell>
          <table:table-cell table:formula="of:=IF([.A63]-[.B62]&lt;=0;1;0)" office:value-type="float" office:value="0" calcext:value-type="float">
            <text:p>0</text:p>
          </table:table-cell>
          <table:table-cell/>
          <table:table-cell table:number-columns-repeated="2" office:value-type="float" office:value="196569386910891" calcext:value-type="float">
            <text:p>196569386910891</text:p>
          </table:table-cell>
          <table:table-cell table:formula="of:=[.F62]-[.E62]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2375944552301" calcext:value-type="float">
            <text:p>202375944552301</text:p>
          </table:table-cell>
          <table:table-cell office:value-type="float" office:value="205876396954042" calcext:value-type="float">
            <text:p>205876396954042</text:p>
          </table:table-cell>
          <table:table-cell table:formula="of:=IF([.A64]-[.B63]&lt;=0;1;0)" office:value-type="float" office:value="0" calcext:value-type="float">
            <text:p>0</text:p>
          </table:table-cell>
          <table:table-cell/>
          <table:table-cell office:value-type="float" office:value="202375944552301" calcext:value-type="float">
            <text:p>202375944552301</text:p>
          </table:table-cell>
          <table:table-cell office:value-type="float" office:value="205876396954042" calcext:value-type="float">
            <text:p>205876396954042</text:p>
          </table:table-cell>
          <table:table-cell table:formula="of:=[.F63]-[.E63]+1" office:value-type="float" office:value="3500452401742" calcext:value-type="float">
            <text:p>3500452401742</text:p>
          </table:table-cell>
          <table:table-cell table:number-columns-repeated="4"/>
        </table:table-row>
        <table:table-row table:style-name="ro1">
          <table:table-cell office:value-type="float" office:value="205876396954044" calcext:value-type="float">
            <text:p>205876396954044</text:p>
          </table:table-cell>
          <table:table-cell office:value-type="float" office:value="210144966664137" calcext:value-type="float">
            <text:p>210144966664137</text:p>
          </table:table-cell>
          <table:table-cell table:formula="of:=IF([.A65]-[.B64]&lt;=0;1;0)" office:value-type="float" office:value="0" calcext:value-type="float">
            <text:p>0</text:p>
          </table:table-cell>
          <table:table-cell/>
          <table:table-cell office:value-type="float" office:value="205876396954044" calcext:value-type="float">
            <text:p>205876396954044</text:p>
          </table:table-cell>
          <table:table-cell office:value-type="float" office:value="210144966664137" calcext:value-type="float">
            <text:p>210144966664137</text:p>
          </table:table-cell>
          <table:table-cell table:formula="of:=[.F64]-[.E64]+1" office:value-type="float" office:value="4268569710094" calcext:value-type="float">
            <text:p>4268569710094</text:p>
          </table:table-cell>
          <table:table-cell table:number-columns-repeated="4"/>
        </table:table-row>
        <table:table-row table:style-name="ro1">
          <table:table-cell office:value-type="float" office:value="214639120715572" calcext:value-type="float">
            <text:p>214639120715572</text:p>
          </table:table-cell>
          <table:table-cell office:value-type="float" office:value="217292118959603" calcext:value-type="float">
            <text:p>217292118959603</text:p>
          </table:table-cell>
          <table:table-cell table:formula="of:=IF([.A66]-[.B65]&lt;=0;1;0)" office:value-type="float" office:value="1" calcext:value-type="float">
            <text:p>1</text:p>
          </table:table-cell>
          <table:table-cell/>
          <table:table-cell office:value-type="float" office:value="214639120715572" calcext:value-type="float">
            <text:p>214639120715572</text:p>
          </table:table-cell>
          <table:table-cell office:value-type="float" office:value="217292118959603" calcext:value-type="float">
            <text:p>217292118959603</text:p>
          </table:table-cell>
          <table:table-cell table:formula="of:=[.F65]-[.E65]+1" office:value-type="float" office:value="2652998244032" calcext:value-type="float">
            <text:p>265299824403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17292118959603" calcext:value-type="float">
            <text:p>217292118959603</text:p>
          </table:table-cell>
          <table:table-cell table:formula="of:=IF([.A67]-[.B66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1541465544016" calcext:value-type="float">
            <text:p>221541465544016</text:p>
          </table:table-cell>
          <table:table-cell office:value-type="float" office:value="224062930385509" calcext:value-type="float">
            <text:p>224062930385509</text:p>
          </table:table-cell>
          <table:table-cell table:formula="of:=IF([.A68]-[.B67]&lt;=0;1;0)" office:value-type="float" office:value="1" calcext:value-type="float">
            <text:p>1</text:p>
          </table:table-cell>
          <table:table-cell/>
          <table:table-cell office:value-type="float" office:value="221541465544016" calcext:value-type="float">
            <text:p>221541465544016</text:p>
          </table:table-cell>
          <table:table-cell office:value-type="float" office:value="231101013122918" calcext:value-type="float">
            <text:p>231101013122918</text:p>
          </table:table-cell>
          <table:table-cell table:formula="of:=[.F67]-[.E67]+1" office:value-type="float" office:value="9559547578903" calcext:value-type="float">
            <text:p>9559547578903</text:p>
          </table:table-cell>
          <table:table-cell table:number-columns-repeated="4"/>
        </table:table-row>
        <table:table-row table:style-name="ro1">
          <table:table-cell office:value-type="float" office:value="222969155742602" calcext:value-type="float">
            <text:p>222969155742602</text:p>
          </table:table-cell>
          <table:table-cell office:value-type="float" office:value="225638060856634" calcext:value-type="float">
            <text:p>225638060856634</text:p>
          </table:table-cell>
          <table:table-cell table:formula="of:=IF([.A69]-[.B68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4683487928091" calcext:value-type="float">
            <text:p>224683487928091</text:p>
          </table:table-cell>
          <table:table-cell office:value-type="float" office:value="227618634803051" calcext:value-type="float">
            <text:p>227618634803051</text:p>
          </table:table-cell>
          <table:table-cell table:formula="of:=IF([.A70]-[.B69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6389362327271" calcext:value-type="float">
            <text:p>226389362327271</text:p>
          </table:table-cell>
          <table:table-cell office:value-type="float" office:value="229284272609470" calcext:value-type="float">
            <text:p>229284272609470</text:p>
          </table:table-cell>
          <table:table-cell table:formula="of:=IF([.A71]-[.B70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8055191796001" calcext:value-type="float">
            <text:p>228055191796001</text:p>
          </table:table-cell>
          <table:table-cell office:value-type="float" office:value="231101013122918" calcext:value-type="float">
            <text:p>231101013122918</text:p>
          </table:table-cell>
          <table:table-cell table:formula="of:=IF([.A72]-[.B71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31657373363274" calcext:value-type="float">
            <text:p>231657373363274</text:p>
          </table:table-cell>
          <table:table-cell office:value-type="float" office:value="232299388189513" calcext:value-type="float">
            <text:p>232299388189513</text:p>
          </table:table-cell>
          <table:table-cell table:formula="of:=IF([.A73]-[.B72]&lt;=0;1;0)" office:value-type="float" office:value="0" calcext:value-type="float">
            <text:p>0</text:p>
          </table:table-cell>
          <table:table-cell/>
          <table:table-cell office:value-type="float" office:value="231657373363274" calcext:value-type="float">
            <text:p>231657373363274</text:p>
          </table:table-cell>
          <table:table-cell office:value-type="float" office:value="232299388189513" calcext:value-type="float">
            <text:p>232299388189513</text:p>
          </table:table-cell>
          <table:table-cell table:formula="of:=[.F72]-[.E72]+1" office:value-type="float" office:value="642014826240" calcext:value-type="float">
            <text:p>642014826240</text:p>
          </table:table-cell>
          <table:table-cell table:number-columns-repeated="4"/>
        </table:table-row>
        <table:table-row table:style-name="ro1">
          <table:table-cell office:value-type="float" office:value="233819611497066" calcext:value-type="float">
            <text:p>233819611497066</text:p>
          </table:table-cell>
          <table:table-cell office:value-type="float" office:value="234572239483835" calcext:value-type="float">
            <text:p>234572239483835</text:p>
          </table:table-cell>
          <table:table-cell table:formula="of:=IF([.A74]-[.B73]&lt;=0;1;0)" office:value-type="float" office:value="1" calcext:value-type="float">
            <text:p>1</text:p>
          </table:table-cell>
          <table:table-cell/>
          <table:table-cell office:value-type="float" office:value="233819611497066" calcext:value-type="float">
            <text:p>233819611497066</text:p>
          </table:table-cell>
          <table:table-cell office:value-type="float" office:value="235314077363408" calcext:value-type="float">
            <text:p>235314077363408</text:p>
          </table:table-cell>
          <table:table-cell table:formula="of:=[.F73]-[.E73]+1" office:value-type="float" office:value="1494465866343" calcext:value-type="float">
            <text:p>1494465866343</text:p>
          </table:table-cell>
          <table:table-cell table:number-columns-repeated="4"/>
        </table:table-row>
        <table:table-row table:style-name="ro1">
          <table:table-cell office:value-type="float" office:value="234117168441687" calcext:value-type="float">
            <text:p>234117168441687</text:p>
          </table:table-cell>
          <table:table-cell office:value-type="float" office:value="234846741281996" calcext:value-type="float">
            <text:p>234846741281996</text:p>
          </table:table-cell>
          <table:table-cell table:formula="of:=IF([.A75]-[.B74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4572239483835" calcext:value-type="float">
            <text:p>234572239483835</text:p>
          </table:table-cell>
          <table:table-cell office:value-type="float" office:value="235042869991585" calcext:value-type="float">
            <text:p>235042869991585</text:p>
          </table:table-cell>
          <table:table-cell table:formula="of:=IF([.A76]-[.B75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4572239483835" calcext:value-type="float">
            <text:p>234572239483835</text:p>
          </table:table-cell>
          <table:table-cell office:value-type="float" office:value="234846741281996" calcext:value-type="float">
            <text:p>234846741281996</text:p>
          </table:table-cell>
          <table:table-cell table:formula="of:=IF([.A77]-[.B76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4572239483835" calcext:value-type="float">
            <text:p>234572239483835</text:p>
          </table:table-cell>
          <table:table-cell office:value-type="float" office:value="234846741281996" calcext:value-type="float">
            <text:p>234846741281996</text:p>
          </table:table-cell>
          <table:table-cell table:formula="of:=IF([.A78]-[.B77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4846741281996" calcext:value-type="float">
            <text:p>234846741281996</text:p>
          </table:table-cell>
          <table:table-cell office:value-type="float" office:value="235042869991585" calcext:value-type="float">
            <text:p>235042869991585</text:p>
          </table:table-cell>
          <table:table-cell table:formula="of:=IF([.A79]-[.B78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4846741281996" calcext:value-type="float">
            <text:p>234846741281996</text:p>
          </table:table-cell>
          <table:table-cell office:value-type="float" office:value="235314077363408" calcext:value-type="float">
            <text:p>235314077363408</text:p>
          </table:table-cell>
          <table:table-cell table:formula="of:=IF([.A80]-[.B79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36568021831276" calcext:value-type="float">
            <text:p>236568021831276</text:p>
          </table:table-cell>
          <table:table-cell office:value-type="float" office:value="236829206791775" calcext:value-type="float">
            <text:p>236829206791775</text:p>
          </table:table-cell>
          <table:table-cell table:formula="of:=IF([.A81]-[.B80]&lt;=0;1;0)" office:value-type="float" office:value="1" calcext:value-type="float">
            <text:p>1</text:p>
          </table:table-cell>
          <table:table-cell/>
          <table:table-cell office:value-type="float" office:value="236568021831276" calcext:value-type="float">
            <text:p>236568021831276</text:p>
          </table:table-cell>
          <table:table-cell office:value-type="float" office:value="237714369832544" calcext:value-type="float">
            <text:p>237714369832544</text:p>
          </table:table-cell>
          <table:table-cell table:formula="of:=[.F80]-[.E80]+1" office:value-type="float" office:value="1146348001269" calcext:value-type="float">
            <text:p>1146348001269</text:p>
          </table:table-cell>
          <table:table-cell table:number-columns-repeated="4"/>
        </table:table-row>
        <table:table-row table:style-name="ro1">
          <table:table-cell office:value-type="float" office:value="236829206791775" calcext:value-type="float">
            <text:p>236829206791775</text:p>
          </table:table-cell>
          <table:table-cell office:value-type="float" office:value="237714369832544" calcext:value-type="float">
            <text:p>237714369832544</text:p>
          </table:table-cell>
          <table:table-cell table:formula="of:=IF([.A82]-[.B81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6829206791775" calcext:value-type="float">
            <text:p>236829206791775</text:p>
          </table:table-cell>
          <table:table-cell office:value-type="float" office:value="237203447687038" calcext:value-type="float">
            <text:p>237203447687038</text:p>
          </table:table-cell>
          <table:table-cell table:formula="of:=IF([.A83]-[.B82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7203447687038" calcext:value-type="float">
            <text:p>237203447687038</text:p>
          </table:table-cell>
          <table:table-cell office:value-type="float" office:value="237402810674156" calcext:value-type="float">
            <text:p>237402810674156</text:p>
          </table:table-cell>
          <table:table-cell table:formula="of:=IF([.A84]-[.B83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38169643361847" calcext:value-type="float">
            <text:p>238169643361847</text:p>
          </table:table-cell>
          <table:table-cell office:value-type="float" office:value="238936670811391" calcext:value-type="float">
            <text:p>238936670811391</text:p>
          </table:table-cell>
          <table:table-cell table:formula="of:=IF([.A85]-[.B84]&lt;=0;1;0)" office:value-type="float" office:value="1" calcext:value-type="float">
            <text:p>1</text:p>
          </table:table-cell>
          <table:table-cell/>
          <table:table-cell office:value-type="float" office:value="238169643361847" calcext:value-type="float">
            <text:p>238169643361847</text:p>
          </table:table-cell>
          <table:table-cell office:value-type="float" office:value="239132802883773" calcext:value-type="float">
            <text:p>239132802883773</text:p>
          </table:table-cell>
          <table:table-cell table:formula="of:=[.F84]-[.E84]+1" office:value-type="float" office:value="963159521927" calcext:value-type="float">
            <text:p>963159521927</text:p>
          </table:table-cell>
          <table:table-cell table:number-columns-repeated="4"/>
        </table:table-row>
        <table:table-row table:style-name="ro1">
          <table:table-cell office:value-type="float" office:value="238169643361847" calcext:value-type="float">
            <text:p>238169643361847</text:p>
          </table:table-cell>
          <table:table-cell office:value-type="float" office:value="238936670811391" calcext:value-type="float">
            <text:p>238936670811391</text:p>
          </table:table-cell>
          <table:table-cell table:formula="of:=IF([.A86]-[.B85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8416665356049" calcext:value-type="float">
            <text:p>238416665356049</text:p>
          </table:table-cell>
          <table:table-cell office:value-type="float" office:value="239132802883773" calcext:value-type="float">
            <text:p>239132802883773</text:p>
          </table:table-cell>
          <table:table-cell table:formula="of:=IF([.A87]-[.B86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39367763196823" calcext:value-type="float">
            <text:p>239367763196823</text:p>
          </table:table-cell>
          <table:table-cell office:value-type="float" office:value="239713421994880" calcext:value-type="float">
            <text:p>239713421994880</text:p>
          </table:table-cell>
          <table:table-cell table:formula="of:=IF([.A88]-[.B87]&lt;=0;1;0)" office:value-type="float" office:value="1" calcext:value-type="float">
            <text:p>1</text:p>
          </table:table-cell>
          <table:table-cell/>
          <table:table-cell office:value-type="float" office:value="239367763196823" calcext:value-type="float">
            <text:p>239367763196823</text:p>
          </table:table-cell>
          <table:table-cell office:value-type="float" office:value="240154915373051" calcext:value-type="float">
            <text:p>240154915373051</text:p>
          </table:table-cell>
          <table:table-cell table:formula="of:=[.F87]-[.E87]+1" office:value-type="float" office:value="787152176229" calcext:value-type="float">
            <text:p>787152176229</text:p>
          </table:table-cell>
          <table:table-cell table:number-columns-repeated="4"/>
        </table:table-row>
        <table:table-row table:style-name="ro1">
          <table:table-cell office:value-type="float" office:value="239713421994880" calcext:value-type="float">
            <text:p>239713421994880</text:p>
          </table:table-cell>
          <table:table-cell office:value-type="float" office:value="240154915373051" calcext:value-type="float">
            <text:p>240154915373051</text:p>
          </table:table-cell>
          <table:table-cell table:formula="of:=IF([.A89]-[.B88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44526288084415" calcext:value-type="float">
            <text:p>244526288084415</text:p>
          </table:table-cell>
          <table:table-cell table:formula="of:=IF([.A90]-[.B89]&lt;=0;1;0)" office:value-type="float" office:value="0" calcext:value-type="float">
            <text:p>0</text:p>
          </table:table-cell>
          <table:table-cell/>
          <table:table-cell table:number-columns-repeated="2" office:value-type="float" office:value="244526288084415" calcext:value-type="float">
            <text:p>244526288084415</text:p>
          </table:table-cell>
          <table:table-cell table:formula="of:=[.F89]-[.E89]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4526288084416" calcext:value-type="float">
            <text:p>244526288084416</text:p>
          </table:table-cell>
          <table:table-cell office:value-type="float" office:value="246901292266192" calcext:value-type="float">
            <text:p>246901292266192</text:p>
          </table:table-cell>
          <table:table-cell table:formula="of:=IF([.A91]-[.B90]&lt;=0;1;0)" office:value-type="float" office:value="0" calcext:value-type="float">
            <text:p>0</text:p>
          </table:table-cell>
          <table:table-cell/>
          <table:table-cell office:value-type="float" office:value="244526288084416" calcext:value-type="float">
            <text:p>244526288084416</text:p>
          </table:table-cell>
          <table:table-cell office:value-type="float" office:value="246901292266192" calcext:value-type="float">
            <text:p>246901292266192</text:p>
          </table:table-cell>
          <table:table-cell table:formula="of:=[.F90]-[.E90]+1" office:value-type="float" office:value="2375004181777" calcext:value-type="float">
            <text:p>2375004181777</text:p>
          </table:table-cell>
          <table:table-cell table:number-columns-repeated="4"/>
        </table:table-row>
        <table:table-row table:style-name="ro1">
          <table:table-cell office:value-type="float" office:value="251847724431478" calcext:value-type="float">
            <text:p>251847724431478</text:p>
          </table:table-cell>
          <table:table-cell office:value-type="float" office:value="260294771091645" calcext:value-type="float">
            <text:p>260294771091645</text:p>
          </table:table-cell>
          <table:table-cell table:formula="of:=IF([.A92]-[.B91]&lt;=0;1;0)" office:value-type="float" office:value="0" calcext:value-type="float">
            <text:p>0</text:p>
          </table:table-cell>
          <table:table-cell/>
          <table:table-cell office:value-type="float" office:value="251847724431478" calcext:value-type="float">
            <text:p>251847724431478</text:p>
          </table:table-cell>
          <table:table-cell office:value-type="float" office:value="260294771091645" calcext:value-type="float">
            <text:p>260294771091645</text:p>
          </table:table-cell>
          <table:table-cell table:formula="of:=[.F91]-[.E91]+1" office:value-type="float" office:value="8447046660168" calcext:value-type="float">
            <text:p>8447046660168</text:p>
          </table:table-cell>
          <table:table-cell table:number-columns-repeated="4"/>
        </table:table-row>
        <table:table-row table:style-name="ro1">
          <table:table-cell office:value-type="float" office:value="263125201783110" calcext:value-type="float">
            <text:p>263125201783110</text:p>
          </table:table-cell>
          <table:table-cell office:value-type="float" office:value="266246779901745" calcext:value-type="float">
            <text:p>266246779901745</text:p>
          </table:table-cell>
          <table:table-cell table:formula="of:=IF([.A93]-[.B92]&lt;=0;1;0)" office:value-type="float" office:value="1" calcext:value-type="float">
            <text:p>1</text:p>
          </table:table-cell>
          <table:table-cell/>
          <table:table-cell office:value-type="float" office:value="263125201783110" calcext:value-type="float">
            <text:p>263125201783110</text:p>
          </table:table-cell>
          <table:table-cell office:value-type="float" office:value="271029930108700" calcext:value-type="float">
            <text:p>271029930108700</text:p>
          </table:table-cell>
          <table:table-cell table:formula="of:=[.F92]-[.E92]+1" office:value-type="float" office:value="7904728325591" calcext:value-type="float">
            <text:p>7904728325591</text:p>
          </table:table-cell>
          <table:table-cell table:number-columns-repeated="4"/>
        </table:table-row>
        <table:table-row table:style-name="ro1">
          <table:table-cell office:value-type="float" office:value="263125201783110" calcext:value-type="float">
            <text:p>263125201783110</text:p>
          </table:table-cell>
          <table:table-cell office:value-type="float" office:value="271029930108700" calcext:value-type="float">
            <text:p>271029930108700</text:p>
          </table:table-cell>
          <table:table-cell table:formula="of:=IF([.A94]-[.B93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73532980892752" calcext:value-type="float">
            <text:p>273532980892752</text:p>
          </table:table-cell>
          <table:table-cell office:value-type="float" office:value="279501514617625" calcext:value-type="float">
            <text:p>279501514617625</text:p>
          </table:table-cell>
          <table:table-cell table:formula="of:=IF([.A95]-[.B94]&lt;=0;1;0)" office:value-type="float" office:value="1" calcext:value-type="float">
            <text:p>1</text:p>
          </table:table-cell>
          <table:table-cell/>
          <table:table-cell office:value-type="float" office:value="273532980892752" calcext:value-type="float">
            <text:p>273532980892752</text:p>
          </table:table-cell>
          <table:table-cell office:value-type="float" office:value="279501514617625" calcext:value-type="float">
            <text:p>279501514617625</text:p>
          </table:table-cell>
          <table:table-cell table:formula="of:=[.F94]-[.E94]+1" office:value-type="float" office:value="5968533724874" calcext:value-type="float">
            <text:p>5968533724874</text:p>
          </table:table-cell>
          <table:table-cell table:number-columns-repeated="4"/>
        </table:table-row>
        <table:table-row table:style-name="ro1">
          <table:table-cell office:value-type="float" office:value="275797343985335" calcext:value-type="float">
            <text:p>275797343985335</text:p>
          </table:table-cell>
          <table:table-cell office:value-type="float" office:value="278057790214828" calcext:value-type="float">
            <text:p>278057790214828</text:p>
          </table:table-cell>
          <table:table-cell table:formula="of:=IF([.A96]-[.B95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82040764662818" calcext:value-type="float">
            <text:p>282040764662818</text:p>
          </table:table-cell>
          <table:table-cell office:value-type="float" office:value="289216319511713" calcext:value-type="float">
            <text:p>289216319511713</text:p>
          </table:table-cell>
          <table:table-cell table:formula="of:=IF([.A97]-[.B96]&lt;=0;1;0)" office:value-type="float" office:value="1" calcext:value-type="float">
            <text:p>1</text:p>
          </table:table-cell>
          <table:table-cell/>
          <table:table-cell office:value-type="float" office:value="282040764662818" calcext:value-type="float">
            <text:p>282040764662818</text:p>
          </table:table-cell>
          <table:table-cell office:value-type="float" office:value="289216319511713" calcext:value-type="float">
            <text:p>289216319511713</text:p>
          </table:table-cell>
          <table:table-cell table:formula="of:=[.F96]-[.E96]+1" office:value-type="float" office:value="7175554848896" calcext:value-type="float">
            <text:p>7175554848896</text:p>
          </table:table-cell>
          <table:table-cell table:number-columns-repeated="4"/>
        </table:table-row>
        <table:table-row table:style-name="ro1">
          <table:table-cell office:value-type="float" office:value="287555507941658" calcext:value-type="float">
            <text:p>287555507941658</text:p>
          </table:table-cell>
          <table:table-cell office:value-type="float" office:value="289216319511713" calcext:value-type="float">
            <text:p>289216319511713</text:p>
          </table:table-cell>
          <table:table-cell table:formula="of:=IF([.A98]-[.B97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91604185648252" calcext:value-type="float">
            <text:p>291604185648252</text:p>
          </table:table-cell>
          <table:table-cell office:value-type="float" office:value="293025329406781" calcext:value-type="float">
            <text:p>293025329406781</text:p>
          </table:table-cell>
          <table:table-cell table:formula="of:=IF([.A99]-[.B98]&lt;=0;1;0)" office:value-type="float" office:value="1" calcext:value-type="float">
            <text:p>1</text:p>
          </table:table-cell>
          <table:table-cell/>
          <table:table-cell office:value-type="float" office:value="291604185648252" calcext:value-type="float">
            <text:p>291604185648252</text:p>
          </table:table-cell>
          <table:table-cell office:value-type="float" office:value="301491744508326" calcext:value-type="float">
            <text:p>301491744508326</text:p>
          </table:table-cell>
          <table:table-cell table:formula="of:=[.F98]-[.E98]+1" office:value-type="float" office:value="9887558860075" calcext:value-type="float">
            <text:p>9887558860075</text:p>
          </table:table-cell>
          <table:table-cell table:number-columns-repeated="4"/>
        </table:table-row>
        <table:table-row table:style-name="ro1">
          <table:table-cell office:value-type="float" office:value="292672644929383" calcext:value-type="float">
            <text:p>292672644929383</text:p>
          </table:table-cell>
          <table:table-cell office:value-type="float" office:value="293887113798457" calcext:value-type="float">
            <text:p>293887113798457</text:p>
          </table:table-cell>
          <table:table-cell table:formula="of:=IF([.A100]-[.B99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3497932941391" calcext:value-type="float">
            <text:p>293497932941391</text:p>
          </table:table-cell>
          <table:table-cell office:value-type="float" office:value="294855901549666" calcext:value-type="float">
            <text:p>294855901549666</text:p>
          </table:table-cell>
          <table:table-cell table:formula="of:=IF([.A101]-[.B100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4649451849151" calcext:value-type="float">
            <text:p>294649451849151</text:p>
          </table:table-cell>
          <table:table-cell office:value-type="float" office:value="295989796806433" calcext:value-type="float">
            <text:p>295989796806433</text:p>
          </table:table-cell>
          <table:table-cell table:formula="of:=IF([.A102]-[.B101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5544212971961" calcext:value-type="float">
            <text:p>295544212971961</text:p>
          </table:table-cell>
          <table:table-cell office:value-type="float" office:value="296631956912466" calcext:value-type="float">
            <text:p>296631956912466</text:p>
          </table:table-cell>
          <table:table-cell table:formula="of:=IF([.A103]-[.B102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6271395259063" calcext:value-type="float">
            <text:p>296271395259063</text:p>
          </table:table-cell>
          <table:table-cell office:value-type="float" office:value="297703067613955" calcext:value-type="float">
            <text:p>297703067613955</text:p>
          </table:table-cell>
          <table:table-cell table:formula="of:=IF([.A104]-[.B103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7196279996741" calcext:value-type="float">
            <text:p>297196279996741</text:p>
          </table:table-cell>
          <table:table-cell office:value-type="float" office:value="298496652659387" calcext:value-type="float">
            <text:p>298496652659387</text:p>
          </table:table-cell>
          <table:table-cell table:formula="of:=IF([.A105]-[.B104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8135228199796" calcext:value-type="float">
            <text:p>298135228199796</text:p>
          </table:table-cell>
          <table:table-cell office:value-type="float" office:value="299659016879570" calcext:value-type="float">
            <text:p>299659016879570</text:p>
          </table:table-cell>
          <table:table-cell table:formula="of:=IF([.A106]-[.B105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9177131826521" calcext:value-type="float">
            <text:p>299177131826521</text:p>
          </table:table-cell>
          <table:table-cell office:value-type="float" office:value="300552513843961" calcext:value-type="float">
            <text:p>300552513843961</text:p>
          </table:table-cell>
          <table:table-cell table:formula="of:=IF([.A107]-[.B106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0049307357264" calcext:value-type="float">
            <text:p>300049307357264</text:p>
          </table:table-cell>
          <table:table-cell office:value-type="float" office:value="301491744508326" calcext:value-type="float">
            <text:p>301491744508326</text:p>
          </table:table-cell>
          <table:table-cell table:formula="of:=IF([.A108]-[.B107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3689717187907" calcext:value-type="float">
            <text:p>303689717187907</text:p>
          </table:table-cell>
          <table:table-cell office:value-type="float" office:value="307670519506495" calcext:value-type="float">
            <text:p>307670519506495</text:p>
          </table:table-cell>
          <table:table-cell table:formula="of:=IF([.A109]-[.B108]&lt;=0;1;0)" office:value-type="float" office:value="1" calcext:value-type="float">
            <text:p>1</text:p>
          </table:table-cell>
          <table:table-cell/>
          <table:table-cell office:value-type="float" office:value="303689717187907" calcext:value-type="float">
            <text:p>303689717187907</text:p>
          </table:table-cell>
          <table:table-cell office:value-type="float" office:value="309101389988233" calcext:value-type="float">
            <text:p>309101389988233</text:p>
          </table:table-cell>
          <table:table-cell table:formula="of:=[.F108]-[.E108]+1" office:value-type="float" office:value="5411672800327" calcext:value-type="float">
            <text:p>5411672800327</text:p>
          </table:table-cell>
          <table:table-cell table:number-columns-repeated="4"/>
        </table:table-row>
        <table:table-row table:style-name="ro1">
          <table:table-cell office:value-type="float" office:value="303689717187907" calcext:value-type="float">
            <text:p>303689717187907</text:p>
          </table:table-cell>
          <table:table-cell office:value-type="float" office:value="309101389988233" calcext:value-type="float">
            <text:p>309101389988233</text:p>
          </table:table-cell>
          <table:table-cell table:formula="of:=IF([.A110]-[.B109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3569404339453" calcext:value-type="float">
            <text:p>313569404339453</text:p>
          </table:table-cell>
          <table:table-cell office:value-type="float" office:value="317432688175321" calcext:value-type="float">
            <text:p>317432688175321</text:p>
          </table:table-cell>
          <table:table-cell table:formula="of:=IF([.A111]-[.B110]&lt;=0;1;0)" office:value-type="float" office:value="0" calcext:value-type="float">
            <text:p>0</text:p>
          </table:table-cell>
          <table:table-cell/>
          <table:table-cell office:value-type="float" office:value="313569404339453" calcext:value-type="float">
            <text:p>313569404339453</text:p>
          </table:table-cell>
          <table:table-cell office:value-type="float" office:value="317432688175321" calcext:value-type="float">
            <text:p>317432688175321</text:p>
          </table:table-cell>
          <table:table-cell table:formula="of:=[.F110]-[.E110]+1" office:value-type="float" office:value="3863283835869" calcext:value-type="float">
            <text:p>3863283835869</text:p>
          </table:table-cell>
          <table:table-cell table:number-columns-repeated="4"/>
        </table:table-row>
        <table:table-row table:style-name="ro1">
          <table:table-cell office:value-type="float" office:value="317432688175322" calcext:value-type="float">
            <text:p>317432688175322</text:p>
          </table:table-cell>
          <table:table-cell office:value-type="float" office:value="318690201064424" calcext:value-type="float">
            <text:p>318690201064424</text:p>
          </table:table-cell>
          <table:table-cell table:formula="of:=IF([.A112]-[.B111]&lt;=0;1;0)" office:value-type="float" office:value="0" calcext:value-type="float">
            <text:p>0</text:p>
          </table:table-cell>
          <table:table-cell/>
          <table:table-cell office:value-type="float" office:value="317432688175322" calcext:value-type="float">
            <text:p>317432688175322</text:p>
          </table:table-cell>
          <table:table-cell office:value-type="float" office:value="318690201064424" calcext:value-type="float">
            <text:p>318690201064424</text:p>
          </table:table-cell>
          <table:table-cell table:formula="of:=[.F111]-[.E111]+1" office:value-type="float" office:value="1257512889103" calcext:value-type="float">
            <text:p>1257512889103</text:p>
          </table:table-cell>
          <table:table-cell table:number-columns-repeated="4"/>
        </table:table-row>
        <table:table-row table:style-name="ro1">
          <table:table-cell office:value-type="float" office:value="322419283079195" calcext:value-type="float">
            <text:p>322419283079195</text:p>
          </table:table-cell>
          <table:table-cell office:value-type="float" office:value="330769757214938" calcext:value-type="float">
            <text:p>330769757214938</text:p>
          </table:table-cell>
          <table:table-cell table:formula="of:=IF([.A113]-[.B112]&lt;=0;1;0)" office:value-type="float" office:value="0" calcext:value-type="float">
            <text:p>0</text:p>
          </table:table-cell>
          <table:table-cell/>
          <table:table-cell office:value-type="float" office:value="322419283079195" calcext:value-type="float">
            <text:p>322419283079195</text:p>
          </table:table-cell>
          <table:table-cell office:value-type="float" office:value="330769757214938" calcext:value-type="float">
            <text:p>330769757214938</text:p>
          </table:table-cell>
          <table:table-cell table:formula="of:=[.F112]-[.E112]+1" office:value-type="float" office:value="8350474135744" calcext:value-type="float">
            <text:p>835047413574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30769757214939" calcext:value-type="float">
            <text:p>330769757214939</text:p>
          </table:table-cell>
          <table:table-cell table:formula="of:=IF([.A114]-[.B113]&lt;=0;1;0)" office:value-type="float" office:value="0" calcext:value-type="float">
            <text:p>0</text:p>
          </table:table-cell>
          <table:table-cell/>
          <table:table-cell table:number-columns-repeated="2" office:value-type="float" office:value="330769757214939" calcext:value-type="float">
            <text:p>330769757214939</text:p>
          </table:table-cell>
          <table:table-cell table:formula="of:=[.F113]-[.E113]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3085364528713" calcext:value-type="float">
            <text:p>333085364528713</text:p>
          </table:table-cell>
          <table:table-cell office:value-type="float" office:value="338774729660723" calcext:value-type="float">
            <text:p>338774729660723</text:p>
          </table:table-cell>
          <table:table-cell table:formula="of:=IF([.A115]-[.B114]&lt;=0;1;0)" office:value-type="float" office:value="1" calcext:value-type="float">
            <text:p>1</text:p>
          </table:table-cell>
          <table:table-cell/>
          <table:table-cell office:value-type="float" office:value="333085364528713" calcext:value-type="float">
            <text:p>333085364528713</text:p>
          </table:table-cell>
          <table:table-cell office:value-type="float" office:value="340874780071105" calcext:value-type="float">
            <text:p>340874780071105</text:p>
          </table:table-cell>
          <table:table-cell table:formula="of:=[.F114]-[.E114]+1" office:value-type="float" office:value="7789415542393" calcext:value-type="float">
            <text:p>7789415542393</text:p>
          </table:table-cell>
          <table:table-cell table:number-columns-repeated="4"/>
        </table:table-row>
        <table:table-row table:style-name="ro1">
          <table:table-cell office:value-type="float" office:value="334544930425571" calcext:value-type="float">
            <text:p>334544930425571</text:p>
          </table:table-cell>
          <table:table-cell office:value-type="float" office:value="340874780071105" calcext:value-type="float">
            <text:p>340874780071105</text:p>
          </table:table-cell>
          <table:table-cell table:formula="of:=IF([.A116]-[.B115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5475268993763" calcext:value-type="float">
            <text:p>345475268993763</text:p>
          </table:table-cell>
          <table:table-cell office:value-type="float" office:value="347922672837434" calcext:value-type="float">
            <text:p>347922672837434</text:p>
          </table:table-cell>
          <table:table-cell table:formula="of:=IF([.A117]-[.B116]&lt;=0;1;0)" office:value-type="float" office:value="1" calcext:value-type="float">
            <text:p>1</text:p>
          </table:table-cell>
          <table:table-cell/>
          <table:table-cell office:value-type="float" office:value="345475268993763" calcext:value-type="float">
            <text:p>345475268993763</text:p>
          </table:table-cell>
          <table:table-cell office:value-type="float" office:value="347922672837434" calcext:value-type="float">
            <text:p>347922672837434</text:p>
          </table:table-cell>
          <table:table-cell table:formula="of:=[.F116]-[.E116]+1" office:value-type="float" office:value="2447403843672" calcext:value-type="float">
            <text:p>2447403843672</text:p>
          </table:table-cell>
          <table:table-cell table:number-columns-repeated="4"/>
        </table:table-row>
        <table:table-row table:style-name="ro1">
          <table:table-cell office:value-type="float" office:value="345475268993763" calcext:value-type="float">
            <text:p>345475268993763</text:p>
          </table:table-cell>
          <table:table-cell office:value-type="float" office:value="347922672837434" calcext:value-type="float">
            <text:p>347922672837434</text:p>
          </table:table-cell>
          <table:table-cell table:formula="of:=IF([.A118]-[.B117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4349430225786" calcext:value-type="float">
            <text:p>354349430225786</text:p>
          </table:table-cell>
          <table:table-cell office:value-type="float" office:value="358518392599281" calcext:value-type="float">
            <text:p>358518392599281</text:p>
          </table:table-cell>
          <table:table-cell table:formula="of:=IF([.A119]-[.B118]&lt;=0;1;0)" office:value-type="float" office:value="1" calcext:value-type="float">
            <text:p>1</text:p>
          </table:table-cell>
          <table:table-cell/>
          <table:table-cell office:value-type="float" office:value="354349430225786" calcext:value-type="float">
            <text:p>354349430225786</text:p>
          </table:table-cell>
          <table:table-cell office:value-type="float" office:value="358518392599281" calcext:value-type="float">
            <text:p>358518392599281</text:p>
          </table:table-cell>
          <table:table-cell table:formula="of:=[.F118]-[.E118]+1" office:value-type="float" office:value="4168962373496" calcext:value-type="float">
            <text:p>416896237349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58518392599281" calcext:value-type="float">
            <text:p>358518392599281</text:p>
          </table:table-cell>
          <table:table-cell table:formula="of:=IF([.A120]-[.B119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2757224371869" calcext:value-type="float">
            <text:p>362757224371869</text:p>
          </table:table-cell>
          <table:table-cell office:value-type="float" office:value="371694343453311" calcext:value-type="float">
            <text:p>371694343453311</text:p>
          </table:table-cell>
          <table:table-cell table:formula="of:=IF([.A121]-[.B120]&lt;=0;1;0)" office:value-type="float" office:value="1" calcext:value-type="float">
            <text:p>1</text:p>
          </table:table-cell>
          <table:table-cell/>
          <table:table-cell office:value-type="float" office:value="362757224371869" calcext:value-type="float">
            <text:p>362757224371869</text:p>
          </table:table-cell>
          <table:table-cell office:value-type="float" office:value="371694343453311" calcext:value-type="float">
            <text:p>371694343453311</text:p>
          </table:table-cell>
          <table:table-cell table:formula="of:=[.F120]-[.E120]+1" office:value-type="float" office:value="8937119081443" calcext:value-type="float">
            <text:p>8937119081443</text:p>
          </table:table-cell>
          <table:table-cell table:number-columns-repeated="4"/>
        </table:table-row>
        <table:table-row table:style-name="ro1">
          <table:table-cell office:value-type="float" office:value="365893569292118" calcext:value-type="float">
            <text:p>365893569292118</text:p>
          </table:table-cell>
          <table:table-cell office:value-type="float" office:value="368441675327834" calcext:value-type="float">
            <text:p>368441675327834</text:p>
          </table:table-cell>
          <table:table-cell table:formula="of:=IF([.A122]-[.B121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3786710100659" calcext:value-type="float">
            <text:p>373786710100659</text:p>
          </table:table-cell>
          <table:table-cell office:value-type="float" office:value="381195128226437" calcext:value-type="float">
            <text:p>381195128226437</text:p>
          </table:table-cell>
          <table:table-cell table:formula="of:=IF([.A123]-[.B122]&lt;=0;1;0)" office:value-type="float" office:value="0" calcext:value-type="float">
            <text:p>0</text:p>
          </table:table-cell>
          <table:table-cell/>
          <table:table-cell office:value-type="float" office:value="373786710100659" calcext:value-type="float">
            <text:p>373786710100659</text:p>
          </table:table-cell>
          <table:table-cell office:value-type="float" office:value="381195128226437" calcext:value-type="float">
            <text:p>381195128226437</text:p>
          </table:table-cell>
          <table:table-cell table:formula="of:=[.F122]-[.E122]+1" office:value-type="float" office:value="7408418125779" calcext:value-type="float">
            <text:p>740841812577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84857615754870" calcext:value-type="float">
            <text:p>384857615754870</text:p>
          </table:table-cell>
          <table:table-cell table:formula="of:=IF([.A124]-[.B123]&lt;=0;1;0)" office:value-type="float" office:value="0" calcext:value-type="float">
            <text:p>0</text:p>
          </table:table-cell>
          <table:table-cell/>
          <table:table-cell table:number-columns-repeated="2" office:value-type="float" office:value="384857615754870" calcext:value-type="float">
            <text:p>384857615754870</text:p>
          </table:table-cell>
          <table:table-cell table:formula="of:=[.F123]-[.E123]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84857615754871" calcext:value-type="float">
            <text:p>384857615754871</text:p>
          </table:table-cell>
          <table:table-cell office:value-type="float" office:value="391132227884521" calcext:value-type="float">
            <text:p>391132227884521</text:p>
          </table:table-cell>
          <table:table-cell table:formula="of:=IF([.A125]-[.B124]&lt;=0;1;0)" office:value-type="float" office:value="0" calcext:value-type="float">
            <text:p>0</text:p>
          </table:table-cell>
          <table:table-cell/>
          <table:table-cell office:value-type="float" office:value="384857615754871" calcext:value-type="float">
            <text:p>384857615754871</text:p>
          </table:table-cell>
          <table:table-cell office:value-type="float" office:value="391132227884521" calcext:value-type="float">
            <text:p>391132227884521</text:p>
          </table:table-cell>
          <table:table-cell table:formula="of:=[.F124]-[.E124]+1" office:value-type="float" office:value="6274612129651" calcext:value-type="float">
            <text:p>6274612129651</text:p>
          </table:table-cell>
          <table:table-cell table:number-columns-repeated="4"/>
        </table:table-row>
        <table:table-row table:style-name="ro1">
          <table:table-cell office:value-type="float" office:value="392108756999806" calcext:value-type="float">
            <text:p>392108756999806</text:p>
          </table:table-cell>
          <table:table-cell office:value-type="float" office:value="392372208096403" calcext:value-type="float">
            <text:p>392372208096403</text:p>
          </table:table-cell>
          <table:table-cell table:formula="of:=IF([.A126]-[.B125]&lt;=0;1;0)" office:value-type="float" office:value="1" calcext:value-type="float">
            <text:p>1</text:p>
          </table:table-cell>
          <table:table-cell/>
          <table:table-cell office:value-type="float" office:value="392108756999806" calcext:value-type="float">
            <text:p>392108756999806</text:p>
          </table:table-cell>
          <table:table-cell office:value-type="float" office:value="393250564396725" calcext:value-type="float">
            <text:p>393250564396725</text:p>
          </table:table-cell>
          <table:table-cell table:formula="of:=[.F125]-[.E125]+1" office:value-type="float" office:value="1141807396920" calcext:value-type="float">
            <text:p>1141807396920</text:p>
          </table:table-cell>
          <table:table-cell table:number-columns-repeated="4"/>
        </table:table-row>
        <table:table-row table:style-name="ro1">
          <table:table-cell office:value-type="float" office:value="392372208096403" calcext:value-type="float">
            <text:p>392372208096403</text:p>
          </table:table-cell>
          <table:table-cell office:value-type="float" office:value="393250564396725" calcext:value-type="float">
            <text:p>393250564396725</text:p>
          </table:table-cell>
          <table:table-cell table:formula="of:=IF([.A127]-[.B126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4118192439225" calcext:value-type="float">
            <text:p>394118192439225</text:p>
          </table:table-cell>
          <table:table-cell office:value-type="float" office:value="394628702944004" calcext:value-type="float">
            <text:p>394628702944004</text:p>
          </table:table-cell>
          <table:table-cell table:formula="of:=IF([.A128]-[.B127]&lt;=0;1;0)" office:value-type="float" office:value="1" calcext:value-type="float">
            <text:p>1</text:p>
          </table:table-cell>
          <table:table-cell/>
          <table:table-cell office:value-type="float" office:value="394118192439225" calcext:value-type="float">
            <text:p>394118192439225</text:p>
          </table:table-cell>
          <table:table-cell office:value-type="float" office:value="395358712604694" calcext:value-type="float">
            <text:p>395358712604694</text:p>
          </table:table-cell>
          <table:table-cell table:formula="of:=[.F127]-[.E127]+1" office:value-type="float" office:value="1240520165470" calcext:value-type="float">
            <text:p>1240520165470</text:p>
          </table:table-cell>
          <table:table-cell table:number-columns-repeated="4"/>
        </table:table-row>
        <table:table-row table:style-name="ro1">
          <table:table-cell office:value-type="float" office:value="394118192439225" calcext:value-type="float">
            <text:p>394118192439225</text:p>
          </table:table-cell>
          <table:table-cell office:value-type="float" office:value="394877463113550" calcext:value-type="float">
            <text:p>394877463113550</text:p>
          </table:table-cell>
          <table:table-cell table:formula="of:=IF([.A129]-[.B128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4529385884650" calcext:value-type="float">
            <text:p>394529385884650</text:p>
          </table:table-cell>
          <table:table-cell office:value-type="float" office:value="394628702944004" calcext:value-type="float">
            <text:p>394628702944004</text:p>
          </table:table-cell>
          <table:table-cell table:formula="of:=IF([.A130]-[.B129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4628702944004" calcext:value-type="float">
            <text:p>394628702944004</text:p>
          </table:table-cell>
          <table:table-cell office:value-type="float" office:value="395358712604694" calcext:value-type="float">
            <text:p>395358712604694</text:p>
          </table:table-cell>
          <table:table-cell table:formula="of:=IF([.A131]-[.B130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4628702944004" calcext:value-type="float">
            <text:p>394628702944004</text:p>
          </table:table-cell>
          <table:table-cell office:value-type="float" office:value="395358712604694" calcext:value-type="float">
            <text:p>395358712604694</text:p>
          </table:table-cell>
          <table:table-cell table:formula="of:=IF([.A132]-[.B131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4877463113550" calcext:value-type="float">
            <text:p>394877463113550</text:p>
          </table:table-cell>
          <table:table-cell office:value-type="float" office:value="395253130028203" calcext:value-type="float">
            <text:p>395253130028203</text:p>
          </table:table-cell>
          <table:table-cell table:formula="of:=IF([.A133]-[.B132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5716657652951" calcext:value-type="float">
            <text:p>395716657652951</text:p>
          </table:table-cell>
          <table:table-cell office:value-type="float" office:value="396145593335472" calcext:value-type="float">
            <text:p>396145593335472</text:p>
          </table:table-cell>
          <table:table-cell table:formula="of:=IF([.A134]-[.B133]&lt;=0;1;0)" office:value-type="float" office:value="0" calcext:value-type="float">
            <text:p>0</text:p>
          </table:table-cell>
          <table:table-cell/>
          <table:table-cell office:value-type="float" office:value="395716657652951" calcext:value-type="float">
            <text:p>395716657652951</text:p>
          </table:table-cell>
          <table:table-cell office:value-type="float" office:value="396145593335472" calcext:value-type="float">
            <text:p>396145593335472</text:p>
          </table:table-cell>
          <table:table-cell table:formula="of:=[.F133]-[.E133]+1" office:value-type="float" office:value="428935682522" calcext:value-type="float">
            <text:p>428935682522</text:p>
          </table:table-cell>
          <table:table-cell table:number-columns-repeated="4"/>
        </table:table-row>
        <table:table-row table:style-name="ro1">
          <table:table-cell office:value-type="float" office:value="397878409296051" calcext:value-type="float">
            <text:p>397878409296051</text:p>
          </table:table-cell>
          <table:table-cell table:style-name="ce2" office:value-type="float" office:value="398461369679872" calcext:value-type="float">
            <text:p>398461369679872</text:p>
          </table:table-cell>
          <table:table-cell table:formula="of:=IF([.A135]-[.B134]&lt;=0;1;0)" office:value-type="float" office:value="1" calcext:value-type="float">
            <text:p>1</text:p>
          </table:table-cell>
          <table:table-cell/>
          <table:table-cell office:value-type="float" office:value="397878409296051" calcext:value-type="float">
            <text:p>397878409296051</text:p>
          </table:table-cell>
          <table:table-cell table:style-name="ce4" office:value-type="float" office:value="398461369679872" calcext:value-type="float">
            <text:p>398461369679872</text:p>
          </table:table-cell>
          <table:table-cell table:formula="of:=[.F134]-[.E134]+1" office:value-type="float" office:value="582960383822" calcext:value-type="float">
            <text:p>582960383822</text:p>
          </table:table-cell>
          <table:table-cell table:number-columns-repeated="4"/>
        </table:table-row>
        <table:table-row table:style-name="ro1">
          <table:table-cell office:value-type="float" office:value="397878409296051" calcext:value-type="float">
            <text:p>397878409296051</text:p>
          </table:table-cell>
          <table:table-cell office:value-type="float" office:value="398277999682961" calcext:value-type="float">
            <text:p>398277999682961</text:p>
          </table:table-cell>
          <table:table-cell table:formula="of:=IF([.A136]-[.B135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8997208244951" calcext:value-type="float">
            <text:p>398997208244951</text:p>
          </table:table-cell>
          <table:table-cell office:value-type="float" office:value="399483317553646" calcext:value-type="float">
            <text:p>399483317553646</text:p>
          </table:table-cell>
          <table:table-cell table:formula="of:=IF([.A137]-[.B136]&lt;=0;1;0)" office:value-type="float" office:value="0" calcext:value-type="float">
            <text:p>0</text:p>
          </table:table-cell>
          <table:table-cell/>
          <table:table-cell office:value-type="float" office:value="398997208244951" calcext:value-type="float">
            <text:p>398997208244951</text:p>
          </table:table-cell>
          <table:table-cell office:value-type="float" office:value="399483317553646" calcext:value-type="float">
            <text:p>399483317553646</text:p>
          </table:table-cell>
          <table:table-cell table:formula="of:=[.F136]-[.E136]+1" office:value-type="float" office:value="486109308696" calcext:value-type="float">
            <text:p>486109308696</text:p>
          </table:table-cell>
          <table:table-cell table:number-columns-repeated="4"/>
        </table:table-row>
        <table:table-row table:style-name="ro1">
          <table:table-cell office:value-type="float" office:value="400965986176932" calcext:value-type="float">
            <text:p>400965986176932</text:p>
          </table:table-cell>
          <table:table-cell office:value-type="float" office:value="401691889010421" calcext:value-type="float">
            <text:p>401691889010421</text:p>
          </table:table-cell>
          <table:table-cell table:formula="of:=IF([.A138]-[.B137]&lt;=0;1;0)" office:value-type="float" office:value="0" calcext:value-type="float">
            <text:p>0</text:p>
          </table:table-cell>
          <table:table-cell/>
          <table:table-cell office:value-type="float" office:value="400965986176932" calcext:value-type="float">
            <text:p>400965986176932</text:p>
          </table:table-cell>
          <table:table-cell office:value-type="float" office:value="401691889010421" calcext:value-type="float">
            <text:p>401691889010421</text:p>
          </table:table-cell>
          <table:table-cell table:formula="of:=[.F137]-[.E137]+1" office:value-type="float" office:value="725902833490" calcext:value-type="float">
            <text:p>725902833490</text:p>
          </table:table-cell>
          <table:table-cell table:number-columns-repeated="4"/>
        </table:table-row>
        <table:table-row table:style-name="ro1">
          <table:table-cell office:value-type="float" office:value="404821843165391" calcext:value-type="float">
            <text:p>404821843165391</text:p>
          </table:table-cell>
          <table:table-cell office:value-type="float" office:value="407148238085632" calcext:value-type="float">
            <text:p>407148238085632</text:p>
          </table:table-cell>
          <table:table-cell table:formula="of:=IF([.A139]-[.B138]&lt;=0;1;0)" office:value-type="float" office:value="0" calcext:value-type="float">
            <text:p>0</text:p>
          </table:table-cell>
          <table:table-cell/>
          <table:table-cell office:value-type="float" office:value="404821843165391" calcext:value-type="float">
            <text:p>404821843165391</text:p>
          </table:table-cell>
          <table:table-cell office:value-type="float" office:value="407148238085632" calcext:value-type="float">
            <text:p>407148238085632</text:p>
          </table:table-cell>
          <table:table-cell table:formula="of:=[.F138]-[.E138]+1" office:value-type="float" office:value="2326394920242" calcext:value-type="float">
            <text:p>2326394920242</text:p>
          </table:table-cell>
          <table:table-cell table:number-columns-repeated="4"/>
        </table:table-row>
        <table:table-row table:style-name="ro1">
          <table:table-cell office:value-type="float" office:value="407148238085634" calcext:value-type="float">
            <text:p>407148238085634</text:p>
          </table:table-cell>
          <table:table-cell office:value-type="float" office:value="410242660079446" calcext:value-type="float">
            <text:p>410242660079446</text:p>
          </table:table-cell>
          <table:table-cell table:formula="of:=IF([.A140]-[.B139]&lt;=0;1;0)" office:value-type="float" office:value="0" calcext:value-type="float">
            <text:p>0</text:p>
          </table:table-cell>
          <table:table-cell/>
          <table:table-cell office:value-type="float" office:value="407148238085634" calcext:value-type="float">
            <text:p>407148238085634</text:p>
          </table:table-cell>
          <table:table-cell office:value-type="float" office:value="410242660079446" calcext:value-type="float">
            <text:p>410242660079446</text:p>
          </table:table-cell>
          <table:table-cell table:formula="of:=[.F139]-[.E139]+1" office:value-type="float" office:value="3094421993813" calcext:value-type="float">
            <text:p>3094421993813</text:p>
          </table:table-cell>
          <table:table-cell table:number-columns-repeated="4"/>
        </table:table-row>
        <table:table-row table:style-name="ro1">
          <table:table-cell office:value-type="float" office:value="416563751486851" calcext:value-type="float">
            <text:p>416563751486851</text:p>
          </table:table-cell>
          <table:table-cell office:value-type="float" office:value="421411688020067" calcext:value-type="float">
            <text:p>421411688020067</text:p>
          </table:table-cell>
          <table:table-cell table:formula="of:=IF([.A141]-[.B140]&lt;=0;1;0)" office:value-type="float" office:value="1" calcext:value-type="float">
            <text:p>1</text:p>
          </table:table-cell>
          <table:table-cell/>
          <table:table-cell office:value-type="float" office:value="416563751486851" calcext:value-type="float">
            <text:p>416563751486851</text:p>
          </table:table-cell>
          <table:table-cell office:value-type="float" office:value="421411688020067" calcext:value-type="float">
            <text:p>421411688020067</text:p>
          </table:table-cell>
          <table:table-cell table:formula="of:=[.F140]-[.E140]+1" office:value-type="float" office:value="4847936533217" calcext:value-type="float">
            <text:p>484793653321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6563751486851" calcext:value-type="float">
            <text:p>416563751486851</text:p>
          </table:table-cell>
          <table:table-cell table:formula="of:=IF([.A142]-[.B141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6562379240243" calcext:value-type="float">
            <text:p>426562379240243</text:p>
          </table:table-cell>
          <table:table-cell office:value-type="float" office:value="428358415261870" calcext:value-type="float">
            <text:p>428358415261870</text:p>
          </table:table-cell>
          <table:table-cell table:formula="of:=IF([.A143]-[.B142]&lt;=0;1;0)" office:value-type="float" office:value="1" calcext:value-type="float">
            <text:p>1</text:p>
          </table:table-cell>
          <table:table-cell/>
          <table:table-cell office:value-type="float" office:value="426562379240243" calcext:value-type="float">
            <text:p>426562379240243</text:p>
          </table:table-cell>
          <table:table-cell office:value-type="float" office:value="428358415261870" calcext:value-type="float">
            <text:p>428358415261870</text:p>
          </table:table-cell>
          <table:table-cell table:formula="of:=[.F142]-[.E142]+1" office:value-type="float" office:value="1796036021628" calcext:value-type="float">
            <text:p>179603602162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28358415261870" calcext:value-type="float">
            <text:p>428358415261870</text:p>
          </table:table-cell>
          <table:table-cell table:formula="of:=IF([.A144]-[.B143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5167760872194" calcext:value-type="float">
            <text:p>435167760872194</text:p>
          </table:table-cell>
          <table:table-cell office:value-type="float" office:value="438421390324945" calcext:value-type="float">
            <text:p>438421390324945</text:p>
          </table:table-cell>
          <table:table-cell table:formula="of:=IF([.A145]-[.B144]&lt;=0;1;0)" office:value-type="float" office:value="1" calcext:value-type="float">
            <text:p>1</text:p>
          </table:table-cell>
          <table:table-cell/>
          <table:table-cell office:value-type="float" office:value="435167760872194" calcext:value-type="float">
            <text:p>435167760872194</text:p>
          </table:table-cell>
          <table:table-cell office:value-type="float" office:value="438421390324945" calcext:value-type="float">
            <text:p>438421390324945</text:p>
          </table:table-cell>
          <table:table-cell table:formula="of:=[.F144]-[.E144]+1" office:value-type="float" office:value="3253629452752" calcext:value-type="float">
            <text:p>3253629452752</text:p>
          </table:table-cell>
          <table:table-cell table:number-columns-repeated="4"/>
        </table:table-row>
        <table:table-row table:style-name="ro1">
          <table:table-cell office:value-type="float" office:value="435167760872194" calcext:value-type="float">
            <text:p>435167760872194</text:p>
          </table:table-cell>
          <table:table-cell office:value-type="float" office:value="438421390324945" calcext:value-type="float">
            <text:p>438421390324945</text:p>
          </table:table-cell>
          <table:table-cell table:formula="of:=IF([.A146]-[.B145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5211190043980" calcext:value-type="float">
            <text:p>445211190043980</text:p>
          </table:table-cell>
          <table:table-cell table:style-name="ce3" office:value-type="float" office:value="450214690626508" calcext:value-type="float">
            <text:p>450214690626508</text:p>
          </table:table-cell>
          <table:table-cell table:formula="of:=IF([.A147]-[.B146]&lt;=0;1;0)" office:value-type="float" office:value="1" calcext:value-type="float">
            <text:p>1</text:p>
          </table:table-cell>
          <table:table-cell/>
          <table:table-cell office:value-type="float" office:value="445211190043980" calcext:value-type="float">
            <text:p>445211190043980</text:p>
          </table:table-cell>
          <table:table-cell table:style-name="ce4" office:value-type="float" office:value="450214690626508" calcext:value-type="float">
            <text:p>450214690626508</text:p>
          </table:table-cell>
          <table:table-cell table:formula="of:=[.F146]-[.E146]+1" office:value-type="float" office:value="5003500582529" calcext:value-type="float">
            <text:p>5003500582529</text:p>
          </table:table-cell>
          <table:table-cell table:number-columns-repeated="4"/>
        </table:table-row>
        <table:table-row table:style-name="ro1">
          <table:table-cell office:value-type="float" office:value="445211190043980" calcext:value-type="float">
            <text:p>445211190043980</text:p>
          </table:table-cell>
          <table:table-cell office:value-type="float" office:value="446838869606531" calcext:value-type="float">
            <text:p>446838869606531</text:p>
          </table:table-cell>
          <table:table-cell table:formula="of:=IF([.A148]-[.B147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3103199271597" calcext:value-type="float">
            <text:p>453103199271597</text:p>
          </table:table-cell>
          <table:table-cell office:value-type="float" office:value="457893048411251" calcext:value-type="float">
            <text:p>457893048411251</text:p>
          </table:table-cell>
          <table:table-cell table:formula="of:=IF([.A149]-[.B148]&lt;=0;1;0)" office:value-type="float" office:value="0" calcext:value-type="float">
            <text:p>0</text:p>
          </table:table-cell>
          <table:table-cell/>
          <table:table-cell office:value-type="float" office:value="453103199271597" calcext:value-type="float">
            <text:p>453103199271597</text:p>
          </table:table-cell>
          <table:table-cell office:value-type="float" office:value="457893048411251" calcext:value-type="float">
            <text:p>457893048411251</text:p>
          </table:table-cell>
          <table:table-cell table:formula="of:=[.F148]-[.E148]+1" office:value-type="float" office:value="4789849139655" calcext:value-type="float">
            <text:p>4789849139655</text:p>
          </table:table-cell>
          <table:table-cell table:number-columns-repeated="4"/>
        </table:table-row>
        <table:table-row table:style-name="ro1">
          <table:table-cell office:value-type="float" office:value="457893048411253" calcext:value-type="float">
            <text:p>457893048411253</text:p>
          </table:table-cell>
          <table:table-cell office:value-type="float" office:value="461922527847052" calcext:value-type="float">
            <text:p>461922527847052</text:p>
          </table:table-cell>
          <table:table-cell table:formula="of:=IF([.A150]-[.B149]&lt;=0;1;0)" office:value-type="float" office:value="0" calcext:value-type="float">
            <text:p>0</text:p>
          </table:table-cell>
          <table:table-cell/>
          <table:table-cell office:value-type="float" office:value="457893048411253" calcext:value-type="float">
            <text:p>457893048411253</text:p>
          </table:table-cell>
          <table:table-cell office:value-type="float" office:value="461922527847052" calcext:value-type="float">
            <text:p>461922527847052</text:p>
          </table:table-cell>
          <table:table-cell table:formula="of:=[.F149]-[.E149]+1" office:value-type="float" office:value="4029479435800" calcext:value-type="float">
            <text:p>4029479435800</text:p>
          </table:table-cell>
          <table:table-cell table:number-columns-repeated="4"/>
        </table:table-row>
        <table:table-row table:style-name="ro1">
          <table:table-cell office:value-type="float" office:value="462975967653181" calcext:value-type="float">
            <text:p>462975967653181</text:p>
          </table:table-cell>
          <table:table-cell office:value-type="float" office:value="471398428659349" calcext:value-type="float">
            <text:p>471398428659349</text:p>
          </table:table-cell>
          <table:table-cell table:formula="of:=IF([.A151]-[.B150]&lt;=0;1;0)" office:value-type="float" office:value="1" calcext:value-type="float">
            <text:p>1</text:p>
          </table:table-cell>
          <table:table-cell/>
          <table:table-cell office:value-type="float" office:value="462975967653181" calcext:value-type="float">
            <text:p>462975967653181</text:p>
          </table:table-cell>
          <table:table-cell office:value-type="float" office:value="471398428659349" calcext:value-type="float">
            <text:p>471398428659349</text:p>
          </table:table-cell>
          <table:table-cell table:formula="of:=[.F150]-[.E150]+1" office:value-type="float" office:value="8422461006169" calcext:value-type="float">
            <text:p>8422461006169</text:p>
          </table:table-cell>
          <table:table-cell table:number-columns-repeated="4"/>
        </table:table-row>
        <table:table-row table:style-name="ro1">
          <table:table-cell office:value-type="float" office:value="465885843614638" calcext:value-type="float">
            <text:p>465885843614638</text:p>
          </table:table-cell>
          <table:table-cell office:value-type="float" office:value="468929397982542" calcext:value-type="float">
            <text:p>468929397982542</text:p>
          </table:table-cell>
          <table:table-cell table:formula="of:=IF([.A152]-[.B151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4244124672323" calcext:value-type="float">
            <text:p>474244124672323</text:p>
          </table:table-cell>
          <table:table-cell office:value-type="float" office:value="478590655939621" calcext:value-type="float">
            <text:p>478590655939621</text:p>
          </table:table-cell>
          <table:table-cell table:formula="of:=IF([.A153]-[.B152]&lt;=0;1;0)" office:value-type="float" office:value="0" calcext:value-type="float">
            <text:p>0</text:p>
          </table:table-cell>
          <table:table-cell/>
          <table:table-cell office:value-type="float" office:value="474244124672323" calcext:value-type="float">
            <text:p>474244124672323</text:p>
          </table:table-cell>
          <table:table-cell office:value-type="float" office:value="478590655939621" calcext:value-type="float">
            <text:p>478590655939621</text:p>
          </table:table-cell>
          <table:table-cell table:formula="of:=[.F152]-[.E152]+1" office:value-type="float" office:value="4346531267299" calcext:value-type="float">
            <text:p>4346531267299</text:p>
          </table:table-cell>
          <table:table-cell table:number-columns-repeated="4"/>
        </table:table-row>
        <table:table-row table:style-name="ro1">
          <table:table-cell office:value-type="float" office:value="478590655939622" calcext:value-type="float">
            <text:p>478590655939622</text:p>
          </table:table-cell>
          <table:table-cell office:value-type="float" office:value="479993055936532" calcext:value-type="float">
            <text:p>479993055936532</text:p>
          </table:table-cell>
          <table:table-cell table:formula="of:=IF([.A154]-[.B153]&lt;=0;1;0)" office:value-type="float" office:value="0" calcext:value-type="float">
            <text:p>0</text:p>
          </table:table-cell>
          <table:table-cell/>
          <table:table-cell office:value-type="float" office:value="478590655939622" calcext:value-type="float">
            <text:p>478590655939622</text:p>
          </table:table-cell>
          <table:table-cell office:value-type="float" office:value="479993055936532" calcext:value-type="float">
            <text:p>479993055936532</text:p>
          </table:table-cell>
          <table:table-cell table:formula="of:=[.F153]-[.E153]+1" office:value-type="float" office:value="1402399996911" calcext:value-type="float">
            <text:p>1402399996911</text:p>
          </table:table-cell>
          <table:table-cell table:number-columns-repeated="4"/>
        </table:table-row>
        <table:table-row table:style-name="ro1">
          <table:table-cell office:value-type="float" office:value="484443073471193" calcext:value-type="float">
            <text:p>484443073471193</text:p>
          </table:table-cell>
          <table:table-cell office:value-type="float" office:value="491783260087311" calcext:value-type="float">
            <text:p>491783260087311</text:p>
          </table:table-cell>
          <table:table-cell table:formula="of:=IF([.A155]-[.B154]&lt;=0;1;0)" office:value-type="float" office:value="0" calcext:value-type="float">
            <text:p>0</text:p>
          </table:table-cell>
          <table:table-cell/>
          <table:table-cell office:value-type="float" office:value="484443073471193" calcext:value-type="float">
            <text:p>484443073471193</text:p>
          </table:table-cell>
          <table:table-cell office:value-type="float" office:value="491783260087311" calcext:value-type="float">
            <text:p>491783260087311</text:p>
          </table:table-cell>
          <table:table-cell table:formula="of:=[.F154]-[.E154]+1" office:value-type="float" office:value="7340186616119" calcext:value-type="float">
            <text:p>734018661611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91783260087312" calcext:value-type="float">
            <text:p>491783260087312</text:p>
          </table:table-cell>
          <table:table-cell table:formula="of:=IF([.A156]-[.B155]&lt;=0;1;0)" office:value-type="float" office:value="0" calcext:value-type="float">
            <text:p>0</text:p>
          </table:table-cell>
          <table:table-cell/>
          <table:table-cell table:number-columns-repeated="2" office:value-type="float" office:value="491783260087312" calcext:value-type="float">
            <text:p>491783260087312</text:p>
          </table:table-cell>
          <table:table-cell table:formula="of:=[.F155]-[.E155]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93548174887900" calcext:value-type="float">
            <text:p>493548174887900</text:p>
          </table:table-cell>
          <table:table-cell office:value-type="float" office:value="493931919355338" calcext:value-type="float">
            <text:p>493931919355338</text:p>
          </table:table-cell>
          <table:table-cell table:formula="of:=IF([.A157]-[.B156]&lt;=0;1;0)" office:value-type="float" office:value="0" calcext:value-type="float">
            <text:p>0</text:p>
          </table:table-cell>
          <table:table-cell/>
          <table:table-cell office:value-type="float" office:value="493548174887900" calcext:value-type="float">
            <text:p>493548174887900</text:p>
          </table:table-cell>
          <table:table-cell office:value-type="float" office:value="493931919355338" calcext:value-type="float">
            <text:p>493931919355338</text:p>
          </table:table-cell>
          <table:table-cell table:formula="of:=[.F156]-[.E156]+1" office:value-type="float" office:value="383744467439" calcext:value-type="float">
            <text:p>383744467439</text:p>
          </table:table-cell>
          <table:table-cell table:number-columns-repeated="4"/>
        </table:table-row>
        <table:table-row table:style-name="ro1">
          <table:table-cell office:value-type="float" office:value="497225205865627" calcext:value-type="float">
            <text:p>497225205865627</text:p>
          </table:table-cell>
          <table:table-cell office:value-type="float" office:value="497696644648547" calcext:value-type="float">
            <text:p>497696644648547</text:p>
          </table:table-cell>
          <table:table-cell table:formula="of:=IF([.A158]-[.B157]&lt;=0;1;0)" office:value-type="float" office:value="0" calcext:value-type="float">
            <text:p>0</text:p>
          </table:table-cell>
          <table:table-cell/>
          <table:table-cell office:value-type="float" office:value="497225205865627" calcext:value-type="float">
            <text:p>497225205865627</text:p>
          </table:table-cell>
          <table:table-cell office:value-type="float" office:value="497696644648547" calcext:value-type="float">
            <text:p>497696644648547</text:p>
          </table:table-cell>
          <table:table-cell table:formula="of:=[.F157]-[.E157]+1" office:value-type="float" office:value="471438782921" calcext:value-type="float">
            <text:p>471438782921</text:p>
          </table:table-cell>
          <table:table-cell table:number-columns-repeated="4"/>
        </table:table-row>
        <table:table-row table:style-name="ro1">
          <table:table-cell office:value-type="float" office:value="497929985021076" calcext:value-type="float">
            <text:p>497929985021076</text:p>
          </table:table-cell>
          <table:table-cell office:value-type="float" office:value="498223446530046" calcext:value-type="float">
            <text:p>498223446530046</text:p>
          </table:table-cell>
          <table:table-cell table:formula="of:=IF([.A159]-[.B158]&lt;=0;1;0)" office:value-type="float" office:value="0" calcext:value-type="float">
            <text:p>0</text:p>
          </table:table-cell>
          <table:table-cell/>
          <table:table-cell office:value-type="float" office:value="497929985021076" calcext:value-type="float">
            <text:p>497929985021076</text:p>
          </table:table-cell>
          <table:table-cell office:value-type="float" office:value="498223446530046" calcext:value-type="float">
            <text:p>498223446530046</text:p>
          </table:table-cell>
          <table:table-cell table:formula="of:=[.F158]-[.E158]+1" office:value-type="float" office:value="293461508971" calcext:value-type="float">
            <text:p>293461508971</text:p>
          </table:table-cell>
          <table:table-cell table:number-columns-repeated="4"/>
        </table:table-row>
        <table:table-row table:style-name="ro1">
          <table:table-cell office:value-type="float" office:value="498762675103169" calcext:value-type="float">
            <text:p>498762675103169</text:p>
          </table:table-cell>
          <table:table-cell office:value-type="float" office:value="499002133600418" calcext:value-type="float">
            <text:p>499002133600418</text:p>
          </table:table-cell>
          <table:table-cell table:formula="of:=IF([.A160]-[.B159]&lt;=0;1;0)" office:value-type="float" office:value="1" calcext:value-type="float">
            <text:p>1</text:p>
          </table:table-cell>
          <table:table-cell/>
          <table:table-cell office:value-type="float" office:value="498762675103169" calcext:value-type="float">
            <text:p>498762675103169</text:p>
          </table:table-cell>
          <table:table-cell table:style-name="ce4" office:value-type="float" office:value="499571236343420" calcext:value-type="float">
            <text:p>499571236343420</text:p>
          </table:table-cell>
          <table:table-cell table:formula="of:=[.F159]-[.E159]+1" office:value-type="float" office:value="808561240252" calcext:value-type="float">
            <text:p>808561240252</text:p>
          </table:table-cell>
          <table:table-cell table:number-columns-repeated="4"/>
        </table:table-row>
        <table:table-row table:style-name="ro1">
          <table:table-cell office:value-type="float" office:value="498762675103169" calcext:value-type="float">
            <text:p>498762675103169</text:p>
          </table:table-cell>
          <table:table-cell table:style-name="ce2" office:value-type="float" office:value="499571236343420" calcext:value-type="float">
            <text:p>499571236343420</text:p>
          </table:table-cell>
          <table:table-cell table:formula="of:=IF([.A161]-[.B160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8762675103169" calcext:value-type="float">
            <text:p>498762675103169</text:p>
          </table:table-cell>
          <table:table-cell office:value-type="float" office:value="499285562943904" calcext:value-type="float">
            <text:p>499285562943904</text:p>
          </table:table-cell>
          <table:table-cell table:formula="of:=IF([.A162]-[.B161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9902707469604" calcext:value-type="float">
            <text:p>499902707469604</text:p>
          </table:table-cell>
          <table:table-cell office:value-type="float" office:value="500416506287148" calcext:value-type="float">
            <text:p>500416506287148</text:p>
          </table:table-cell>
          <table:table-cell table:formula="of:=IF([.A163]-[.B162]&lt;=0;1;0)" office:value-type="float" office:value="0" calcext:value-type="float">
            <text:p>0</text:p>
          </table:table-cell>
          <table:table-cell/>
          <table:table-cell office:value-type="float" office:value="499902707469604" calcext:value-type="float">
            <text:p>499902707469604</text:p>
          </table:table-cell>
          <table:table-cell office:value-type="float" office:value="500416506287148" calcext:value-type="float">
            <text:p>500416506287148</text:p>
          </table:table-cell>
          <table:table-cell table:formula="of:=[.F162]-[.E162]+1" office:value-type="float" office:value="513798817545" calcext:value-type="float">
            <text:p>513798817545</text:p>
          </table:table-cell>
          <table:table-cell table:number-columns-repeated="4"/>
        </table:table-row>
        <table:table-row table:style-name="ro1">
          <table:table-cell office:value-type="float" office:value="501050899249594" calcext:value-type="float">
            <text:p>501050899249594</text:p>
          </table:table-cell>
          <table:table-cell office:value-type="float" office:value="501786928024258" calcext:value-type="float">
            <text:p>501786928024258</text:p>
          </table:table-cell>
          <table:table-cell table:formula="of:=IF([.A164]-[.B163]&lt;=0;1;0)" office:value-type="float" office:value="1" calcext:value-type="float">
            <text:p>1</text:p>
          </table:table-cell>
          <table:table-cell/>
          <table:table-cell office:value-type="float" office:value="501050899249594" calcext:value-type="float">
            <text:p>501050899249594</text:p>
          </table:table-cell>
          <table:table-cell office:value-type="float" office:value="502348453390315" calcext:value-type="float">
            <text:p>502348453390315</text:p>
          </table:table-cell>
          <table:table-cell table:formula="of:=[.F163]-[.E163]+1" office:value-type="float" office:value="1297554140722" calcext:value-type="float">
            <text:p>1297554140722</text:p>
          </table:table-cell>
          <table:table-cell table:number-columns-repeated="4"/>
        </table:table-row>
        <table:table-row table:style-name="ro1">
          <table:table-cell office:value-type="float" office:value="501277005625674" calcext:value-type="float">
            <text:p>501277005625674</text:p>
          </table:table-cell>
          <table:table-cell office:value-type="float" office:value="501786928024258" calcext:value-type="float">
            <text:p>501786928024258</text:p>
          </table:table-cell>
          <table:table-cell table:formula="of:=IF([.A165]-[.B164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1277005625674" calcext:value-type="float">
            <text:p>501277005625674</text:p>
          </table:table-cell>
          <table:table-cell office:value-type="float" office:value="501786928024258" calcext:value-type="float">
            <text:p>501786928024258</text:p>
          </table:table-cell>
          <table:table-cell table:formula="of:=IF([.A166]-[.B165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1471864514126" calcext:value-type="float">
            <text:p>501471864514126</text:p>
          </table:table-cell>
          <table:table-cell office:value-type="float" office:value="502348453390315" calcext:value-type="float">
            <text:p>502348453390315</text:p>
          </table:table-cell>
          <table:table-cell table:formula="of:=IF([.A167]-[.B166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1471864514126" calcext:value-type="float">
            <text:p>501471864514126</text:p>
          </table:table-cell>
          <table:table-cell office:value-type="float" office:value="502348453390315" calcext:value-type="float">
            <text:p>502348453390315</text:p>
          </table:table-cell>
          <table:table-cell table:formula="of:=IF([.A168]-[.B167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2095233029045" calcext:value-type="float">
            <text:p>502095233029045</text:p>
          </table:table-cell>
          <table:table-cell office:value-type="float" office:value="502348453390315" calcext:value-type="float">
            <text:p>502348453390315</text:p>
          </table:table-cell>
          <table:table-cell table:formula="of:=IF([.A169]-[.B168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3667223561226" calcext:value-type="float">
            <text:p>503667223561226</text:p>
          </table:table-cell>
          <table:table-cell office:value-type="float" office:value="509136145382983" calcext:value-type="float">
            <text:p>509136145382983</text:p>
          </table:table-cell>
          <table:table-cell table:formula="of:=IF([.A170]-[.B169]&lt;=0;1;0)" office:value-type="float" office:value="1" calcext:value-type="float">
            <text:p>1</text:p>
          </table:table-cell>
          <table:table-cell/>
          <table:table-cell office:value-type="float" office:value="503667223561226" calcext:value-type="float">
            <text:p>503667223561226</text:p>
          </table:table-cell>
          <table:table-cell office:value-type="float" office:value="511843007452313" calcext:value-type="float">
            <text:p>511843007452313</text:p>
          </table:table-cell>
          <table:table-cell table:formula="of:=[.F169]-[.E169]+1" office:value-type="float" office:value="8175783891088" calcext:value-type="float">
            <text:p>8175783891088</text:p>
          </table:table-cell>
          <table:table-cell table:number-columns-repeated="4"/>
        </table:table-row>
        <table:table-row table:style-name="ro1">
          <table:table-cell office:value-type="float" office:value="506802121296256" calcext:value-type="float">
            <text:p>506802121296256</text:p>
          </table:table-cell>
          <table:table-cell office:value-type="float" office:value="511843007452313" calcext:value-type="float">
            <text:p>511843007452313</text:p>
          </table:table-cell>
          <table:table-cell table:formula="of:=IF([.A171]-[.B170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5987231565768" calcext:value-type="float">
            <text:p>515987231565768</text:p>
          </table:table-cell>
          <table:table-cell office:value-type="float" office:value="520075670866842" calcext:value-type="float">
            <text:p>520075670866842</text:p>
          </table:table-cell>
          <table:table-cell table:formula="of:=IF([.A172]-[.B171]&lt;=0;1;0)" office:value-type="float" office:value="0" calcext:value-type="float">
            <text:p>0</text:p>
          </table:table-cell>
          <table:table-cell/>
          <table:table-cell office:value-type="float" office:value="515987231565768" calcext:value-type="float">
            <text:p>515987231565768</text:p>
          </table:table-cell>
          <table:table-cell office:value-type="float" office:value="520075670866842" calcext:value-type="float">
            <text:p>520075670866842</text:p>
          </table:table-cell>
          <table:table-cell table:formula="of:=[.F171]-[.E171]+1" office:value-type="float" office:value="4088439301075" calcext:value-type="float">
            <text:p>4088439301075</text:p>
          </table:table-cell>
          <table:table-cell table:number-columns-repeated="4"/>
        </table:table-row>
        <table:table-row table:style-name="ro1">
          <table:table-cell office:value-type="float" office:value="522851414400525" calcext:value-type="float">
            <text:p>522851414400525</text:p>
          </table:table-cell>
          <table:table-cell office:value-type="float" office:value="524232577400358" calcext:value-type="float">
            <text:p>524232577400358</text:p>
          </table:table-cell>
          <table:table-cell table:formula="of:=IF([.A173]-[.B172]&lt;=0;1;0)" office:value-type="float" office:value="1" calcext:value-type="float">
            <text:p>1</text:p>
          </table:table-cell>
          <table:table-cell/>
          <table:table-cell office:value-type="float" office:value="522851414400525" calcext:value-type="float">
            <text:p>522851414400525</text:p>
          </table:table-cell>
          <table:table-cell office:value-type="float" office:value="532381986753164" calcext:value-type="float">
            <text:p>532381986753164</text:p>
          </table:table-cell>
          <table:table-cell table:formula="of:=[.F172]-[.E172]+1" office:value-type="float" office:value="9530572352640" calcext:value-type="float">
            <text:p>9530572352640</text:p>
          </table:table-cell>
          <table:table-cell table:number-columns-repeated="4"/>
        </table:table-row>
        <table:table-row table:style-name="ro1">
          <table:table-cell office:value-type="float" office:value="523739813447364" calcext:value-type="float">
            <text:p>523739813447364</text:p>
          </table:table-cell>
          <table:table-cell office:value-type="float" office:value="525157736658109" calcext:value-type="float">
            <text:p>525157736658109</text:p>
          </table:table-cell>
          <table:table-cell table:formula="of:=IF([.A174]-[.B173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4761887918912" calcext:value-type="float">
            <text:p>524761887918912</text:p>
          </table:table-cell>
          <table:table-cell office:value-type="float" office:value="526334879358024" calcext:value-type="float">
            <text:p>526334879358024</text:p>
          </table:table-cell>
          <table:table-cell table:formula="of:=IF([.A175]-[.B174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5800765093262" calcext:value-type="float">
            <text:p>525800765093262</text:p>
          </table:table-cell>
          <table:table-cell office:value-type="float" office:value="527130969692232" calcext:value-type="float">
            <text:p>527130969692232</text:p>
          </table:table-cell>
          <table:table-cell table:formula="of:=IF([.A176]-[.B175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6755445779042" calcext:value-type="float">
            <text:p>526755445779042</text:p>
          </table:table-cell>
          <table:table-cell office:value-type="float" office:value="527984897328052" calcext:value-type="float">
            <text:p>527984897328052</text:p>
          </table:table-cell>
          <table:table-cell table:formula="of:=IF([.A177]-[.B176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7603841537498" calcext:value-type="float">
            <text:p>527603841537498</text:p>
          </table:table-cell>
          <table:table-cell office:value-type="float" office:value="529004200254332" calcext:value-type="float">
            <text:p>529004200254332</text:p>
          </table:table-cell>
          <table:table-cell table:formula="of:=IF([.A178]-[.B177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8452800290912" calcext:value-type="float">
            <text:p>528452800290912</text:p>
          </table:table-cell>
          <table:table-cell office:value-type="float" office:value="529926766575504" calcext:value-type="float">
            <text:p>529926766575504</text:p>
          </table:table-cell>
          <table:table-cell table:formula="of:=IF([.A179]-[.B178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9367412183135" calcext:value-type="float">
            <text:p>529367412183135</text:p>
          </table:table-cell>
          <table:table-cell office:value-type="float" office:value="530773948034653" calcext:value-type="float">
            <text:p>530773948034653</text:p>
          </table:table-cell>
          <table:table-cell table:formula="of:=IF([.A180]-[.B179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0361363963362" calcext:value-type="float">
            <text:p>530361363963362</text:p>
          </table:table-cell>
          <table:table-cell office:value-type="float" office:value="531483269113417" calcext:value-type="float">
            <text:p>531483269113417</text:p>
          </table:table-cell>
          <table:table-cell table:formula="of:=IF([.A181]-[.B180]&l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1045801225249" calcext:value-type="float">
            <text:p>531045801225249</text:p>
          </table:table-cell>
          <table:table-cell office:value-type="float" office:value="532381986753164" calcext:value-type="float">
            <text:p>532381986753164</text:p>
          </table:table-cell>
          <table:table-cell table:formula="of:=IF([.A182]-[.B181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34257412281077" calcext:value-type="float">
            <text:p>534257412281077</text:p>
          </table:table-cell>
          <table:table-cell table:formula="of:=IF([.A183]-[.B182]&lt;=0;1;0)" office:value-type="float" office:value="1" calcext:value-type="float">
            <text:p>1</text:p>
          </table:table-cell>
          <table:table-cell/>
          <table:table-cell office:value-type="float" office:value="534257412281077" calcext:value-type="float">
            <text:p>534257412281077</text:p>
          </table:table-cell>
          <table:table-cell office:value-type="float" office:value="541433740731218" calcext:value-type="float">
            <text:p>541433740731218</text:p>
          </table:table-cell>
          <table:table-cell table:formula="of:=[.F182]-[.E182]+1" office:value-type="float" office:value="7176328450142" calcext:value-type="float">
            <text:p>7176328450142</text:p>
          </table:table-cell>
          <table:table-cell table:number-columns-repeated="4"/>
        </table:table-row>
        <table:table-row table:style-name="ro1">
          <table:table-cell office:value-type="float" office:value="534257412281077" calcext:value-type="float">
            <text:p>534257412281077</text:p>
          </table:table-cell>
          <table:table-cell office:value-type="float" office:value="541433740731218" calcext:value-type="float">
            <text:p>541433740731218</text:p>
          </table:table-cell>
          <table:table-cell table:formula="of:=IF([.A184]-[.B183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4715073094800" calcext:value-type="float">
            <text:p>544715073094800</text:p>
          </table:table-cell>
          <table:table-cell office:value-type="float" office:value="550878697688545" calcext:value-type="float">
            <text:p>550878697688545</text:p>
          </table:table-cell>
          <table:table-cell table:formula="of:=IF([.A185]-[.B184]&lt;=0;1;0)" office:value-type="float" office:value="1" calcext:value-type="float">
            <text:p>1</text:p>
          </table:table-cell>
          <table:table-cell/>
          <table:table-cell office:value-type="float" office:value="544715073094800" calcext:value-type="float">
            <text:p>544715073094800</text:p>
          </table:table-cell>
          <table:table-cell office:value-type="float" office:value="550878697688545" calcext:value-type="float">
            <text:p>550878697688545</text:p>
          </table:table-cell>
          <table:table-cell table:formula="of:=[.F184]-[.E184]+1" office:value-type="float" office:value="6163624593746" calcext:value-type="float">
            <text:p>6163624593746</text:p>
          </table:table-cell>
          <table:table-cell table:number-columns-repeated="4"/>
        </table:table-row>
        <table:table-row table:style-name="ro1">
          <table:table-cell office:value-type="float" office:value="546794831410605" calcext:value-type="float">
            <text:p>546794831410605</text:p>
          </table:table-cell>
          <table:table-cell office:value-type="float" office:value="550878697688545" calcext:value-type="float">
            <text:p>550878697688545</text:p>
          </table:table-cell>
          <table:table-cell table:formula="of:=IF([.A186]-[.B185]&l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55740025451076" calcext:value-type="float">
            <text:p>555740025451076</text:p>
          </table:table-cell>
          <table:table-cell table:formula="of:=IF([.A187]-[.B186]&lt;=0;1;0)" office:value-type="float" office:value="0" calcext:value-type="float">
            <text:p>0</text:p>
          </table:table-cell>
          <table:table-cell/>
          <table:table-cell table:number-columns-repeated="2" office:value-type="float" office:value="555740025451076" calcext:value-type="float">
            <text:p>555740025451076</text:p>
          </table:table-cell>
          <table:table-cell table:formula="of:=[.F186]-[.E186]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55740025451077" calcext:value-type="float">
            <text:p>555740025451077</text:p>
          </table:table-cell>
          <table:table-cell office:value-type="float" office:value="559419282884614" calcext:value-type="float">
            <text:p>559419282884614</text:p>
          </table:table-cell>
          <table:table-cell table:formula="of:=IF([.A188]-[.B187]&lt;=0;1;0)" office:value-type="float" office:value="1" calcext:value-type="float">
            <text:p>1</text:p>
          </table:table-cell>
          <table:table-cell/>
          <table:table-cell office:value-type="float" office:value="555740025451077" calcext:value-type="float">
            <text:p>555740025451077</text:p>
          </table:table-cell>
          <table:table-cell office:value-type="float" office:value="559419282884614" calcext:value-type="float">
            <text:p>559419282884614</text:p>
          </table:table-cell>
          <table:table-cell table:formula="of:=[.F187]-[.E187]+1" office:value-type="float" office:value="3679257433538" calcext:value-type="float">
            <text:p>367925743353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IF([.A189]-[.B188]&lt;=0;1;0)" office:value-type="float" office:value="1" calcext:value-type="float">
            <text:p>1</text:p>
          </table:table-cell>
          <table:table-cell table:number-columns-repeated="3"/>
          <table:table-cell table:formula="of:=SUM([.G1:.G187])" office:value-type="float" office:value="344813017450467" calcext:value-type="float">
            <text:p>344813017450467</text:p>
          </table:table-cell>
          <table:table-cell table:number-columns-repeated="4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4"/>
          <table:table-cell office:value-type="float" office:value="1210556096410" calcext:value-type="float">
            <text:p>1210556096410</text:p>
          </table:table-cell>
          <table:table-cell office:value-type="float" office:value="9579210318065" calcext:value-type="float">
            <text:p>9579210318065</text:p>
          </table:table-cell>
          <table:table-cell/>
          <table:table-cell office:value-type="float" office:value="1210556096410" calcext:value-type="float">
            <text:p>1210556096410</text:p>
          </table:table-cell>
          <table:table-cell office:value-type="float" office:value="9579210318065" calcext:value-type="float">
            <text:p>9579210318065</text:p>
          </table:table-cell>
          <table:table-cell table:formula="of:=IF([.E193]=[.H193];0;1)" office:value-type="float" office:value="0" calcext:value-type="float">
            <text:p>0</text:p>
          </table:table-cell>
          <table:table-cell table:formula="of:=IF([.F193]=[.I193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1409927143697" calcext:value-type="float">
            <text:p>11409927143697</text:p>
          </table:table-cell>
          <table:table-cell office:value-type="float" office:value="15757404441036" calcext:value-type="float">
            <text:p>15757404441036</text:p>
          </table:table-cell>
          <table:table-cell/>
          <table:table-cell office:value-type="float" office:value="11409927143697" calcext:value-type="float">
            <text:p>11409927143697</text:p>
          </table:table-cell>
          <table:table-cell office:value-type="float" office:value="15757404441036" calcext:value-type="float">
            <text:p>15757404441036</text:p>
          </table:table-cell>
          <table:table-cell table:formula="of:=IF([.E194]=[.H194];0;1)" office:value-type="float" office:value="0" calcext:value-type="float">
            <text:p>0</text:p>
          </table:table-cell>
          <table:table-cell table:formula="of:=IF([.F194]=[.I194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1807523784418" calcext:value-type="float">
            <text:p>21807523784418</text:p>
          </table:table-cell>
          <table:table-cell office:value-type="float" office:value="29586830165344" calcext:value-type="float">
            <text:p>29586830165344</text:p>
          </table:table-cell>
          <table:table-cell/>
          <table:table-cell office:value-type="float" office:value="21807523784418" calcext:value-type="float">
            <text:p>21807523784418</text:p>
          </table:table-cell>
          <table:table-cell office:value-type="float" office:value="29586830165344" calcext:value-type="float">
            <text:p>29586830165344</text:p>
          </table:table-cell>
          <table:table-cell table:formula="of:=IF([.E195]=[.H195];0;1)" office:value-type="float" office:value="0" calcext:value-type="float">
            <text:p>0</text:p>
          </table:table-cell>
          <table:table-cell table:formula="of:=IF([.F195]=[.I195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2287265814727" calcext:value-type="float">
            <text:p>32287265814727</text:p>
          </table:table-cell>
          <table:table-cell office:value-type="float" office:value="39356756283317" calcext:value-type="float">
            <text:p>39356756283317</text:p>
          </table:table-cell>
          <table:table-cell/>
          <table:table-cell office:value-type="float" office:value="32287265814727" calcext:value-type="float">
            <text:p>32287265814727</text:p>
          </table:table-cell>
          <table:table-cell office:value-type="float" office:value="39356756283317" calcext:value-type="float">
            <text:p>39356756283317</text:p>
          </table:table-cell>
          <table:table-cell table:formula="of:=IF([.E196]=[.H196];0;1)" office:value-type="float" office:value="0" calcext:value-type="float">
            <text:p>0</text:p>
          </table:table-cell>
          <table:table-cell table:formula="of:=IF([.F196]=[.I196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3836223730745" calcext:value-type="float">
            <text:p>43836223730745</text:p>
          </table:table-cell>
          <table:table-cell office:value-type="float" office:value="49177711042138" calcext:value-type="float">
            <text:p>49177711042138</text:p>
          </table:table-cell>
          <table:table-cell/>
          <table:table-cell office:value-type="float" office:value="43836223730745" calcext:value-type="float">
            <text:p>43836223730745</text:p>
          </table:table-cell>
          <table:table-cell office:value-type="float" office:value="49177711042138" calcext:value-type="float">
            <text:p>49177711042138</text:p>
          </table:table-cell>
          <table:table-cell table:formula="of:=IF([.E197]=[.H197];0;1)" office:value-type="float" office:value="0" calcext:value-type="float">
            <text:p>0</text:p>
          </table:table-cell>
          <table:table-cell table:formula="of:=IF([.F197]=[.I197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49177711042139" calcext:value-type="float">
            <text:p>49177711042139</text:p>
          </table:table-cell>
          <table:table-cell/>
          <table:table-cell table:number-columns-repeated="2" office:value-type="float" office:value="49177711042139" calcext:value-type="float">
            <text:p>49177711042139</text:p>
          </table:table-cell>
          <table:table-cell table:formula="of:=IF([.E198]=[.H198];0;1)" office:value-type="float" office:value="0" calcext:value-type="float">
            <text:p>0</text:p>
          </table:table-cell>
          <table:table-cell table:formula="of:=IF([.F198]=[.I198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1583995346630" calcext:value-type="float">
            <text:p>51583995346630</text:p>
          </table:table-cell>
          <table:table-cell office:value-type="float" office:value="59804047351206" calcext:value-type="float">
            <text:p>59804047351206</text:p>
          </table:table-cell>
          <table:table-cell/>
          <table:table-cell office:value-type="float" office:value="51583995346630" calcext:value-type="float">
            <text:p>51583995346630</text:p>
          </table:table-cell>
          <table:table-cell office:value-type="float" office:value="59804047351206" calcext:value-type="float">
            <text:p>59804047351206</text:p>
          </table:table-cell>
          <table:table-cell table:formula="of:=IF([.E199]=[.H199];0;1)" office:value-type="float" office:value="0" calcext:value-type="float">
            <text:p>0</text:p>
          </table:table-cell>
          <table:table-cell table:formula="of:=IF([.F199]=[.I199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3613769122503" calcext:value-type="float">
            <text:p>63613769122503</text:p>
          </table:table-cell>
          <table:table-cell office:value-type="float" office:value="68190178828324" calcext:value-type="float">
            <text:p>68190178828324</text:p>
          </table:table-cell>
          <table:table-cell/>
          <table:table-cell office:value-type="float" office:value="63613769122503" calcext:value-type="float">
            <text:p>63613769122503</text:p>
          </table:table-cell>
          <table:table-cell office:value-type="float" office:value="68190178828324" calcext:value-type="float">
            <text:p>68190178828324</text:p>
          </table:table-cell>
          <table:table-cell table:formula="of:=IF([.E200]=[.H200];0;1)" office:value-type="float" office:value="0" calcext:value-type="float">
            <text:p>0</text:p>
          </table:table-cell>
          <table:table-cell table:formula="of:=IF([.F200]=[.I200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2978626378777" calcext:value-type="float">
            <text:p>72978626378777</text:p>
          </table:table-cell>
          <table:table-cell office:value-type="float" office:value="75641956243134" calcext:value-type="float">
            <text:p>75641956243134</text:p>
          </table:table-cell>
          <table:table-cell/>
          <table:table-cell office:value-type="float" office:value="72978626378777" calcext:value-type="float">
            <text:p>72978626378777</text:p>
          </table:table-cell>
          <table:table-cell office:value-type="float" office:value="75641956243134" calcext:value-type="float">
            <text:p>75641956243134</text:p>
          </table:table-cell>
          <table:table-cell table:formula="of:=IF([.E201]=[.H201];0;1)" office:value-type="float" office:value="0" calcext:value-type="float">
            <text:p>0</text:p>
          </table:table-cell>
          <table:table-cell table:formula="of:=IF([.F201]=[.I201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5641956243136" calcext:value-type="float">
            <text:p>75641956243136</text:p>
          </table:table-cell>
          <table:table-cell office:value-type="float" office:value="78098158659964" calcext:value-type="float">
            <text:p>78098158659964</text:p>
          </table:table-cell>
          <table:table-cell/>
          <table:table-cell office:value-type="float" office:value="75641956243136" calcext:value-type="float">
            <text:p>75641956243136</text:p>
          </table:table-cell>
          <table:table-cell office:value-type="float" office:value="78098158659964" calcext:value-type="float">
            <text:p>78098158659964</text:p>
          </table:table-cell>
          <table:table-cell table:formula="of:=IF([.E202]=[.H202];0;1)" office:value-type="float" office:value="0" calcext:value-type="float">
            <text:p>0</text:p>
          </table:table-cell>
          <table:table-cell table:formula="of:=IF([.F202]=[.I202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80786390686864" calcext:value-type="float">
            <text:p>80786390686864</text:p>
          </table:table-cell>
          <table:table-cell office:value-type="float" office:value="90282361017819" calcext:value-type="float">
            <text:p>90282361017819</text:p>
          </table:table-cell>
          <table:table-cell/>
          <table:table-cell office:value-type="float" office:value="80786390686864" calcext:value-type="float">
            <text:p>80786390686864</text:p>
          </table:table-cell>
          <table:table-cell office:value-type="float" office:value="90282361017819" calcext:value-type="float">
            <text:p>90282361017819</text:p>
          </table:table-cell>
          <table:table-cell table:formula="of:=IF([.E203]=[.H203];0;1)" office:value-type="float" office:value="0" calcext:value-type="float">
            <text:p>0</text:p>
          </table:table-cell>
          <table:table-cell table:formula="of:=IF([.F203]=[.I203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91542487246678" calcext:value-type="float">
            <text:p>91542487246678</text:p>
          </table:table-cell>
          <table:table-cell office:value-type="float" office:value="98235869765402" calcext:value-type="float">
            <text:p>98235869765402</text:p>
          </table:table-cell>
          <table:table-cell/>
          <table:table-cell office:value-type="float" office:value="91542487246678" calcext:value-type="float">
            <text:p>91542487246678</text:p>
          </table:table-cell>
          <table:table-cell office:value-type="float" office:value="98235869765402" calcext:value-type="float">
            <text:p>98235869765402</text:p>
          </table:table-cell>
          <table:table-cell table:formula="of:=IF([.E204]=[.H204];0;1)" office:value-type="float" office:value="0" calcext:value-type="float">
            <text:p>0</text:p>
          </table:table-cell>
          <table:table-cell table:formula="of:=IF([.F204]=[.I204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00982398544566" calcext:value-type="float">
            <text:p>100982398544566</text:p>
          </table:table-cell>
          <table:table-cell office:value-type="float" office:value="101957600189382" calcext:value-type="float">
            <text:p>101957600189382</text:p>
          </table:table-cell>
          <table:table-cell/>
          <table:table-cell office:value-type="float" office:value="100982398544566" calcext:value-type="float">
            <text:p>100982398544566</text:p>
          </table:table-cell>
          <table:table-cell office:value-type="float" office:value="101957600189382" calcext:value-type="float">
            <text:p>101957600189382</text:p>
          </table:table-cell>
          <table:table-cell table:formula="of:=IF([.E205]=[.H205];0;1)" office:value-type="float" office:value="0" calcext:value-type="float">
            <text:p>0</text:p>
          </table:table-cell>
          <table:table-cell table:formula="of:=IF([.F205]=[.I205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02469491187341" calcext:value-type="float">
            <text:p>102469491187341</text:p>
          </table:table-cell>
          <table:table-cell office:value-type="float" office:value="104903823508565" calcext:value-type="float">
            <text:p>104903823508565</text:p>
          </table:table-cell>
          <table:table-cell/>
          <table:table-cell office:value-type="float" office:value="102469491187341" calcext:value-type="float">
            <text:p>102469491187341</text:p>
          </table:table-cell>
          <table:table-cell office:value-type="float" office:value="104903823508565" calcext:value-type="float">
            <text:p>104903823508565</text:p>
          </table:table-cell>
          <table:table-cell table:formula="of:=IF([.E206]=[.H206];0;1)" office:value-type="float" office:value="0" calcext:value-type="float">
            <text:p>0</text:p>
          </table:table-cell>
          <table:table-cell table:formula="of:=IF([.F206]=[.I206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05121334554032" calcext:value-type="float">
            <text:p>105121334554032</text:p>
          </table:table-cell>
          <table:table-cell office:value-type="float" office:value="105694322160237" calcext:value-type="float">
            <text:p>105694322160237</text:p>
          </table:table-cell>
          <table:table-cell/>
          <table:table-cell office:value-type="float" office:value="105121334554032" calcext:value-type="float">
            <text:p>105121334554032</text:p>
          </table:table-cell>
          <table:table-cell office:value-type="float" office:value="105694322160237" calcext:value-type="float">
            <text:p>105694322160237</text:p>
          </table:table-cell>
          <table:table-cell table:formula="of:=IF([.E207]=[.H207];0;1)" office:value-type="float" office:value="0" calcext:value-type="float">
            <text:p>0</text:p>
          </table:table-cell>
          <table:table-cell table:formula="of:=IF([.F207]=[.I207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06091441510522" calcext:value-type="float">
            <text:p>106091441510522</text:p>
          </table:table-cell>
          <table:table-cell office:value-type="float" office:value="106711332354283" calcext:value-type="float">
            <text:p>106711332354283</text:p>
          </table:table-cell>
          <table:table-cell/>
          <table:table-cell office:value-type="float" office:value="106091441510522" calcext:value-type="float">
            <text:p>106091441510522</text:p>
          </table:table-cell>
          <table:table-cell office:value-type="float" office:value="106711332354283" calcext:value-type="float">
            <text:p>106711332354283</text:p>
          </table:table-cell>
          <table:table-cell table:formula="of:=IF([.E208]=[.H208];0;1)" office:value-type="float" office:value="0" calcext:value-type="float">
            <text:p>0</text:p>
          </table:table-cell>
          <table:table-cell table:formula="of:=IF([.F208]=[.I208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07611051822203" calcext:value-type="float">
            <text:p>107611051822203</text:p>
          </table:table-cell>
          <table:table-cell office:value-type="float" office:value="108913537716846" calcext:value-type="float">
            <text:p>108913537716846</text:p>
          </table:table-cell>
          <table:table-cell/>
          <table:table-cell office:value-type="float" office:value="107611051822203" calcext:value-type="float">
            <text:p>107611051822203</text:p>
          </table:table-cell>
          <table:table-cell office:value-type="float" office:value="108913537716846" calcext:value-type="float">
            <text:p>108913537716846</text:p>
          </table:table-cell>
          <table:table-cell table:formula="of:=IF([.E209]=[.H209];0;1)" office:value-type="float" office:value="0" calcext:value-type="float">
            <text:p>0</text:p>
          </table:table-cell>
          <table:table-cell table:formula="of:=IF([.F209]=[.I209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09260782149885" calcext:value-type="float">
            <text:p>109260782149885</text:p>
          </table:table-cell>
          <table:table-cell office:value-type="float" office:value="109878838468670" calcext:value-type="float">
            <text:p>109878838468670</text:p>
          </table:table-cell>
          <table:table-cell/>
          <table:table-cell office:value-type="float" office:value="109260782149885" calcext:value-type="float">
            <text:p>109260782149885</text:p>
          </table:table-cell>
          <table:table-cell office:value-type="float" office:value="109878838468670" calcext:value-type="float">
            <text:p>109878838468670</text:p>
          </table:table-cell>
          <table:table-cell table:formula="of:=IF([.E210]=[.H210];0;1)" office:value-type="float" office:value="0" calcext:value-type="float">
            <text:p>0</text:p>
          </table:table-cell>
          <table:table-cell table:formula="of:=IF([.F210]=[.I210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12420289168162" calcext:value-type="float">
            <text:p>112420289168162</text:p>
          </table:table-cell>
          <table:table-cell office:value-type="float" office:value="116527662920280" calcext:value-type="float">
            <text:p>116527662920280</text:p>
          </table:table-cell>
          <table:table-cell/>
          <table:table-cell office:value-type="float" office:value="112420289168162" calcext:value-type="float">
            <text:p>112420289168162</text:p>
          </table:table-cell>
          <table:table-cell office:value-type="float" office:value="116527662920280" calcext:value-type="float">
            <text:p>116527662920280</text:p>
          </table:table-cell>
          <table:table-cell table:formula="of:=IF([.E211]=[.H211];0;1)" office:value-type="float" office:value="0" calcext:value-type="float">
            <text:p>0</text:p>
          </table:table-cell>
          <table:table-cell table:formula="of:=IF([.F211]=[.I211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21021350183766" calcext:value-type="float">
            <text:p>121021350183766</text:p>
          </table:table-cell>
          <table:table-cell office:value-type="float" office:value="124970724723282" calcext:value-type="float">
            <text:p>124970724723282</text:p>
          </table:table-cell>
          <table:table-cell/>
          <table:table-cell office:value-type="float" office:value="121021350183766" calcext:value-type="float">
            <text:p>121021350183766</text:p>
          </table:table-cell>
          <table:table-cell office:value-type="float" office:value="124970724723282" calcext:value-type="float">
            <text:p>124970724723282</text:p>
          </table:table-cell>
          <table:table-cell table:formula="of:=IF([.E212]=[.H212];0;1)" office:value-type="float" office:value="0" calcext:value-type="float">
            <text:p>0</text:p>
          </table:table-cell>
          <table:table-cell table:formula="of:=IF([.F212]=[.I212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24970724723283" calcext:value-type="float">
            <text:p>124970724723283</text:p>
          </table:table-cell>
          <table:table-cell office:value-type="float" office:value="128402216224601" calcext:value-type="float">
            <text:p>128402216224601</text:p>
          </table:table-cell>
          <table:table-cell/>
          <table:table-cell office:value-type="float" office:value="124970724723283" calcext:value-type="float">
            <text:p>124970724723283</text:p>
          </table:table-cell>
          <table:table-cell office:value-type="float" office:value="128402216224601" calcext:value-type="float">
            <text:p>128402216224601</text:p>
          </table:table-cell>
          <table:table-cell table:formula="of:=IF([.E213]=[.H213];0;1)" office:value-type="float" office:value="0" calcext:value-type="float">
            <text:p>0</text:p>
          </table:table-cell>
          <table:table-cell table:formula="of:=IF([.F213]=[.I213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32181665511921" calcext:value-type="float">
            <text:p>132181665511921</text:p>
          </table:table-cell>
          <table:table-cell/>
          <table:table-cell table:number-columns-repeated="2" office:value-type="float" office:value="132181665511921" calcext:value-type="float">
            <text:p>132181665511921</text:p>
          </table:table-cell>
          <table:table-cell table:formula="of:=IF([.E214]=[.H214];0;1)" office:value-type="float" office:value="0" calcext:value-type="float">
            <text:p>0</text:p>
          </table:table-cell>
          <table:table-cell table:formula="of:=IF([.F214]=[.I214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32181665511922" calcext:value-type="float">
            <text:p>132181665511922</text:p>
          </table:table-cell>
          <table:table-cell office:value-type="float" office:value="138200691289156" calcext:value-type="float">
            <text:p>138200691289156</text:p>
          </table:table-cell>
          <table:table-cell/>
          <table:table-cell office:value-type="float" office:value="132181665511922" calcext:value-type="float">
            <text:p>132181665511922</text:p>
          </table:table-cell>
          <table:table-cell office:value-type="float" office:value="138200691289156" calcext:value-type="float">
            <text:p>138200691289156</text:p>
          </table:table-cell>
          <table:table-cell table:formula="of:=IF([.E215]=[.H215];0;1)" office:value-type="float" office:value="0" calcext:value-type="float">
            <text:p>0</text:p>
          </table:table-cell>
          <table:table-cell table:formula="of:=IF([.F215]=[.I215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41081783359266" calcext:value-type="float">
            <text:p>141081783359266</text:p>
          </table:table-cell>
          <table:table-cell office:value-type="float" office:value="145718975793307" calcext:value-type="float">
            <text:p>145718975793307</text:p>
          </table:table-cell>
          <table:table-cell/>
          <table:table-cell office:value-type="float" office:value="141081783359266" calcext:value-type="float">
            <text:p>141081783359266</text:p>
          </table:table-cell>
          <table:table-cell office:value-type="float" office:value="145718975793307" calcext:value-type="float">
            <text:p>145718975793307</text:p>
          </table:table-cell>
          <table:table-cell table:formula="of:=IF([.E216]=[.H216];0;1)" office:value-type="float" office:value="0" calcext:value-type="float">
            <text:p>0</text:p>
          </table:table-cell>
          <table:table-cell table:formula="of:=IF([.F216]=[.I216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45718975793308" calcext:value-type="float">
            <text:p>145718975793308</text:p>
          </table:table-cell>
          <table:table-cell office:value-type="float" office:value="148045006791963" calcext:value-type="float">
            <text:p>148045006791963</text:p>
          </table:table-cell>
          <table:table-cell/>
          <table:table-cell office:value-type="float" office:value="145718975793308" calcext:value-type="float">
            <text:p>145718975793308</text:p>
          </table:table-cell>
          <table:table-cell office:value-type="float" office:value="148045006791963" calcext:value-type="float">
            <text:p>148045006791963</text:p>
          </table:table-cell>
          <table:table-cell table:formula="of:=IF([.E217]=[.H217];0;1)" office:value-type="float" office:value="0" calcext:value-type="float">
            <text:p>0</text:p>
          </table:table-cell>
          <table:table-cell table:formula="of:=IF([.F217]=[.I217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53513770178181" calcext:value-type="float">
            <text:p>153513770178181</text:p>
          </table:table-cell>
          <table:table-cell office:value-type="float" office:value="159388744093090" calcext:value-type="float">
            <text:p>159388744093090</text:p>
          </table:table-cell>
          <table:table-cell/>
          <table:table-cell office:value-type="float" office:value="153513770178181" calcext:value-type="float">
            <text:p>153513770178181</text:p>
          </table:table-cell>
          <table:table-cell office:value-type="float" office:value="159388744093090" calcext:value-type="float">
            <text:p>159388744093090</text:p>
          </table:table-cell>
          <table:table-cell table:formula="of:=IF([.E218]=[.H218];0;1)" office:value-type="float" office:value="0" calcext:value-type="float">
            <text:p>0</text:p>
          </table:table-cell>
          <table:table-cell table:formula="of:=IF([.F218]=[.I218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62057980455184" calcext:value-type="float">
            <text:p>162057980455184</text:p>
          </table:table-cell>
          <table:table-cell office:value-type="float" office:value="166552204500541" calcext:value-type="float">
            <text:p>166552204500541</text:p>
          </table:table-cell>
          <table:table-cell/>
          <table:table-cell office:value-type="float" office:value="162057980455184" calcext:value-type="float">
            <text:p>162057980455184</text:p>
          </table:table-cell>
          <table:table-cell office:value-type="float" office:value="166552204500541" calcext:value-type="float">
            <text:p>166552204500541</text:p>
          </table:table-cell>
          <table:table-cell table:formula="of:=IF([.E219]=[.H219];0;1)" office:value-type="float" office:value="0" calcext:value-type="float">
            <text:p>0</text:p>
          </table:table-cell>
          <table:table-cell table:formula="of:=IF([.F219]=[.I219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72402346265457" calcext:value-type="float">
            <text:p>172402346265457</text:p>
          </table:table-cell>
          <table:table-cell office:value-type="float" office:value="179674064572918" calcext:value-type="float">
            <text:p>179674064572918</text:p>
          </table:table-cell>
          <table:table-cell/>
          <table:table-cell office:value-type="float" office:value="172402346265457" calcext:value-type="float">
            <text:p>172402346265457</text:p>
          </table:table-cell>
          <table:table-cell office:value-type="float" office:value="179674064572918" calcext:value-type="float">
            <text:p>179674064572918</text:p>
          </table:table-cell>
          <table:table-cell table:formula="of:=IF([.E220]=[.H220];0;1)" office:value-type="float" office:value="0" calcext:value-type="float">
            <text:p>0</text:p>
          </table:table-cell>
          <table:table-cell table:formula="of:=IF([.F220]=[.I220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83361395784713" calcext:value-type="float">
            <text:p>183361395784713</text:p>
          </table:table-cell>
          <table:table-cell office:value-type="float" office:value="188030623150344" calcext:value-type="float">
            <text:p>188030623150344</text:p>
          </table:table-cell>
          <table:table-cell/>
          <table:table-cell office:value-type="float" office:value="183361395784713" calcext:value-type="float">
            <text:p>183361395784713</text:p>
          </table:table-cell>
          <table:table-cell office:value-type="float" office:value="188030623150344" calcext:value-type="float">
            <text:p>188030623150344</text:p>
          </table:table-cell>
          <table:table-cell table:formula="of:=IF([.E221]=[.H221];0;1)" office:value-type="float" office:value="0" calcext:value-type="float">
            <text:p>0</text:p>
          </table:table-cell>
          <table:table-cell table:formula="of:=IF([.F221]=[.I221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92595356650067" calcext:value-type="float">
            <text:p>192595356650067</text:p>
          </table:table-cell>
          <table:table-cell office:value-type="float" office:value="196569386910890" calcext:value-type="float">
            <text:p>196569386910890</text:p>
          </table:table-cell>
          <table:table-cell/>
          <table:table-cell office:value-type="float" office:value="192595356650067" calcext:value-type="float">
            <text:p>192595356650067</text:p>
          </table:table-cell>
          <table:table-cell office:value-type="float" office:value="196569386910890" calcext:value-type="float">
            <text:p>196569386910890</text:p>
          </table:table-cell>
          <table:table-cell table:formula="of:=IF([.E222]=[.H222];0;1)" office:value-type="float" office:value="0" calcext:value-type="float">
            <text:p>0</text:p>
          </table:table-cell>
          <table:table-cell table:formula="of:=IF([.F222]=[.I222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96569386910891" calcext:value-type="float">
            <text:p>196569386910891</text:p>
          </table:table-cell>
          <table:table-cell/>
          <table:table-cell table:number-columns-repeated="2" office:value-type="float" office:value="196569386910891" calcext:value-type="float">
            <text:p>196569386910891</text:p>
          </table:table-cell>
          <table:table-cell table:formula="of:=IF([.E223]=[.H223];0;1)" office:value-type="float" office:value="0" calcext:value-type="float">
            <text:p>0</text:p>
          </table:table-cell>
          <table:table-cell table:formula="of:=IF([.F223]=[.I223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02375944552301" calcext:value-type="float">
            <text:p>202375944552301</text:p>
          </table:table-cell>
          <table:table-cell office:value-type="float" office:value="205876396954042" calcext:value-type="float">
            <text:p>205876396954042</text:p>
          </table:table-cell>
          <table:table-cell/>
          <table:table-cell office:value-type="float" office:value="202375944552301" calcext:value-type="float">
            <text:p>202375944552301</text:p>
          </table:table-cell>
          <table:table-cell office:value-type="float" office:value="205876396954042" calcext:value-type="float">
            <text:p>205876396954042</text:p>
          </table:table-cell>
          <table:table-cell table:formula="of:=IF([.E224]=[.H224];0;1)" office:value-type="float" office:value="0" calcext:value-type="float">
            <text:p>0</text:p>
          </table:table-cell>
          <table:table-cell table:formula="of:=IF([.F224]=[.I224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05876396954044" calcext:value-type="float">
            <text:p>205876396954044</text:p>
          </table:table-cell>
          <table:table-cell office:value-type="float" office:value="210144966664137" calcext:value-type="float">
            <text:p>210144966664137</text:p>
          </table:table-cell>
          <table:table-cell/>
          <table:table-cell office:value-type="float" office:value="205876396954044" calcext:value-type="float">
            <text:p>205876396954044</text:p>
          </table:table-cell>
          <table:table-cell office:value-type="float" office:value="210144966664137" calcext:value-type="float">
            <text:p>210144966664137</text:p>
          </table:table-cell>
          <table:table-cell table:formula="of:=IF([.E225]=[.H225];0;1)" office:value-type="float" office:value="0" calcext:value-type="float">
            <text:p>0</text:p>
          </table:table-cell>
          <table:table-cell table:formula="of:=IF([.F225]=[.I225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14639120715572" calcext:value-type="float">
            <text:p>214639120715572</text:p>
          </table:table-cell>
          <table:table-cell office:value-type="float" office:value="217292118959603" calcext:value-type="float">
            <text:p>217292118959603</text:p>
          </table:table-cell>
          <table:table-cell/>
          <table:table-cell office:value-type="float" office:value="214639120715572" calcext:value-type="float">
            <text:p>214639120715572</text:p>
          </table:table-cell>
          <table:table-cell office:value-type="float" office:value="217292118959603" calcext:value-type="float">
            <text:p>217292118959603</text:p>
          </table:table-cell>
          <table:table-cell table:formula="of:=IF([.E226]=[.H226];0;1)" office:value-type="float" office:value="0" calcext:value-type="float">
            <text:p>0</text:p>
          </table:table-cell>
          <table:table-cell table:formula="of:=IF([.F226]=[.I226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21541465544016" calcext:value-type="float">
            <text:p>221541465544016</text:p>
          </table:table-cell>
          <table:table-cell office:value-type="float" office:value="231101013122918" calcext:value-type="float">
            <text:p>231101013122918</text:p>
          </table:table-cell>
          <table:table-cell/>
          <table:table-cell office:value-type="float" office:value="221541465544016" calcext:value-type="float">
            <text:p>221541465544016</text:p>
          </table:table-cell>
          <table:table-cell office:value-type="float" office:value="231101013122918" calcext:value-type="float">
            <text:p>231101013122918</text:p>
          </table:table-cell>
          <table:table-cell table:formula="of:=IF([.E227]=[.H227];0;1)" office:value-type="float" office:value="0" calcext:value-type="float">
            <text:p>0</text:p>
          </table:table-cell>
          <table:table-cell table:formula="of:=IF([.F227]=[.I227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31657373363274" calcext:value-type="float">
            <text:p>231657373363274</text:p>
          </table:table-cell>
          <table:table-cell office:value-type="float" office:value="232299388189513" calcext:value-type="float">
            <text:p>232299388189513</text:p>
          </table:table-cell>
          <table:table-cell/>
          <table:table-cell office:value-type="float" office:value="231657373363274" calcext:value-type="float">
            <text:p>231657373363274</text:p>
          </table:table-cell>
          <table:table-cell office:value-type="float" office:value="232299388189513" calcext:value-type="float">
            <text:p>232299388189513</text:p>
          </table:table-cell>
          <table:table-cell table:formula="of:=IF([.E228]=[.H228];0;1)" office:value-type="float" office:value="0" calcext:value-type="float">
            <text:p>0</text:p>
          </table:table-cell>
          <table:table-cell table:formula="of:=IF([.F228]=[.I228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33819611497066" calcext:value-type="float">
            <text:p>233819611497066</text:p>
          </table:table-cell>
          <table:table-cell office:value-type="float" office:value="235314077363408" calcext:value-type="float">
            <text:p>235314077363408</text:p>
          </table:table-cell>
          <table:table-cell/>
          <table:table-cell office:value-type="float" office:value="233819611497066" calcext:value-type="float">
            <text:p>233819611497066</text:p>
          </table:table-cell>
          <table:table-cell office:value-type="float" office:value="235314077363408" calcext:value-type="float">
            <text:p>235314077363408</text:p>
          </table:table-cell>
          <table:table-cell table:formula="of:=IF([.E229]=[.H229];0;1)" office:value-type="float" office:value="0" calcext:value-type="float">
            <text:p>0</text:p>
          </table:table-cell>
          <table:table-cell table:formula="of:=IF([.F229]=[.I229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36568021831276" calcext:value-type="float">
            <text:p>236568021831276</text:p>
          </table:table-cell>
          <table:table-cell office:value-type="float" office:value="237714369832544" calcext:value-type="float">
            <text:p>237714369832544</text:p>
          </table:table-cell>
          <table:table-cell/>
          <table:table-cell office:value-type="float" office:value="236568021831276" calcext:value-type="float">
            <text:p>236568021831276</text:p>
          </table:table-cell>
          <table:table-cell office:value-type="float" office:value="237714369832544" calcext:value-type="float">
            <text:p>237714369832544</text:p>
          </table:table-cell>
          <table:table-cell table:formula="of:=IF([.E230]=[.H230];0;1)" office:value-type="float" office:value="0" calcext:value-type="float">
            <text:p>0</text:p>
          </table:table-cell>
          <table:table-cell table:formula="of:=IF([.F230]=[.I230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38169643361847" calcext:value-type="float">
            <text:p>238169643361847</text:p>
          </table:table-cell>
          <table:table-cell office:value-type="float" office:value="239132802883773" calcext:value-type="float">
            <text:p>239132802883773</text:p>
          </table:table-cell>
          <table:table-cell/>
          <table:table-cell office:value-type="float" office:value="238169643361847" calcext:value-type="float">
            <text:p>238169643361847</text:p>
          </table:table-cell>
          <table:table-cell office:value-type="float" office:value="239132802883773" calcext:value-type="float">
            <text:p>239132802883773</text:p>
          </table:table-cell>
          <table:table-cell table:formula="of:=IF([.E231]=[.H231];0;1)" office:value-type="float" office:value="0" calcext:value-type="float">
            <text:p>0</text:p>
          </table:table-cell>
          <table:table-cell table:formula="of:=IF([.F231]=[.I231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39367763196823" calcext:value-type="float">
            <text:p>239367763196823</text:p>
          </table:table-cell>
          <table:table-cell office:value-type="float" office:value="240154915373051" calcext:value-type="float">
            <text:p>240154915373051</text:p>
          </table:table-cell>
          <table:table-cell/>
          <table:table-cell office:value-type="float" office:value="239367763196823" calcext:value-type="float">
            <text:p>239367763196823</text:p>
          </table:table-cell>
          <table:table-cell office:value-type="float" office:value="240154915373051" calcext:value-type="float">
            <text:p>240154915373051</text:p>
          </table:table-cell>
          <table:table-cell table:formula="of:=IF([.E232]=[.H232];0;1)" office:value-type="float" office:value="0" calcext:value-type="float">
            <text:p>0</text:p>
          </table:table-cell>
          <table:table-cell table:formula="of:=IF([.F232]=[.I232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244526288084415" calcext:value-type="float">
            <text:p>244526288084415</text:p>
          </table:table-cell>
          <table:table-cell/>
          <table:table-cell table:number-columns-repeated="2" office:value-type="float" office:value="244526288084415" calcext:value-type="float">
            <text:p>244526288084415</text:p>
          </table:table-cell>
          <table:table-cell table:formula="of:=IF([.E233]=[.H233];0;1)" office:value-type="float" office:value="0" calcext:value-type="float">
            <text:p>0</text:p>
          </table:table-cell>
          <table:table-cell table:formula="of:=IF([.F233]=[.I233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44526288084416" calcext:value-type="float">
            <text:p>244526288084416</text:p>
          </table:table-cell>
          <table:table-cell office:value-type="float" office:value="246901292266192" calcext:value-type="float">
            <text:p>246901292266192</text:p>
          </table:table-cell>
          <table:table-cell/>
          <table:table-cell office:value-type="float" office:value="244526288084416" calcext:value-type="float">
            <text:p>244526288084416</text:p>
          </table:table-cell>
          <table:table-cell office:value-type="float" office:value="246901292266192" calcext:value-type="float">
            <text:p>246901292266192</text:p>
          </table:table-cell>
          <table:table-cell table:formula="of:=IF([.E234]=[.H234];0;1)" office:value-type="float" office:value="0" calcext:value-type="float">
            <text:p>0</text:p>
          </table:table-cell>
          <table:table-cell table:formula="of:=IF([.F234]=[.I234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51847724431478" calcext:value-type="float">
            <text:p>251847724431478</text:p>
          </table:table-cell>
          <table:table-cell office:value-type="float" office:value="260294771091645" calcext:value-type="float">
            <text:p>260294771091645</text:p>
          </table:table-cell>
          <table:table-cell/>
          <table:table-cell office:value-type="float" office:value="251847724431478" calcext:value-type="float">
            <text:p>251847724431478</text:p>
          </table:table-cell>
          <table:table-cell office:value-type="float" office:value="260294771091645" calcext:value-type="float">
            <text:p>260294771091645</text:p>
          </table:table-cell>
          <table:table-cell table:formula="of:=IF([.E235]=[.H235];0;1)" office:value-type="float" office:value="0" calcext:value-type="float">
            <text:p>0</text:p>
          </table:table-cell>
          <table:table-cell table:formula="of:=IF([.F235]=[.I235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63125201783110" calcext:value-type="float">
            <text:p>263125201783110</text:p>
          </table:table-cell>
          <table:table-cell office:value-type="float" office:value="271029930108700" calcext:value-type="float">
            <text:p>271029930108700</text:p>
          </table:table-cell>
          <table:table-cell/>
          <table:table-cell office:value-type="float" office:value="263125201783110" calcext:value-type="float">
            <text:p>263125201783110</text:p>
          </table:table-cell>
          <table:table-cell office:value-type="float" office:value="271029930108700" calcext:value-type="float">
            <text:p>271029930108700</text:p>
          </table:table-cell>
          <table:table-cell table:formula="of:=IF([.E236]=[.H236];0;1)" office:value-type="float" office:value="0" calcext:value-type="float">
            <text:p>0</text:p>
          </table:table-cell>
          <table:table-cell table:formula="of:=IF([.F236]=[.I236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73532980892752" calcext:value-type="float">
            <text:p>273532980892752</text:p>
          </table:table-cell>
          <table:table-cell office:value-type="float" office:value="279501514617625" calcext:value-type="float">
            <text:p>279501514617625</text:p>
          </table:table-cell>
          <table:table-cell/>
          <table:table-cell office:value-type="float" office:value="273532980892752" calcext:value-type="float">
            <text:p>273532980892752</text:p>
          </table:table-cell>
          <table:table-cell office:value-type="float" office:value="279501514617625" calcext:value-type="float">
            <text:p>279501514617625</text:p>
          </table:table-cell>
          <table:table-cell table:formula="of:=IF([.E237]=[.H237];0;1)" office:value-type="float" office:value="0" calcext:value-type="float">
            <text:p>0</text:p>
          </table:table-cell>
          <table:table-cell table:formula="of:=IF([.F237]=[.I237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82040764662818" calcext:value-type="float">
            <text:p>282040764662818</text:p>
          </table:table-cell>
          <table:table-cell office:value-type="float" office:value="289216319511713" calcext:value-type="float">
            <text:p>289216319511713</text:p>
          </table:table-cell>
          <table:table-cell/>
          <table:table-cell office:value-type="float" office:value="282040764662818" calcext:value-type="float">
            <text:p>282040764662818</text:p>
          </table:table-cell>
          <table:table-cell office:value-type="float" office:value="289216319511713" calcext:value-type="float">
            <text:p>289216319511713</text:p>
          </table:table-cell>
          <table:table-cell table:formula="of:=IF([.E238]=[.H238];0;1)" office:value-type="float" office:value="0" calcext:value-type="float">
            <text:p>0</text:p>
          </table:table-cell>
          <table:table-cell table:formula="of:=IF([.F238]=[.I238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91604185648252" calcext:value-type="float">
            <text:p>291604185648252</text:p>
          </table:table-cell>
          <table:table-cell office:value-type="float" office:value="301491744508326" calcext:value-type="float">
            <text:p>301491744508326</text:p>
          </table:table-cell>
          <table:table-cell/>
          <table:table-cell office:value-type="float" office:value="291604185648252" calcext:value-type="float">
            <text:p>291604185648252</text:p>
          </table:table-cell>
          <table:table-cell office:value-type="float" office:value="301491744508326" calcext:value-type="float">
            <text:p>301491744508326</text:p>
          </table:table-cell>
          <table:table-cell table:formula="of:=IF([.E239]=[.H239];0;1)" office:value-type="float" office:value="0" calcext:value-type="float">
            <text:p>0</text:p>
          </table:table-cell>
          <table:table-cell table:formula="of:=IF([.F239]=[.I239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03689717187907" calcext:value-type="float">
            <text:p>303689717187907</text:p>
          </table:table-cell>
          <table:table-cell office:value-type="float" office:value="309101389988233" calcext:value-type="float">
            <text:p>309101389988233</text:p>
          </table:table-cell>
          <table:table-cell/>
          <table:table-cell office:value-type="float" office:value="303689717187907" calcext:value-type="float">
            <text:p>303689717187907</text:p>
          </table:table-cell>
          <table:table-cell office:value-type="float" office:value="309101389988233" calcext:value-type="float">
            <text:p>309101389988233</text:p>
          </table:table-cell>
          <table:table-cell table:formula="of:=IF([.E240]=[.H240];0;1)" office:value-type="float" office:value="0" calcext:value-type="float">
            <text:p>0</text:p>
          </table:table-cell>
          <table:table-cell table:formula="of:=IF([.F240]=[.I240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13569404339453" calcext:value-type="float">
            <text:p>313569404339453</text:p>
          </table:table-cell>
          <table:table-cell office:value-type="float" office:value="317432688175321" calcext:value-type="float">
            <text:p>317432688175321</text:p>
          </table:table-cell>
          <table:table-cell/>
          <table:table-cell office:value-type="float" office:value="313569404339453" calcext:value-type="float">
            <text:p>313569404339453</text:p>
          </table:table-cell>
          <table:table-cell office:value-type="float" office:value="317432688175321" calcext:value-type="float">
            <text:p>317432688175321</text:p>
          </table:table-cell>
          <table:table-cell table:formula="of:=IF([.E241]=[.H241];0;1)" office:value-type="float" office:value="0" calcext:value-type="float">
            <text:p>0</text:p>
          </table:table-cell>
          <table:table-cell table:formula="of:=IF([.F241]=[.I241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17432688175322" calcext:value-type="float">
            <text:p>317432688175322</text:p>
          </table:table-cell>
          <table:table-cell office:value-type="float" office:value="318690201064424" calcext:value-type="float">
            <text:p>318690201064424</text:p>
          </table:table-cell>
          <table:table-cell/>
          <table:table-cell office:value-type="float" office:value="317432688175322" calcext:value-type="float">
            <text:p>317432688175322</text:p>
          </table:table-cell>
          <table:table-cell office:value-type="float" office:value="318690201064424" calcext:value-type="float">
            <text:p>318690201064424</text:p>
          </table:table-cell>
          <table:table-cell table:formula="of:=IF([.E242]=[.H242];0;1)" office:value-type="float" office:value="0" calcext:value-type="float">
            <text:p>0</text:p>
          </table:table-cell>
          <table:table-cell table:formula="of:=IF([.F242]=[.I242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22419283079195" calcext:value-type="float">
            <text:p>322419283079195</text:p>
          </table:table-cell>
          <table:table-cell office:value-type="float" office:value="330769757214938" calcext:value-type="float">
            <text:p>330769757214938</text:p>
          </table:table-cell>
          <table:table-cell/>
          <table:table-cell office:value-type="float" office:value="322419283079195" calcext:value-type="float">
            <text:p>322419283079195</text:p>
          </table:table-cell>
          <table:table-cell office:value-type="float" office:value="330769757214938" calcext:value-type="float">
            <text:p>330769757214938</text:p>
          </table:table-cell>
          <table:table-cell table:formula="of:=IF([.E243]=[.H243];0;1)" office:value-type="float" office:value="0" calcext:value-type="float">
            <text:p>0</text:p>
          </table:table-cell>
          <table:table-cell table:formula="of:=IF([.F243]=[.I243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330769757214939" calcext:value-type="float">
            <text:p>330769757214939</text:p>
          </table:table-cell>
          <table:table-cell/>
          <table:table-cell table:number-columns-repeated="2" office:value-type="float" office:value="330769757214939" calcext:value-type="float">
            <text:p>330769757214939</text:p>
          </table:table-cell>
          <table:table-cell table:formula="of:=IF([.E244]=[.H244];0;1)" office:value-type="float" office:value="0" calcext:value-type="float">
            <text:p>0</text:p>
          </table:table-cell>
          <table:table-cell table:formula="of:=IF([.F244]=[.I244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33085364528713" calcext:value-type="float">
            <text:p>333085364528713</text:p>
          </table:table-cell>
          <table:table-cell office:value-type="float" office:value="340874780071105" calcext:value-type="float">
            <text:p>340874780071105</text:p>
          </table:table-cell>
          <table:table-cell/>
          <table:table-cell office:value-type="float" office:value="333085364528713" calcext:value-type="float">
            <text:p>333085364528713</text:p>
          </table:table-cell>
          <table:table-cell office:value-type="float" office:value="340874780071105" calcext:value-type="float">
            <text:p>340874780071105</text:p>
          </table:table-cell>
          <table:table-cell table:formula="of:=IF([.E245]=[.H245];0;1)" office:value-type="float" office:value="0" calcext:value-type="float">
            <text:p>0</text:p>
          </table:table-cell>
          <table:table-cell table:formula="of:=IF([.F245]=[.I245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45475268993763" calcext:value-type="float">
            <text:p>345475268993763</text:p>
          </table:table-cell>
          <table:table-cell office:value-type="float" office:value="347922672837434" calcext:value-type="float">
            <text:p>347922672837434</text:p>
          </table:table-cell>
          <table:table-cell/>
          <table:table-cell office:value-type="float" office:value="345475268993763" calcext:value-type="float">
            <text:p>345475268993763</text:p>
          </table:table-cell>
          <table:table-cell office:value-type="float" office:value="347922672837434" calcext:value-type="float">
            <text:p>347922672837434</text:p>
          </table:table-cell>
          <table:table-cell table:formula="of:=IF([.E246]=[.H246];0;1)" office:value-type="float" office:value="0" calcext:value-type="float">
            <text:p>0</text:p>
          </table:table-cell>
          <table:table-cell table:formula="of:=IF([.F246]=[.I246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54349430225786" calcext:value-type="float">
            <text:p>354349430225786</text:p>
          </table:table-cell>
          <table:table-cell office:value-type="float" office:value="358518392599281" calcext:value-type="float">
            <text:p>358518392599281</text:p>
          </table:table-cell>
          <table:table-cell/>
          <table:table-cell office:value-type="float" office:value="354349430225786" calcext:value-type="float">
            <text:p>354349430225786</text:p>
          </table:table-cell>
          <table:table-cell office:value-type="float" office:value="358518392599281" calcext:value-type="float">
            <text:p>358518392599281</text:p>
          </table:table-cell>
          <table:table-cell table:formula="of:=IF([.E247]=[.H247];0;1)" office:value-type="float" office:value="0" calcext:value-type="float">
            <text:p>0</text:p>
          </table:table-cell>
          <table:table-cell table:formula="of:=IF([.F247]=[.I247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2757224371869" calcext:value-type="float">
            <text:p>362757224371869</text:p>
          </table:table-cell>
          <table:table-cell office:value-type="float" office:value="371694343453311" calcext:value-type="float">
            <text:p>371694343453311</text:p>
          </table:table-cell>
          <table:table-cell/>
          <table:table-cell office:value-type="float" office:value="362757224371869" calcext:value-type="float">
            <text:p>362757224371869</text:p>
          </table:table-cell>
          <table:table-cell office:value-type="float" office:value="371694343453311" calcext:value-type="float">
            <text:p>371694343453311</text:p>
          </table:table-cell>
          <table:table-cell table:formula="of:=IF([.E248]=[.H248];0;1)" office:value-type="float" office:value="0" calcext:value-type="float">
            <text:p>0</text:p>
          </table:table-cell>
          <table:table-cell table:formula="of:=IF([.F248]=[.I248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3786710100659" calcext:value-type="float">
            <text:p>373786710100659</text:p>
          </table:table-cell>
          <table:table-cell office:value-type="float" office:value="381195128226437" calcext:value-type="float">
            <text:p>381195128226437</text:p>
          </table:table-cell>
          <table:table-cell/>
          <table:table-cell office:value-type="float" office:value="373786710100659" calcext:value-type="float">
            <text:p>373786710100659</text:p>
          </table:table-cell>
          <table:table-cell office:value-type="float" office:value="381195128226437" calcext:value-type="float">
            <text:p>381195128226437</text:p>
          </table:table-cell>
          <table:table-cell table:formula="of:=IF([.E249]=[.H249];0;1)" office:value-type="float" office:value="0" calcext:value-type="float">
            <text:p>0</text:p>
          </table:table-cell>
          <table:table-cell table:formula="of:=IF([.F249]=[.I249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384857615754870" calcext:value-type="float">
            <text:p>384857615754870</text:p>
          </table:table-cell>
          <table:table-cell/>
          <table:table-cell table:number-columns-repeated="2" office:value-type="float" office:value="384857615754870" calcext:value-type="float">
            <text:p>384857615754870</text:p>
          </table:table-cell>
          <table:table-cell table:formula="of:=IF([.E250]=[.H250];0;1)" office:value-type="float" office:value="0" calcext:value-type="float">
            <text:p>0</text:p>
          </table:table-cell>
          <table:table-cell table:formula="of:=IF([.F250]=[.I250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4857615754871" calcext:value-type="float">
            <text:p>384857615754871</text:p>
          </table:table-cell>
          <table:table-cell office:value-type="float" office:value="391132227884521" calcext:value-type="float">
            <text:p>391132227884521</text:p>
          </table:table-cell>
          <table:table-cell/>
          <table:table-cell office:value-type="float" office:value="384857615754871" calcext:value-type="float">
            <text:p>384857615754871</text:p>
          </table:table-cell>
          <table:table-cell office:value-type="float" office:value="391132227884521" calcext:value-type="float">
            <text:p>391132227884521</text:p>
          </table:table-cell>
          <table:table-cell table:formula="of:=IF([.E251]=[.H251];0;1)" office:value-type="float" office:value="0" calcext:value-type="float">
            <text:p>0</text:p>
          </table:table-cell>
          <table:table-cell table:formula="of:=IF([.F251]=[.I251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2108756999806" calcext:value-type="float">
            <text:p>392108756999806</text:p>
          </table:table-cell>
          <table:table-cell office:value-type="float" office:value="393250564396725" calcext:value-type="float">
            <text:p>393250564396725</text:p>
          </table:table-cell>
          <table:table-cell/>
          <table:table-cell office:value-type="float" office:value="392108756999806" calcext:value-type="float">
            <text:p>392108756999806</text:p>
          </table:table-cell>
          <table:table-cell office:value-type="float" office:value="393250564396725" calcext:value-type="float">
            <text:p>393250564396725</text:p>
          </table:table-cell>
          <table:table-cell table:formula="of:=IF([.E252]=[.H252];0;1)" office:value-type="float" office:value="0" calcext:value-type="float">
            <text:p>0</text:p>
          </table:table-cell>
          <table:table-cell table:formula="of:=IF([.F252]=[.I252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4118192439225" calcext:value-type="float">
            <text:p>394118192439225</text:p>
          </table:table-cell>
          <table:table-cell office:value-type="float" office:value="395358712604694" calcext:value-type="float">
            <text:p>395358712604694</text:p>
          </table:table-cell>
          <table:table-cell/>
          <table:table-cell office:value-type="float" office:value="394118192439225" calcext:value-type="float">
            <text:p>394118192439225</text:p>
          </table:table-cell>
          <table:table-cell office:value-type="float" office:value="395358712604694" calcext:value-type="float">
            <text:p>395358712604694</text:p>
          </table:table-cell>
          <table:table-cell table:formula="of:=IF([.E253]=[.H253];0;1)" office:value-type="float" office:value="0" calcext:value-type="float">
            <text:p>0</text:p>
          </table:table-cell>
          <table:table-cell table:formula="of:=IF([.F253]=[.I253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5716657652951" calcext:value-type="float">
            <text:p>395716657652951</text:p>
          </table:table-cell>
          <table:table-cell office:value-type="float" office:value="396145593335472" calcext:value-type="float">
            <text:p>396145593335472</text:p>
          </table:table-cell>
          <table:table-cell/>
          <table:table-cell office:value-type="float" office:value="395716657652951" calcext:value-type="float">
            <text:p>395716657652951</text:p>
          </table:table-cell>
          <table:table-cell office:value-type="float" office:value="396145593335472" calcext:value-type="float">
            <text:p>396145593335472</text:p>
          </table:table-cell>
          <table:table-cell table:formula="of:=IF([.E254]=[.H254];0;1)" office:value-type="float" office:value="0" calcext:value-type="float">
            <text:p>0</text:p>
          </table:table-cell>
          <table:table-cell table:formula="of:=IF([.F254]=[.I254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7878409296051" calcext:value-type="float">
            <text:p>397878409296051</text:p>
          </table:table-cell>
          <table:table-cell office:value-type="float" office:value="398277999682961" calcext:value-type="float">
            <text:p>398277999682961</text:p>
          </table:table-cell>
          <table:table-cell/>
          <table:table-cell office:value-type="float" office:value="397878409296051" calcext:value-type="float">
            <text:p>397878409296051</text:p>
          </table:table-cell>
          <table:table-cell office:value-type="float" office:value="398461369679872" calcext:value-type="float">
            <text:p>398461369679872</text:p>
          </table:table-cell>
          <table:table-cell table:formula="of:=IF([.E255]=[.H255];0;1)" office:value-type="float" office:value="0" calcext:value-type="float">
            <text:p>0</text:p>
          </table:table-cell>
          <table:table-cell table:formula="of:=IF([.F255]=[.I255];0;1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98997208244951" calcext:value-type="float">
            <text:p>398997208244951</text:p>
          </table:table-cell>
          <table:table-cell office:value-type="float" office:value="399483317553646" calcext:value-type="float">
            <text:p>399483317553646</text:p>
          </table:table-cell>
          <table:table-cell/>
          <table:table-cell office:value-type="float" office:value="398997208244951" calcext:value-type="float">
            <text:p>398997208244951</text:p>
          </table:table-cell>
          <table:table-cell office:value-type="float" office:value="399483317553646" calcext:value-type="float">
            <text:p>399483317553646</text:p>
          </table:table-cell>
          <table:table-cell table:formula="of:=IF([.E256]=[.H256];0;1)" office:value-type="float" office:value="0" calcext:value-type="float">
            <text:p>0</text:p>
          </table:table-cell>
          <table:table-cell table:formula="of:=IF([.F256]=[.I256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00965986176932" calcext:value-type="float">
            <text:p>400965986176932</text:p>
          </table:table-cell>
          <table:table-cell office:value-type="float" office:value="401691889010421" calcext:value-type="float">
            <text:p>401691889010421</text:p>
          </table:table-cell>
          <table:table-cell/>
          <table:table-cell office:value-type="float" office:value="400965986176932" calcext:value-type="float">
            <text:p>400965986176932</text:p>
          </table:table-cell>
          <table:table-cell office:value-type="float" office:value="401691889010421" calcext:value-type="float">
            <text:p>401691889010421</text:p>
          </table:table-cell>
          <table:table-cell table:formula="of:=IF([.E257]=[.H257];0;1)" office:value-type="float" office:value="0" calcext:value-type="float">
            <text:p>0</text:p>
          </table:table-cell>
          <table:table-cell table:formula="of:=IF([.F257]=[.I257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04821843165391" calcext:value-type="float">
            <text:p>404821843165391</text:p>
          </table:table-cell>
          <table:table-cell office:value-type="float" office:value="407148238085632" calcext:value-type="float">
            <text:p>407148238085632</text:p>
          </table:table-cell>
          <table:table-cell/>
          <table:table-cell office:value-type="float" office:value="404821843165391" calcext:value-type="float">
            <text:p>404821843165391</text:p>
          </table:table-cell>
          <table:table-cell office:value-type="float" office:value="407148238085632" calcext:value-type="float">
            <text:p>407148238085632</text:p>
          </table:table-cell>
          <table:table-cell table:formula="of:=IF([.E258]=[.H258];0;1)" office:value-type="float" office:value="0" calcext:value-type="float">
            <text:p>0</text:p>
          </table:table-cell>
          <table:table-cell table:formula="of:=IF([.F258]=[.I258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07148238085634" calcext:value-type="float">
            <text:p>407148238085634</text:p>
          </table:table-cell>
          <table:table-cell office:value-type="float" office:value="410242660079446" calcext:value-type="float">
            <text:p>410242660079446</text:p>
          </table:table-cell>
          <table:table-cell/>
          <table:table-cell office:value-type="float" office:value="407148238085634" calcext:value-type="float">
            <text:p>407148238085634</text:p>
          </table:table-cell>
          <table:table-cell office:value-type="float" office:value="410242660079446" calcext:value-type="float">
            <text:p>410242660079446</text:p>
          </table:table-cell>
          <table:table-cell table:formula="of:=IF([.E259]=[.H259];0;1)" office:value-type="float" office:value="0" calcext:value-type="float">
            <text:p>0</text:p>
          </table:table-cell>
          <table:table-cell table:formula="of:=IF([.F259]=[.I259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16563751486851" calcext:value-type="float">
            <text:p>416563751486851</text:p>
          </table:table-cell>
          <table:table-cell office:value-type="float" office:value="421411688020067" calcext:value-type="float">
            <text:p>421411688020067</text:p>
          </table:table-cell>
          <table:table-cell/>
          <table:table-cell office:value-type="float" office:value="416563751486851" calcext:value-type="float">
            <text:p>416563751486851</text:p>
          </table:table-cell>
          <table:table-cell office:value-type="float" office:value="421411688020067" calcext:value-type="float">
            <text:p>421411688020067</text:p>
          </table:table-cell>
          <table:table-cell table:formula="of:=IF([.E260]=[.H260];0;1)" office:value-type="float" office:value="0" calcext:value-type="float">
            <text:p>0</text:p>
          </table:table-cell>
          <table:table-cell table:formula="of:=IF([.F260]=[.I260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26562379240243" calcext:value-type="float">
            <text:p>426562379240243</text:p>
          </table:table-cell>
          <table:table-cell office:value-type="float" office:value="428358415261870" calcext:value-type="float">
            <text:p>428358415261870</text:p>
          </table:table-cell>
          <table:table-cell/>
          <table:table-cell office:value-type="float" office:value="426562379240243" calcext:value-type="float">
            <text:p>426562379240243</text:p>
          </table:table-cell>
          <table:table-cell office:value-type="float" office:value="428358415261870" calcext:value-type="float">
            <text:p>428358415261870</text:p>
          </table:table-cell>
          <table:table-cell table:formula="of:=IF([.E261]=[.H261];0;1)" office:value-type="float" office:value="0" calcext:value-type="float">
            <text:p>0</text:p>
          </table:table-cell>
          <table:table-cell table:formula="of:=IF([.F261]=[.I261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35167760872194" calcext:value-type="float">
            <text:p>435167760872194</text:p>
          </table:table-cell>
          <table:table-cell office:value-type="float" office:value="438421390324945" calcext:value-type="float">
            <text:p>438421390324945</text:p>
          </table:table-cell>
          <table:table-cell/>
          <table:table-cell office:value-type="float" office:value="435167760872194" calcext:value-type="float">
            <text:p>435167760872194</text:p>
          </table:table-cell>
          <table:table-cell office:value-type="float" office:value="438421390324945" calcext:value-type="float">
            <text:p>438421390324945</text:p>
          </table:table-cell>
          <table:table-cell table:formula="of:=IF([.E262]=[.H262];0;1)" office:value-type="float" office:value="0" calcext:value-type="float">
            <text:p>0</text:p>
          </table:table-cell>
          <table:table-cell table:formula="of:=IF([.F262]=[.I262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45211190043980" calcext:value-type="float">
            <text:p>445211190043980</text:p>
          </table:table-cell>
          <table:table-cell office:value-type="float" office:value="446838869606531" calcext:value-type="float">
            <text:p>446838869606531</text:p>
          </table:table-cell>
          <table:table-cell/>
          <table:table-cell office:value-type="float" office:value="445211190043980" calcext:value-type="float">
            <text:p>445211190043980</text:p>
          </table:table-cell>
          <table:table-cell table:style-name="ce2" office:value-type="float" office:value="450214690626508" calcext:value-type="float">
            <text:p>450214690626508</text:p>
          </table:table-cell>
          <table:table-cell table:formula="of:=IF([.E263]=[.H263];0;1)" office:value-type="float" office:value="0" calcext:value-type="float">
            <text:p>0</text:p>
          </table:table-cell>
          <table:table-cell table:formula="of:=IF([.F263]=[.I263];0;1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453103199271597" calcext:value-type="float">
            <text:p>453103199271597</text:p>
          </table:table-cell>
          <table:table-cell office:value-type="float" office:value="457893048411251" calcext:value-type="float">
            <text:p>457893048411251</text:p>
          </table:table-cell>
          <table:table-cell/>
          <table:table-cell office:value-type="float" office:value="453103199271597" calcext:value-type="float">
            <text:p>453103199271597</text:p>
          </table:table-cell>
          <table:table-cell office:value-type="float" office:value="457893048411251" calcext:value-type="float">
            <text:p>457893048411251</text:p>
          </table:table-cell>
          <table:table-cell table:formula="of:=IF([.E264]=[.H264];0;1)" office:value-type="float" office:value="0" calcext:value-type="float">
            <text:p>0</text:p>
          </table:table-cell>
          <table:table-cell table:formula="of:=IF([.F264]=[.I264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57893048411253" calcext:value-type="float">
            <text:p>457893048411253</text:p>
          </table:table-cell>
          <table:table-cell office:value-type="float" office:value="461922527847052" calcext:value-type="float">
            <text:p>461922527847052</text:p>
          </table:table-cell>
          <table:table-cell/>
          <table:table-cell office:value-type="float" office:value="457893048411253" calcext:value-type="float">
            <text:p>457893048411253</text:p>
          </table:table-cell>
          <table:table-cell office:value-type="float" office:value="461922527847052" calcext:value-type="float">
            <text:p>461922527847052</text:p>
          </table:table-cell>
          <table:table-cell table:formula="of:=IF([.E265]=[.H265];0;1)" office:value-type="float" office:value="0" calcext:value-type="float">
            <text:p>0</text:p>
          </table:table-cell>
          <table:table-cell table:formula="of:=IF([.F265]=[.I265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62975967653181" calcext:value-type="float">
            <text:p>462975967653181</text:p>
          </table:table-cell>
          <table:table-cell office:value-type="float" office:value="471398428659349" calcext:value-type="float">
            <text:p>471398428659349</text:p>
          </table:table-cell>
          <table:table-cell/>
          <table:table-cell office:value-type="float" office:value="462975967653181" calcext:value-type="float">
            <text:p>462975967653181</text:p>
          </table:table-cell>
          <table:table-cell office:value-type="float" office:value="471398428659349" calcext:value-type="float">
            <text:p>471398428659349</text:p>
          </table:table-cell>
          <table:table-cell table:formula="of:=IF([.E266]=[.H266];0;1)" office:value-type="float" office:value="0" calcext:value-type="float">
            <text:p>0</text:p>
          </table:table-cell>
          <table:table-cell table:formula="of:=IF([.F266]=[.I266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74244124672323" calcext:value-type="float">
            <text:p>474244124672323</text:p>
          </table:table-cell>
          <table:table-cell office:value-type="float" office:value="478590655939621" calcext:value-type="float">
            <text:p>478590655939621</text:p>
          </table:table-cell>
          <table:table-cell/>
          <table:table-cell office:value-type="float" office:value="474244124672323" calcext:value-type="float">
            <text:p>474244124672323</text:p>
          </table:table-cell>
          <table:table-cell office:value-type="float" office:value="478590655939621" calcext:value-type="float">
            <text:p>478590655939621</text:p>
          </table:table-cell>
          <table:table-cell table:formula="of:=IF([.E267]=[.H267];0;1)" office:value-type="float" office:value="0" calcext:value-type="float">
            <text:p>0</text:p>
          </table:table-cell>
          <table:table-cell table:formula="of:=IF([.F267]=[.I267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78590655939622" calcext:value-type="float">
            <text:p>478590655939622</text:p>
          </table:table-cell>
          <table:table-cell office:value-type="float" office:value="479993055936532" calcext:value-type="float">
            <text:p>479993055936532</text:p>
          </table:table-cell>
          <table:table-cell/>
          <table:table-cell office:value-type="float" office:value="478590655939622" calcext:value-type="float">
            <text:p>478590655939622</text:p>
          </table:table-cell>
          <table:table-cell office:value-type="float" office:value="479993055936532" calcext:value-type="float">
            <text:p>479993055936532</text:p>
          </table:table-cell>
          <table:table-cell table:formula="of:=IF([.E268]=[.H268];0;1)" office:value-type="float" office:value="0" calcext:value-type="float">
            <text:p>0</text:p>
          </table:table-cell>
          <table:table-cell table:formula="of:=IF([.F268]=[.I268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84443073471193" calcext:value-type="float">
            <text:p>484443073471193</text:p>
          </table:table-cell>
          <table:table-cell office:value-type="float" office:value="491783260087311" calcext:value-type="float">
            <text:p>491783260087311</text:p>
          </table:table-cell>
          <table:table-cell/>
          <table:table-cell office:value-type="float" office:value="484443073471193" calcext:value-type="float">
            <text:p>484443073471193</text:p>
          </table:table-cell>
          <table:table-cell office:value-type="float" office:value="491783260087311" calcext:value-type="float">
            <text:p>491783260087311</text:p>
          </table:table-cell>
          <table:table-cell table:formula="of:=IF([.E269]=[.H269];0;1)" office:value-type="float" office:value="0" calcext:value-type="float">
            <text:p>0</text:p>
          </table:table-cell>
          <table:table-cell table:formula="of:=IF([.F269]=[.I269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491783260087312" calcext:value-type="float">
            <text:p>491783260087312</text:p>
          </table:table-cell>
          <table:table-cell/>
          <table:table-cell table:number-columns-repeated="2" office:value-type="float" office:value="491783260087312" calcext:value-type="float">
            <text:p>491783260087312</text:p>
          </table:table-cell>
          <table:table-cell table:formula="of:=IF([.E270]=[.H270];0;1)" office:value-type="float" office:value="0" calcext:value-type="float">
            <text:p>0</text:p>
          </table:table-cell>
          <table:table-cell table:formula="of:=IF([.F270]=[.I270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93548174887900" calcext:value-type="float">
            <text:p>493548174887900</text:p>
          </table:table-cell>
          <table:table-cell office:value-type="float" office:value="493931919355338" calcext:value-type="float">
            <text:p>493931919355338</text:p>
          </table:table-cell>
          <table:table-cell/>
          <table:table-cell office:value-type="float" office:value="493548174887900" calcext:value-type="float">
            <text:p>493548174887900</text:p>
          </table:table-cell>
          <table:table-cell office:value-type="float" office:value="493931919355338" calcext:value-type="float">
            <text:p>493931919355338</text:p>
          </table:table-cell>
          <table:table-cell table:formula="of:=IF([.E271]=[.H271];0;1)" office:value-type="float" office:value="0" calcext:value-type="float">
            <text:p>0</text:p>
          </table:table-cell>
          <table:table-cell table:formula="of:=IF([.F271]=[.I271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97225205865627" calcext:value-type="float">
            <text:p>497225205865627</text:p>
          </table:table-cell>
          <table:table-cell office:value-type="float" office:value="497696644648547" calcext:value-type="float">
            <text:p>497696644648547</text:p>
          </table:table-cell>
          <table:table-cell/>
          <table:table-cell office:value-type="float" office:value="497225205865627" calcext:value-type="float">
            <text:p>497225205865627</text:p>
          </table:table-cell>
          <table:table-cell office:value-type="float" office:value="497696644648547" calcext:value-type="float">
            <text:p>497696644648547</text:p>
          </table:table-cell>
          <table:table-cell table:formula="of:=IF([.E272]=[.H272];0;1)" office:value-type="float" office:value="0" calcext:value-type="float">
            <text:p>0</text:p>
          </table:table-cell>
          <table:table-cell table:formula="of:=IF([.F272]=[.I272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97929985021076" calcext:value-type="float">
            <text:p>497929985021076</text:p>
          </table:table-cell>
          <table:table-cell office:value-type="float" office:value="498223446530046" calcext:value-type="float">
            <text:p>498223446530046</text:p>
          </table:table-cell>
          <table:table-cell/>
          <table:table-cell office:value-type="float" office:value="497929985021076" calcext:value-type="float">
            <text:p>497929985021076</text:p>
          </table:table-cell>
          <table:table-cell office:value-type="float" office:value="498223446530046" calcext:value-type="float">
            <text:p>498223446530046</text:p>
          </table:table-cell>
          <table:table-cell table:formula="of:=IF([.E273]=[.H273];0;1)" office:value-type="float" office:value="0" calcext:value-type="float">
            <text:p>0</text:p>
          </table:table-cell>
          <table:table-cell table:formula="of:=IF([.F273]=[.I273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98762675103169" calcext:value-type="float">
            <text:p>498762675103169</text:p>
          </table:table-cell>
          <table:table-cell office:value-type="float" office:value="499285562943904" calcext:value-type="float">
            <text:p>499285562943904</text:p>
          </table:table-cell>
          <table:table-cell/>
          <table:table-cell office:value-type="float" office:value="498762675103169" calcext:value-type="float">
            <text:p>498762675103169</text:p>
          </table:table-cell>
          <table:table-cell table:style-name="ce2" office:value-type="float" office:value="499571236343420" calcext:value-type="float">
            <text:p>499571236343420</text:p>
          </table:table-cell>
          <table:table-cell table:formula="of:=IF([.E274]=[.H274];0;1)" office:value-type="float" office:value="0" calcext:value-type="float">
            <text:p>0</text:p>
          </table:table-cell>
          <table:table-cell table:formula="of:=IF([.F274]=[.I274];0;1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499902707469604" calcext:value-type="float">
            <text:p>499902707469604</text:p>
          </table:table-cell>
          <table:table-cell office:value-type="float" office:value="500416506287148" calcext:value-type="float">
            <text:p>500416506287148</text:p>
          </table:table-cell>
          <table:table-cell/>
          <table:table-cell office:value-type="float" office:value="499902707469604" calcext:value-type="float">
            <text:p>499902707469604</text:p>
          </table:table-cell>
          <table:table-cell office:value-type="float" office:value="500416506287148" calcext:value-type="float">
            <text:p>500416506287148</text:p>
          </table:table-cell>
          <table:table-cell table:formula="of:=IF([.E275]=[.H275];0;1)" office:value-type="float" office:value="0" calcext:value-type="float">
            <text:p>0</text:p>
          </table:table-cell>
          <table:table-cell table:formula="of:=IF([.F275]=[.I275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01050899249594" calcext:value-type="float">
            <text:p>501050899249594</text:p>
          </table:table-cell>
          <table:table-cell office:value-type="float" office:value="502348453390315" calcext:value-type="float">
            <text:p>502348453390315</text:p>
          </table:table-cell>
          <table:table-cell/>
          <table:table-cell office:value-type="float" office:value="501050899249594" calcext:value-type="float">
            <text:p>501050899249594</text:p>
          </table:table-cell>
          <table:table-cell office:value-type="float" office:value="502348453390315" calcext:value-type="float">
            <text:p>502348453390315</text:p>
          </table:table-cell>
          <table:table-cell table:formula="of:=IF([.E276]=[.H276];0;1)" office:value-type="float" office:value="0" calcext:value-type="float">
            <text:p>0</text:p>
          </table:table-cell>
          <table:table-cell table:formula="of:=IF([.F276]=[.I276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03667223561226" calcext:value-type="float">
            <text:p>503667223561226</text:p>
          </table:table-cell>
          <table:table-cell office:value-type="float" office:value="511843007452313" calcext:value-type="float">
            <text:p>511843007452313</text:p>
          </table:table-cell>
          <table:table-cell/>
          <table:table-cell office:value-type="float" office:value="503667223561226" calcext:value-type="float">
            <text:p>503667223561226</text:p>
          </table:table-cell>
          <table:table-cell office:value-type="float" office:value="511843007452313" calcext:value-type="float">
            <text:p>511843007452313</text:p>
          </table:table-cell>
          <table:table-cell table:formula="of:=IF([.E277]=[.H277];0;1)" office:value-type="float" office:value="0" calcext:value-type="float">
            <text:p>0</text:p>
          </table:table-cell>
          <table:table-cell table:formula="of:=IF([.F277]=[.I277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15987231565768" calcext:value-type="float">
            <text:p>515987231565768</text:p>
          </table:table-cell>
          <table:table-cell office:value-type="float" office:value="520075670866842" calcext:value-type="float">
            <text:p>520075670866842</text:p>
          </table:table-cell>
          <table:table-cell/>
          <table:table-cell office:value-type="float" office:value="515987231565768" calcext:value-type="float">
            <text:p>515987231565768</text:p>
          </table:table-cell>
          <table:table-cell office:value-type="float" office:value="520075670866842" calcext:value-type="float">
            <text:p>520075670866842</text:p>
          </table:table-cell>
          <table:table-cell table:formula="of:=IF([.E278]=[.H278];0;1)" office:value-type="float" office:value="0" calcext:value-type="float">
            <text:p>0</text:p>
          </table:table-cell>
          <table:table-cell table:formula="of:=IF([.F278]=[.I278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22851414400525" calcext:value-type="float">
            <text:p>522851414400525</text:p>
          </table:table-cell>
          <table:table-cell office:value-type="float" office:value="532381986753164" calcext:value-type="float">
            <text:p>532381986753164</text:p>
          </table:table-cell>
          <table:table-cell/>
          <table:table-cell office:value-type="float" office:value="522851414400525" calcext:value-type="float">
            <text:p>522851414400525</text:p>
          </table:table-cell>
          <table:table-cell office:value-type="float" office:value="532381986753164" calcext:value-type="float">
            <text:p>532381986753164</text:p>
          </table:table-cell>
          <table:table-cell table:formula="of:=IF([.E279]=[.H279];0;1)" office:value-type="float" office:value="0" calcext:value-type="float">
            <text:p>0</text:p>
          </table:table-cell>
          <table:table-cell table:formula="of:=IF([.F279]=[.I279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34257412281077" calcext:value-type="float">
            <text:p>534257412281077</text:p>
          </table:table-cell>
          <table:table-cell office:value-type="float" office:value="541433740731218" calcext:value-type="float">
            <text:p>541433740731218</text:p>
          </table:table-cell>
          <table:table-cell/>
          <table:table-cell office:value-type="float" office:value="534257412281077" calcext:value-type="float">
            <text:p>534257412281077</text:p>
          </table:table-cell>
          <table:table-cell office:value-type="float" office:value="541433740731218" calcext:value-type="float">
            <text:p>541433740731218</text:p>
          </table:table-cell>
          <table:table-cell table:formula="of:=IF([.E280]=[.H280];0;1)" office:value-type="float" office:value="0" calcext:value-type="float">
            <text:p>0</text:p>
          </table:table-cell>
          <table:table-cell table:formula="of:=IF([.F280]=[.I280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44715073094800" calcext:value-type="float">
            <text:p>544715073094800</text:p>
          </table:table-cell>
          <table:table-cell office:value-type="float" office:value="550878697688545" calcext:value-type="float">
            <text:p>550878697688545</text:p>
          </table:table-cell>
          <table:table-cell/>
          <table:table-cell office:value-type="float" office:value="544715073094800" calcext:value-type="float">
            <text:p>544715073094800</text:p>
          </table:table-cell>
          <table:table-cell office:value-type="float" office:value="550878697688545" calcext:value-type="float">
            <text:p>550878697688545</text:p>
          </table:table-cell>
          <table:table-cell table:formula="of:=IF([.E281]=[.H281];0;1)" office:value-type="float" office:value="0" calcext:value-type="float">
            <text:p>0</text:p>
          </table:table-cell>
          <table:table-cell table:formula="of:=IF([.F281]=[.I281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555740025451076" calcext:value-type="float">
            <text:p>555740025451076</text:p>
          </table:table-cell>
          <table:table-cell/>
          <table:table-cell table:number-columns-repeated="2" office:value-type="float" office:value="555740025451076" calcext:value-type="float">
            <text:p>555740025451076</text:p>
          </table:table-cell>
          <table:table-cell table:formula="of:=IF([.E282]=[.H282];0;1)" office:value-type="float" office:value="0" calcext:value-type="float">
            <text:p>0</text:p>
          </table:table-cell>
          <table:table-cell table:formula="of:=IF([.F282]=[.I282]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55740025451077" calcext:value-type="float">
            <text:p>555740025451077</text:p>
          </table:table-cell>
          <table:table-cell office:value-type="float" office:value="559419282884614" calcext:value-type="float">
            <text:p>559419282884614</text:p>
          </table:table-cell>
          <table:table-cell/>
          <table:table-cell office:value-type="float" office:value="555740025451077" calcext:value-type="float">
            <text:p>555740025451077</text:p>
          </table:table-cell>
          <table:table-cell office:value-type="float" office:value="559419282884614" calcext:value-type="float">
            <text:p>559419282884614</text:p>
          </table:table-cell>
          <table:table-cell table:formula="of:=IF([.E283]=[.H283];0;1)" office:value-type="float" office:value="0" calcext:value-type="float">
            <text:p>0</text:p>
          </table:table-cell>
          <table:table-cell table:formula="of:=IF([.F283]=[.I283];0;1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SUM([.J193:.J283])" office:value-type="float" office:value="0" calcext:value-type="float">
            <text:p>0</text:p>
          </table:table-cell>
          <table:table-cell table:formula="of:=SUM([.K193:.K283])"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Feuille1.A1:Feuille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6T19:12:41.844531584</meta:creation-date>
    <dc:date>2025-12-07T10:22:55.248555146</dc:date>
    <meta:editing-duration>PT13H48M28S</meta:editing-duration>
    <meta:editing-cycles>14</meta:editing-cycles>
    <meta:generator>LibreOffice/25.8.3.2$Linux_X86_64 LibreOffice_project/580$Build-2</meta:generator>
    <meta:document-statistic meta:table-count="1" meta:cell-count="1386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Feuille1.B1:Feuille1.B187" chart:error-lower-range="Feuille1.A1:Feuille1.A187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6.97cm" svg:height="83.755cm" xlink:href=".." xlink:type="simple" chart:class="chart:bar" chart:style-name="ch1">
        <chart:legend chart:legend-position="end" svg:x="4.609cm" svg:y="41.329cm" style:legend-expansion="high" chart:style-name="ch2"/>
        <chart:plot-area chart:style-name="ch3" svg:x="0.139cm" svg:y="1.675cm" svg:width="4.331cm" svg:height="80.405cm">
          <chart:coordinate-region svg:x="0.964cm" svg:y="1.675cm" svg:width="3.366cm" svg:height="77.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A1:Feuille1.A187" chart:class="chart:bar">
            <chart:error-indicator chart:style-name="ch8" chart:dimension="x"/>
            <chart:data-point chart:repeated="114"/>
            <chart:data-point chart:style-name="ch9"/>
            <chart:data-point chart:repeated="3"/>
            <chart:data-point chart:style-name="ch9"/>
            <chart:data-point chart:repeated="68"/>
          </chart:series>
          <chart:series chart:style-name="ch10" chart:values-cell-range-address="Feuille1.B1:Feuille1.B187" chart:class="chart:bar">
            <chart:data-point chart:repeated="134"/>
            <chart:data-point chart:style-name="ch9"/>
            <chart:data-point chart:repeated="5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0556096410">
                <text:p>1210556096410</text:p>
                <draw:g>
                  <svg:desc>Feuille1.A1:Feuille1.A187</svg:desc>
                </draw:g>
              </table:table-cell>
              <table:table-cell office:value-type="float" office:value="6852829420907">
                <text:p>6852829420907</text:p>
                <draw:g>
                  <svg:desc>Feuille1.B1:Feuille1.B187</svg:desc>
                </draw:g>
              </table:table-cell>
              <table:table-cell office:value-type="float" office:value="1210556096410">
                <text:p>1210556096410</text:p>
                <draw:g>
                  <svg:desc>Feuille1.A1:Feuille1.A187</svg:desc>
                </draw:g>
              </table:table-cell>
              <table:table-cell office:value-type="float" office:value="6852829420907">
                <text:p>6852829420907</text:p>
                <draw:g>
                  <svg:desc>Feuille1.B1:Feuille1.B1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59870102819">
                <text:p>3659870102819</text:p>
              </table:table-cell>
              <table:table-cell office:value-type="float" office:value="9579210318065">
                <text:p>9579210318065</text:p>
              </table:table-cell>
              <table:table-cell office:value-type="float" office:value="3659870102819">
                <text:p>3659870102819</text:p>
              </table:table-cell>
              <table:table-cell office:value-type="float" office:value="9579210318065">
                <text:p>9579210318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09927143697">
                <text:p>11409927143697</text:p>
              </table:table-cell>
              <table:table-cell office:value-type="float" office:value="15757404441036">
                <text:p>15757404441036</text:p>
              </table:table-cell>
              <table:table-cell office:value-type="float" office:value="11409927143697">
                <text:p>11409927143697</text:p>
              </table:table-cell>
              <table:table-cell office:value-type="float" office:value="15757404441036">
                <text:p>157574044410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409927143697">
                <text:p>11409927143697</text:p>
              </table:table-cell>
              <table:table-cell office:value-type="float" office:value="11409927143697">
                <text:p>11409927143697</text:p>
              </table:table-cell>
              <table:table-cell office:value-type="float" office:value="11409927143697">
                <text:p>11409927143697</text:p>
              </table:table-cell>
              <table:table-cell office:value-type="float" office:value="11409927143697">
                <text:p>114099271436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807523784418">
                <text:p>21807523784418</text:p>
              </table:table-cell>
              <table:table-cell office:value-type="float" office:value="29586830165344">
                <text:p>29586830165344</text:p>
              </table:table-cell>
              <table:table-cell office:value-type="float" office:value="21807523784418">
                <text:p>21807523784418</text:p>
              </table:table-cell>
              <table:table-cell office:value-type="float" office:value="29586830165344">
                <text:p>29586830165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586830165344">
                <text:p>29586830165344</text:p>
              </table:table-cell>
              <table:table-cell office:value-type="float" office:value="29586830165344">
                <text:p>29586830165344</text:p>
              </table:table-cell>
              <table:table-cell office:value-type="float" office:value="29586830165344">
                <text:p>29586830165344</text:p>
              </table:table-cell>
              <table:table-cell office:value-type="float" office:value="29586830165344">
                <text:p>29586830165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287265814727">
                <text:p>32287265814727</text:p>
              </table:table-cell>
              <table:table-cell office:value-type="float" office:value="39356756283317">
                <text:p>39356756283317</text:p>
              </table:table-cell>
              <table:table-cell office:value-type="float" office:value="32287265814727">
                <text:p>32287265814727</text:p>
              </table:table-cell>
              <table:table-cell office:value-type="float" office:value="39356756283317">
                <text:p>393567562833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452670365908">
                <text:p>34452670365908</text:p>
              </table:table-cell>
              <table:table-cell office:value-type="float" office:value="39356756283317">
                <text:p>39356756283317</text:p>
              </table:table-cell>
              <table:table-cell office:value-type="float" office:value="34452670365908">
                <text:p>34452670365908</text:p>
              </table:table-cell>
              <table:table-cell office:value-type="float" office:value="39356756283317">
                <text:p>393567562833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836223730745">
                <text:p>43836223730745</text:p>
              </table:table-cell>
              <table:table-cell office:value-type="float" office:value="49177711042138">
                <text:p>49177711042138</text:p>
              </table:table-cell>
              <table:table-cell office:value-type="float" office:value="43836223730745">
                <text:p>43836223730745</text:p>
              </table:table-cell>
              <table:table-cell office:value-type="float" office:value="49177711042138">
                <text:p>49177711042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177711042139">
                <text:p>49177711042139</text:p>
              </table:table-cell>
              <table:table-cell office:value-type="float" office:value="49177711042139">
                <text:p>49177711042139</text:p>
              </table:table-cell>
              <table:table-cell office:value-type="float" office:value="49177711042139">
                <text:p>49177711042139</text:p>
              </table:table-cell>
              <table:table-cell office:value-type="float" office:value="49177711042139">
                <text:p>49177711042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583995346630">
                <text:p>51583995346630</text:p>
              </table:table-cell>
              <table:table-cell office:value-type="float" office:value="59804047351206">
                <text:p>59804047351206</text:p>
              </table:table-cell>
              <table:table-cell office:value-type="float" office:value="51583995346630">
                <text:p>51583995346630</text:p>
              </table:table-cell>
              <table:table-cell office:value-type="float" office:value="59804047351206">
                <text:p>598040473512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837539586883">
                <text:p>53837539586883</text:p>
              </table:table-cell>
              <table:table-cell office:value-type="float" office:value="57085501630205">
                <text:p>57085501630205</text:p>
              </table:table-cell>
              <table:table-cell office:value-type="float" office:value="53837539586883">
                <text:p>53837539586883</text:p>
              </table:table-cell>
              <table:table-cell office:value-type="float" office:value="57085501630205">
                <text:p>570855016302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613769122503">
                <text:p>63613769122503</text:p>
              </table:table-cell>
              <table:table-cell office:value-type="float" office:value="68190178828324">
                <text:p>68190178828324</text:p>
              </table:table-cell>
              <table:table-cell office:value-type="float" office:value="63613769122503">
                <text:p>63613769122503</text:p>
              </table:table-cell>
              <table:table-cell office:value-type="float" office:value="68190178828324">
                <text:p>681901788283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978626378777">
                <text:p>72978626378777</text:p>
              </table:table-cell>
              <table:table-cell office:value-type="float" office:value="75641956243134">
                <text:p>75641956243134</text:p>
              </table:table-cell>
              <table:table-cell office:value-type="float" office:value="72978626378777">
                <text:p>72978626378777</text:p>
              </table:table-cell>
              <table:table-cell office:value-type="float" office:value="75641956243134">
                <text:p>756419562431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641956243136">
                <text:p>75641956243136</text:p>
              </table:table-cell>
              <table:table-cell office:value-type="float" office:value="78098158659964">
                <text:p>78098158659964</text:p>
              </table:table-cell>
              <table:table-cell office:value-type="float" office:value="75641956243136">
                <text:p>75641956243136</text:p>
              </table:table-cell>
              <table:table-cell office:value-type="float" office:value="78098158659964">
                <text:p>780981586599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786390686864">
                <text:p>80786390686864</text:p>
              </table:table-cell>
              <table:table-cell office:value-type="float" office:value="82306298113309">
                <text:p>82306298113309</text:p>
              </table:table-cell>
              <table:table-cell office:value-type="float" office:value="80786390686864">
                <text:p>80786390686864</text:p>
              </table:table-cell>
              <table:table-cell office:value-type="float" office:value="82306298113309">
                <text:p>823062981133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913294088119">
                <text:p>81913294088119</text:p>
              </table:table-cell>
              <table:table-cell office:value-type="float" office:value="83486002027188">
                <text:p>83486002027188</text:p>
              </table:table-cell>
              <table:table-cell office:value-type="float" office:value="81913294088119">
                <text:p>81913294088119</text:p>
              </table:table-cell>
              <table:table-cell office:value-type="float" office:value="83486002027188">
                <text:p>834860020271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955131746018">
                <text:p>82955131746018</text:p>
              </table:table-cell>
              <table:table-cell office:value-type="float" office:value="84761614177813">
                <text:p>84761614177813</text:p>
              </table:table-cell>
              <table:table-cell office:value-type="float" office:value="82955131746018">
                <text:p>82955131746018</text:p>
              </table:table-cell>
              <table:table-cell office:value-type="float" office:value="84761614177813">
                <text:p>847616141778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4160322907181">
                <text:p>84160322907181</text:p>
              </table:table-cell>
              <table:table-cell office:value-type="float" office:value="85669477462528">
                <text:p>85669477462528</text:p>
              </table:table-cell>
              <table:table-cell office:value-type="float" office:value="84160322907181">
                <text:p>84160322907181</text:p>
              </table:table-cell>
              <table:table-cell office:value-type="float" office:value="85669477462528">
                <text:p>856694774625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330378558206">
                <text:p>85330378558206</text:p>
              </table:table-cell>
              <table:table-cell office:value-type="float" office:value="87034335549718">
                <text:p>87034335549718</text:p>
              </table:table-cell>
              <table:table-cell office:value-type="float" office:value="85330378558206">
                <text:p>85330378558206</text:p>
              </table:table-cell>
              <table:table-cell office:value-type="float" office:value="87034335549718">
                <text:p>87034335549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456683794648">
                <text:p>86456683794648</text:p>
              </table:table-cell>
              <table:table-cell office:value-type="float" office:value="87888022769678">
                <text:p>87888022769678</text:p>
              </table:table-cell>
              <table:table-cell office:value-type="float" office:value="86456683794648">
                <text:p>86456683794648</text:p>
              </table:table-cell>
              <table:table-cell office:value-type="float" office:value="87888022769678">
                <text:p>878880227696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7509389258216">
                <text:p>87509389258216</text:p>
              </table:table-cell>
              <table:table-cell office:value-type="float" office:value="89165016102877">
                <text:p>89165016102877</text:p>
              </table:table-cell>
              <table:table-cell office:value-type="float" office:value="87509389258216">
                <text:p>87509389258216</text:p>
              </table:table-cell>
              <table:table-cell office:value-type="float" office:value="89165016102877">
                <text:p>89165016102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374065210316">
                <text:p>88374065210316</text:p>
              </table:table-cell>
              <table:table-cell office:value-type="float" office:value="90282361017819">
                <text:p>90282361017819</text:p>
              </table:table-cell>
              <table:table-cell office:value-type="float" office:value="88374065210316">
                <text:p>88374065210316</text:p>
              </table:table-cell>
              <table:table-cell office:value-type="float" office:value="90282361017819">
                <text:p>902823610178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542487246678">
                <text:p>91542487246678</text:p>
              </table:table-cell>
              <table:table-cell office:value-type="float" office:value="95890092309110">
                <text:p>95890092309110</text:p>
              </table:table-cell>
              <table:table-cell office:value-type="float" office:value="91542487246678">
                <text:p>91542487246678</text:p>
              </table:table-cell>
              <table:table-cell office:value-type="float" office:value="95890092309110">
                <text:p>958900923091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542487246678">
                <text:p>91542487246678</text:p>
              </table:table-cell>
              <table:table-cell office:value-type="float" office:value="98235869765402">
                <text:p>98235869765402</text:p>
              </table:table-cell>
              <table:table-cell office:value-type="float" office:value="91542487246678">
                <text:p>91542487246678</text:p>
              </table:table-cell>
              <table:table-cell office:value-type="float" office:value="98235869765402">
                <text:p>982358697654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982398544566">
                <text:p>100982398544566</text:p>
              </table:table-cell>
              <table:table-cell office:value-type="float" office:value="101147327087488">
                <text:p>101147327087488</text:p>
              </table:table-cell>
              <table:table-cell office:value-type="float" office:value="100982398544566">
                <text:p>100982398544566</text:p>
              </table:table-cell>
              <table:table-cell office:value-type="float" office:value="101147327087488">
                <text:p>1011473270874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147327087488">
                <text:p>101147327087488</text:p>
              </table:table-cell>
              <table:table-cell office:value-type="float" office:value="101957600189382">
                <text:p>101957600189382</text:p>
              </table:table-cell>
              <table:table-cell office:value-type="float" office:value="101147327087488">
                <text:p>101147327087488</text:p>
              </table:table-cell>
              <table:table-cell office:value-type="float" office:value="101957600189382">
                <text:p>1019576001893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469491187341">
                <text:p>102469491187341</text:p>
              </table:table-cell>
              <table:table-cell office:value-type="float" office:value="102620947820170">
                <text:p>102620947820170</text:p>
              </table:table-cell>
              <table:table-cell office:value-type="float" office:value="102469491187341">
                <text:p>102469491187341</text:p>
              </table:table-cell>
              <table:table-cell office:value-type="float" office:value="102620947820170">
                <text:p>1026209478201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620947820170">
                <text:p>102620947820170</text:p>
              </table:table-cell>
              <table:table-cell office:value-type="float" office:value="103229070500605">
                <text:p>103229070500605</text:p>
              </table:table-cell>
              <table:table-cell office:value-type="float" office:value="102620947820170">
                <text:p>102620947820170</text:p>
              </table:table-cell>
              <table:table-cell office:value-type="float" office:value="103229070500605">
                <text:p>1032290705006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972520195151">
                <text:p>102972520195151</text:p>
              </table:table-cell>
              <table:table-cell office:value-type="float" office:value="103403940640547">
                <text:p>103403940640547</text:p>
              </table:table-cell>
              <table:table-cell office:value-type="float" office:value="102972520195151">
                <text:p>102972520195151</text:p>
              </table:table-cell>
              <table:table-cell office:value-type="float" office:value="103403940640547">
                <text:p>1034039406405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3229070500605">
                <text:p>103229070500605</text:p>
              </table:table-cell>
              <table:table-cell office:value-type="float" office:value="103403940640547">
                <text:p>103403940640547</text:p>
              </table:table-cell>
              <table:table-cell office:value-type="float" office:value="103229070500605">
                <text:p>103229070500605</text:p>
              </table:table-cell>
              <table:table-cell office:value-type="float" office:value="103403940640547">
                <text:p>1034039406405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403940640547">
                <text:p>103403940640547</text:p>
              </table:table-cell>
              <table:table-cell office:value-type="float" office:value="104211581332700">
                <text:p>104211581332700</text:p>
              </table:table-cell>
              <table:table-cell office:value-type="float" office:value="103403940640547">
                <text:p>103403940640547</text:p>
              </table:table-cell>
              <table:table-cell office:value-type="float" office:value="104211581332700">
                <text:p>1042115813327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403940640547">
                <text:p>103403940640547</text:p>
              </table:table-cell>
              <table:table-cell office:value-type="float" office:value="103846144422336">
                <text:p>103846144422336</text:p>
              </table:table-cell>
              <table:table-cell office:value-type="float" office:value="103403940640547">
                <text:p>103403940640547</text:p>
              </table:table-cell>
              <table:table-cell office:value-type="float" office:value="103846144422336">
                <text:p>1038461444223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3624871426035">
                <text:p>103624871426035</text:p>
              </table:table-cell>
              <table:table-cell office:value-type="float" office:value="103846144422336">
                <text:p>103846144422336</text:p>
              </table:table-cell>
              <table:table-cell office:value-type="float" office:value="103624871426035">
                <text:p>103624871426035</text:p>
              </table:table-cell>
              <table:table-cell office:value-type="float" office:value="103846144422336">
                <text:p>1038461444223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4211581332700">
                <text:p>104211581332700</text:p>
              </table:table-cell>
              <table:table-cell office:value-type="float" office:value="104903823508565">
                <text:p>104903823508565</text:p>
              </table:table-cell>
              <table:table-cell office:value-type="float" office:value="104211581332700">
                <text:p>104211581332700</text:p>
              </table:table-cell>
              <table:table-cell office:value-type="float" office:value="104903823508565">
                <text:p>1049038235085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4211581332700">
                <text:p>104211581332700</text:p>
              </table:table-cell>
              <table:table-cell office:value-type="float" office:value="104631067099605">
                <text:p>104631067099605</text:p>
              </table:table-cell>
              <table:table-cell office:value-type="float" office:value="104211581332700">
                <text:p>104211581332700</text:p>
              </table:table-cell>
              <table:table-cell office:value-type="float" office:value="104631067099605">
                <text:p>1046310670996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4631067099605">
                <text:p>104631067099605</text:p>
              </table:table-cell>
              <table:table-cell office:value-type="float" office:value="104903823508565">
                <text:p>104903823508565</text:p>
              </table:table-cell>
              <table:table-cell office:value-type="float" office:value="104631067099605">
                <text:p>104631067099605</text:p>
              </table:table-cell>
              <table:table-cell office:value-type="float" office:value="104903823508565">
                <text:p>104903823508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5121334554032">
                <text:p>105121334554032</text:p>
              </table:table-cell>
              <table:table-cell office:value-type="float" office:value="105694322160237">
                <text:p>105694322160237</text:p>
              </table:table-cell>
              <table:table-cell office:value-type="float" office:value="105121334554032">
                <text:p>105121334554032</text:p>
              </table:table-cell>
              <table:table-cell office:value-type="float" office:value="105694322160237">
                <text:p>1056943221602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091441510522">
                <text:p>106091441510522</text:p>
              </table:table-cell>
              <table:table-cell office:value-type="float" office:value="106711332354283">
                <text:p>106711332354283</text:p>
              </table:table-cell>
              <table:table-cell office:value-type="float" office:value="106091441510522">
                <text:p>106091441510522</text:p>
              </table:table-cell>
              <table:table-cell office:value-type="float" office:value="106711332354283">
                <text:p>1067113323542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7611051822203">
                <text:p>107611051822203</text:p>
              </table:table-cell>
              <table:table-cell office:value-type="float" office:value="107910444542181">
                <text:p>107910444542181</text:p>
              </table:table-cell>
              <table:table-cell office:value-type="float" office:value="107611051822203">
                <text:p>107611051822203</text:p>
              </table:table-cell>
              <table:table-cell office:value-type="float" office:value="107910444542181">
                <text:p>1079104445421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910444542181">
                <text:p>107910444542181</text:p>
              </table:table-cell>
              <table:table-cell office:value-type="float" office:value="108758989044766">
                <text:p>108758989044766</text:p>
              </table:table-cell>
              <table:table-cell office:value-type="float" office:value="107910444542181">
                <text:p>107910444542181</text:p>
              </table:table-cell>
              <table:table-cell office:value-type="float" office:value="108758989044766">
                <text:p>1087589890447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8758989044766">
                <text:p>108758989044766</text:p>
              </table:table-cell>
              <table:table-cell office:value-type="float" office:value="108913537716846">
                <text:p>108913537716846</text:p>
              </table:table-cell>
              <table:table-cell office:value-type="float" office:value="108758989044766">
                <text:p>108758989044766</text:p>
              </table:table-cell>
              <table:table-cell office:value-type="float" office:value="108913537716846">
                <text:p>1089135377168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9260782149885">
                <text:p>109260782149885</text:p>
              </table:table-cell>
              <table:table-cell office:value-type="float" office:value="109617370216541">
                <text:p>109617370216541</text:p>
              </table:table-cell>
              <table:table-cell office:value-type="float" office:value="109260782149885">
                <text:p>109260782149885</text:p>
              </table:table-cell>
              <table:table-cell office:value-type="float" office:value="109617370216541">
                <text:p>1096173702165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9260782149885">
                <text:p>109260782149885</text:p>
              </table:table-cell>
              <table:table-cell office:value-type="float" office:value="109878838468670">
                <text:p>109878838468670</text:p>
              </table:table-cell>
              <table:table-cell office:value-type="float" office:value="109260782149885">
                <text:p>109260782149885</text:p>
              </table:table-cell>
              <table:table-cell office:value-type="float" office:value="109878838468670">
                <text:p>10987883846867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2420289168162">
                <text:p>112420289168162</text:p>
              </table:table-cell>
              <table:table-cell office:value-type="float" office:value="116527662920280">
                <text:p>116527662920280</text:p>
              </table:table-cell>
              <table:table-cell office:value-type="float" office:value="112420289168162">
                <text:p>112420289168162</text:p>
              </table:table-cell>
              <table:table-cell office:value-type="float" office:value="116527662920280">
                <text:p>1165276629202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2420289168162">
                <text:p>112420289168162</text:p>
              </table:table-cell>
              <table:table-cell office:value-type="float" office:value="116527662920280">
                <text:p>116527662920280</text:p>
              </table:table-cell>
              <table:table-cell office:value-type="float" office:value="112420289168162">
                <text:p>112420289168162</text:p>
              </table:table-cell>
              <table:table-cell office:value-type="float" office:value="116527662920280">
                <text:p>1165276629202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1021350183766">
                <text:p>121021350183766</text:p>
              </table:table-cell>
              <table:table-cell office:value-type="float" office:value="124970724723282">
                <text:p>124970724723282</text:p>
              </table:table-cell>
              <table:table-cell office:value-type="float" office:value="121021350183766">
                <text:p>121021350183766</text:p>
              </table:table-cell>
              <table:table-cell office:value-type="float" office:value="124970724723282">
                <text:p>1249707247232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4970724723283">
                <text:p>124970724723283</text:p>
              </table:table-cell>
              <table:table-cell office:value-type="float" office:value="128402216224601">
                <text:p>128402216224601</text:p>
              </table:table-cell>
              <table:table-cell office:value-type="float" office:value="124970724723283">
                <text:p>124970724723283</text:p>
              </table:table-cell>
              <table:table-cell office:value-type="float" office:value="128402216224601">
                <text:p>1284022162246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2181665511921">
                <text:p>132181665511921</text:p>
              </table:table-cell>
              <table:table-cell office:value-type="float" office:value="132181665511921">
                <text:p>132181665511921</text:p>
              </table:table-cell>
              <table:table-cell office:value-type="float" office:value="132181665511921">
                <text:p>132181665511921</text:p>
              </table:table-cell>
              <table:table-cell office:value-type="float" office:value="132181665511921">
                <text:p>1321816655119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2181665511922">
                <text:p>132181665511922</text:p>
              </table:table-cell>
              <table:table-cell office:value-type="float" office:value="138200691289156">
                <text:p>138200691289156</text:p>
              </table:table-cell>
              <table:table-cell office:value-type="float" office:value="132181665511922">
                <text:p>132181665511922</text:p>
              </table:table-cell>
              <table:table-cell office:value-type="float" office:value="138200691289156">
                <text:p>1382006912891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1081783359266">
                <text:p>141081783359266</text:p>
              </table:table-cell>
              <table:table-cell office:value-type="float" office:value="145718975793307">
                <text:p>145718975793307</text:p>
              </table:table-cell>
              <table:table-cell office:value-type="float" office:value="141081783359266">
                <text:p>141081783359266</text:p>
              </table:table-cell>
              <table:table-cell office:value-type="float" office:value="145718975793307">
                <text:p>1457189757933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5718975793308">
                <text:p>145718975793308</text:p>
              </table:table-cell>
              <table:table-cell office:value-type="float" office:value="148045006791963">
                <text:p>148045006791963</text:p>
              </table:table-cell>
              <table:table-cell office:value-type="float" office:value="145718975793308">
                <text:p>145718975793308</text:p>
              </table:table-cell>
              <table:table-cell office:value-type="float" office:value="148045006791963">
                <text:p>1480450067919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3513770178181">
                <text:p>153513770178181</text:p>
              </table:table-cell>
              <table:table-cell office:value-type="float" office:value="159388744093090">
                <text:p>159388744093090</text:p>
              </table:table-cell>
              <table:table-cell office:value-type="float" office:value="153513770178181">
                <text:p>153513770178181</text:p>
              </table:table-cell>
              <table:table-cell office:value-type="float" office:value="159388744093090">
                <text:p>15938874409309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6222751620993">
                <text:p>156222751620993</text:p>
              </table:table-cell>
              <table:table-cell office:value-type="float" office:value="159388744093090">
                <text:p>159388744093090</text:p>
              </table:table-cell>
              <table:table-cell office:value-type="float" office:value="156222751620993">
                <text:p>156222751620993</text:p>
              </table:table-cell>
              <table:table-cell office:value-type="float" office:value="159388744093090">
                <text:p>1593887440930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057980455184">
                <text:p>162057980455184</text:p>
              </table:table-cell>
              <table:table-cell office:value-type="float" office:value="162057980455184">
                <text:p>162057980455184</text:p>
              </table:table-cell>
              <table:table-cell office:value-type="float" office:value="162057980455184">
                <text:p>162057980455184</text:p>
              </table:table-cell>
              <table:table-cell office:value-type="float" office:value="162057980455184">
                <text:p>1620579804551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2057980455184">
                <text:p>162057980455184</text:p>
              </table:table-cell>
              <table:table-cell office:value-type="float" office:value="166552204500541">
                <text:p>166552204500541</text:p>
              </table:table-cell>
              <table:table-cell office:value-type="float" office:value="162057980455184">
                <text:p>162057980455184</text:p>
              </table:table-cell>
              <table:table-cell office:value-type="float" office:value="166552204500541">
                <text:p>1665522045005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2402346265457">
                <text:p>172402346265457</text:p>
              </table:table-cell>
              <table:table-cell office:value-type="float" office:value="176998982095232">
                <text:p>176998982095232</text:p>
              </table:table-cell>
              <table:table-cell office:value-type="float" office:value="172402346265457">
                <text:p>172402346265457</text:p>
              </table:table-cell>
              <table:table-cell office:value-type="float" office:value="176998982095232">
                <text:p>1769989820952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3797958505398">
                <text:p>173797958505398</text:p>
              </table:table-cell>
              <table:table-cell office:value-type="float" office:value="179674064572918">
                <text:p>179674064572918</text:p>
              </table:table-cell>
              <table:table-cell office:value-type="float" office:value="173797958505398">
                <text:p>173797958505398</text:p>
              </table:table-cell>
              <table:table-cell office:value-type="float" office:value="179674064572918">
                <text:p>1796740645729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3361395784713">
                <text:p>183361395784713</text:p>
              </table:table-cell>
              <table:table-cell office:value-type="float" office:value="188030623150344">
                <text:p>188030623150344</text:p>
              </table:table-cell>
              <table:table-cell office:value-type="float" office:value="183361395784713">
                <text:p>183361395784713</text:p>
              </table:table-cell>
              <table:table-cell office:value-type="float" office:value="188030623150344">
                <text:p>1880306231503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3361395784713">
                <text:p>183361395784713</text:p>
              </table:table-cell>
              <table:table-cell office:value-type="float" office:value="188030623150344">
                <text:p>188030623150344</text:p>
              </table:table-cell>
              <table:table-cell office:value-type="float" office:value="183361395784713">
                <text:p>183361395784713</text:p>
              </table:table-cell>
              <table:table-cell office:value-type="float" office:value="188030623150344">
                <text:p>1880306231503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2595356650067">
                <text:p>192595356650067</text:p>
              </table:table-cell>
              <table:table-cell office:value-type="float" office:value="196569386910890">
                <text:p>196569386910890</text:p>
              </table:table-cell>
              <table:table-cell office:value-type="float" office:value="192595356650067">
                <text:p>192595356650067</text:p>
              </table:table-cell>
              <table:table-cell office:value-type="float" office:value="196569386910890">
                <text:p>1965693869108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569386910891">
                <text:p>196569386910891</text:p>
              </table:table-cell>
              <table:table-cell office:value-type="float" office:value="196569386910891">
                <text:p>196569386910891</text:p>
              </table:table-cell>
              <table:table-cell office:value-type="float" office:value="196569386910891">
                <text:p>196569386910891</text:p>
              </table:table-cell>
              <table:table-cell office:value-type="float" office:value="196569386910891">
                <text:p>1965693869108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2375944552301">
                <text:p>202375944552301</text:p>
              </table:table-cell>
              <table:table-cell office:value-type="float" office:value="205876396954042">
                <text:p>205876396954042</text:p>
              </table:table-cell>
              <table:table-cell office:value-type="float" office:value="202375944552301">
                <text:p>202375944552301</text:p>
              </table:table-cell>
              <table:table-cell office:value-type="float" office:value="205876396954042">
                <text:p>2058763969540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5876396954044">
                <text:p>205876396954044</text:p>
              </table:table-cell>
              <table:table-cell office:value-type="float" office:value="210144966664137">
                <text:p>210144966664137</text:p>
              </table:table-cell>
              <table:table-cell office:value-type="float" office:value="205876396954044">
                <text:p>205876396954044</text:p>
              </table:table-cell>
              <table:table-cell office:value-type="float" office:value="210144966664137">
                <text:p>2101449666641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4639120715572">
                <text:p>214639120715572</text:p>
              </table:table-cell>
              <table:table-cell office:value-type="float" office:value="217292118959603">
                <text:p>217292118959603</text:p>
              </table:table-cell>
              <table:table-cell office:value-type="float" office:value="214639120715572">
                <text:p>214639120715572</text:p>
              </table:table-cell>
              <table:table-cell office:value-type="float" office:value="217292118959603">
                <text:p>2172921189596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7292118959603">
                <text:p>217292118959603</text:p>
              </table:table-cell>
              <table:table-cell office:value-type="float" office:value="217292118959603">
                <text:p>217292118959603</text:p>
              </table:table-cell>
              <table:table-cell office:value-type="float" office:value="217292118959603">
                <text:p>217292118959603</text:p>
              </table:table-cell>
              <table:table-cell office:value-type="float" office:value="217292118959603">
                <text:p>2172921189596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1541465544016">
                <text:p>221541465544016</text:p>
              </table:table-cell>
              <table:table-cell office:value-type="float" office:value="224062930385509">
                <text:p>224062930385509</text:p>
              </table:table-cell>
              <table:table-cell office:value-type="float" office:value="221541465544016">
                <text:p>221541465544016</text:p>
              </table:table-cell>
              <table:table-cell office:value-type="float" office:value="224062930385509">
                <text:p>2240629303855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2969155742602">
                <text:p>222969155742602</text:p>
              </table:table-cell>
              <table:table-cell office:value-type="float" office:value="225638060856634">
                <text:p>225638060856634</text:p>
              </table:table-cell>
              <table:table-cell office:value-type="float" office:value="222969155742602">
                <text:p>222969155742602</text:p>
              </table:table-cell>
              <table:table-cell office:value-type="float" office:value="225638060856634">
                <text:p>2256380608566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4683487928091">
                <text:p>224683487928091</text:p>
              </table:table-cell>
              <table:table-cell office:value-type="float" office:value="227618634803051">
                <text:p>227618634803051</text:p>
              </table:table-cell>
              <table:table-cell office:value-type="float" office:value="224683487928091">
                <text:p>224683487928091</text:p>
              </table:table-cell>
              <table:table-cell office:value-type="float" office:value="227618634803051">
                <text:p>2276186348030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6389362327271">
                <text:p>226389362327271</text:p>
              </table:table-cell>
              <table:table-cell office:value-type="float" office:value="229284272609470">
                <text:p>229284272609470</text:p>
              </table:table-cell>
              <table:table-cell office:value-type="float" office:value="226389362327271">
                <text:p>226389362327271</text:p>
              </table:table-cell>
              <table:table-cell office:value-type="float" office:value="229284272609470">
                <text:p>2292842726094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8055191796001">
                <text:p>228055191796001</text:p>
              </table:table-cell>
              <table:table-cell office:value-type="float" office:value="231101013122918">
                <text:p>231101013122918</text:p>
              </table:table-cell>
              <table:table-cell office:value-type="float" office:value="228055191796001">
                <text:p>228055191796001</text:p>
              </table:table-cell>
              <table:table-cell office:value-type="float" office:value="231101013122918">
                <text:p>2311010131229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1657373363274">
                <text:p>231657373363274</text:p>
              </table:table-cell>
              <table:table-cell office:value-type="float" office:value="232299388189513">
                <text:p>232299388189513</text:p>
              </table:table-cell>
              <table:table-cell office:value-type="float" office:value="231657373363274">
                <text:p>231657373363274</text:p>
              </table:table-cell>
              <table:table-cell office:value-type="float" office:value="232299388189513">
                <text:p>2322993881895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3819611497066">
                <text:p>233819611497066</text:p>
              </table:table-cell>
              <table:table-cell office:value-type="float" office:value="234572239483835">
                <text:p>234572239483835</text:p>
              </table:table-cell>
              <table:table-cell office:value-type="float" office:value="233819611497066">
                <text:p>233819611497066</text:p>
              </table:table-cell>
              <table:table-cell office:value-type="float" office:value="234572239483835">
                <text:p>2345722394838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4117168441687">
                <text:p>234117168441687</text:p>
              </table:table-cell>
              <table:table-cell office:value-type="float" office:value="234846741281996">
                <text:p>234846741281996</text:p>
              </table:table-cell>
              <table:table-cell office:value-type="float" office:value="234117168441687">
                <text:p>234117168441687</text:p>
              </table:table-cell>
              <table:table-cell office:value-type="float" office:value="234846741281996">
                <text:p>2348467412819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4572239483835">
                <text:p>234572239483835</text:p>
              </table:table-cell>
              <table:table-cell office:value-type="float" office:value="235042869991585">
                <text:p>235042869991585</text:p>
              </table:table-cell>
              <table:table-cell office:value-type="float" office:value="234572239483835">
                <text:p>234572239483835</text:p>
              </table:table-cell>
              <table:table-cell office:value-type="float" office:value="235042869991585">
                <text:p>2350428699915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4572239483835">
                <text:p>234572239483835</text:p>
              </table:table-cell>
              <table:table-cell office:value-type="float" office:value="234846741281996">
                <text:p>234846741281996</text:p>
              </table:table-cell>
              <table:table-cell office:value-type="float" office:value="234572239483835">
                <text:p>234572239483835</text:p>
              </table:table-cell>
              <table:table-cell office:value-type="float" office:value="234846741281996">
                <text:p>2348467412819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4572239483835">
                <text:p>234572239483835</text:p>
              </table:table-cell>
              <table:table-cell office:value-type="float" office:value="234846741281996">
                <text:p>234846741281996</text:p>
              </table:table-cell>
              <table:table-cell office:value-type="float" office:value="234572239483835">
                <text:p>234572239483835</text:p>
              </table:table-cell>
              <table:table-cell office:value-type="float" office:value="234846741281996">
                <text:p>2348467412819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846741281996">
                <text:p>234846741281996</text:p>
              </table:table-cell>
              <table:table-cell office:value-type="float" office:value="235042869991585">
                <text:p>235042869991585</text:p>
              </table:table-cell>
              <table:table-cell office:value-type="float" office:value="234846741281996">
                <text:p>234846741281996</text:p>
              </table:table-cell>
              <table:table-cell office:value-type="float" office:value="235042869991585">
                <text:p>2350428699915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4846741281996">
                <text:p>234846741281996</text:p>
              </table:table-cell>
              <table:table-cell office:value-type="float" office:value="235314077363408">
                <text:p>235314077363408</text:p>
              </table:table-cell>
              <table:table-cell office:value-type="float" office:value="234846741281996">
                <text:p>234846741281996</text:p>
              </table:table-cell>
              <table:table-cell office:value-type="float" office:value="235314077363408">
                <text:p>2353140773634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6568021831276">
                <text:p>236568021831276</text:p>
              </table:table-cell>
              <table:table-cell office:value-type="float" office:value="236829206791775">
                <text:p>236829206791775</text:p>
              </table:table-cell>
              <table:table-cell office:value-type="float" office:value="236568021831276">
                <text:p>236568021831276</text:p>
              </table:table-cell>
              <table:table-cell office:value-type="float" office:value="236829206791775">
                <text:p>2368292067917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6829206791775">
                <text:p>236829206791775</text:p>
              </table:table-cell>
              <table:table-cell office:value-type="float" office:value="237714369832544">
                <text:p>237714369832544</text:p>
              </table:table-cell>
              <table:table-cell office:value-type="float" office:value="236829206791775">
                <text:p>236829206791775</text:p>
              </table:table-cell>
              <table:table-cell office:value-type="float" office:value="237714369832544">
                <text:p>2377143698325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6829206791775">
                <text:p>236829206791775</text:p>
              </table:table-cell>
              <table:table-cell office:value-type="float" office:value="237203447687038">
                <text:p>237203447687038</text:p>
              </table:table-cell>
              <table:table-cell office:value-type="float" office:value="236829206791775">
                <text:p>236829206791775</text:p>
              </table:table-cell>
              <table:table-cell office:value-type="float" office:value="237203447687038">
                <text:p>2372034476870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7203447687038">
                <text:p>237203447687038</text:p>
              </table:table-cell>
              <table:table-cell office:value-type="float" office:value="237402810674156">
                <text:p>237402810674156</text:p>
              </table:table-cell>
              <table:table-cell office:value-type="float" office:value="237203447687038">
                <text:p>237203447687038</text:p>
              </table:table-cell>
              <table:table-cell office:value-type="float" office:value="237402810674156">
                <text:p>2374028106741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8169643361847">
                <text:p>238169643361847</text:p>
              </table:table-cell>
              <table:table-cell office:value-type="float" office:value="238936670811391">
                <text:p>238936670811391</text:p>
              </table:table-cell>
              <table:table-cell office:value-type="float" office:value="238169643361847">
                <text:p>238169643361847</text:p>
              </table:table-cell>
              <table:table-cell office:value-type="float" office:value="238936670811391">
                <text:p>2389366708113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8169643361847">
                <text:p>238169643361847</text:p>
              </table:table-cell>
              <table:table-cell office:value-type="float" office:value="238936670811391">
                <text:p>238936670811391</text:p>
              </table:table-cell>
              <table:table-cell office:value-type="float" office:value="238169643361847">
                <text:p>238169643361847</text:p>
              </table:table-cell>
              <table:table-cell office:value-type="float" office:value="238936670811391">
                <text:p>2389366708113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8416665356049">
                <text:p>238416665356049</text:p>
              </table:table-cell>
              <table:table-cell office:value-type="float" office:value="239132802883773">
                <text:p>239132802883773</text:p>
              </table:table-cell>
              <table:table-cell office:value-type="float" office:value="238416665356049">
                <text:p>238416665356049</text:p>
              </table:table-cell>
              <table:table-cell office:value-type="float" office:value="239132802883773">
                <text:p>2391328028837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9367763196823">
                <text:p>239367763196823</text:p>
              </table:table-cell>
              <table:table-cell office:value-type="float" office:value="239713421994880">
                <text:p>239713421994880</text:p>
              </table:table-cell>
              <table:table-cell office:value-type="float" office:value="239367763196823">
                <text:p>239367763196823</text:p>
              </table:table-cell>
              <table:table-cell office:value-type="float" office:value="239713421994880">
                <text:p>2397134219948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9713421994880">
                <text:p>239713421994880</text:p>
              </table:table-cell>
              <table:table-cell office:value-type="float" office:value="240154915373051">
                <text:p>240154915373051</text:p>
              </table:table-cell>
              <table:table-cell office:value-type="float" office:value="239713421994880">
                <text:p>239713421994880</text:p>
              </table:table-cell>
              <table:table-cell office:value-type="float" office:value="240154915373051">
                <text:p>2401549153730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4526288084415">
                <text:p>244526288084415</text:p>
              </table:table-cell>
              <table:table-cell office:value-type="float" office:value="244526288084415">
                <text:p>244526288084415</text:p>
              </table:table-cell>
              <table:table-cell office:value-type="float" office:value="244526288084415">
                <text:p>244526288084415</text:p>
              </table:table-cell>
              <table:table-cell office:value-type="float" office:value="244526288084415">
                <text:p>2445262880844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4526288084416">
                <text:p>244526288084416</text:p>
              </table:table-cell>
              <table:table-cell office:value-type="float" office:value="246901292266192">
                <text:p>246901292266192</text:p>
              </table:table-cell>
              <table:table-cell office:value-type="float" office:value="244526288084416">
                <text:p>244526288084416</text:p>
              </table:table-cell>
              <table:table-cell office:value-type="float" office:value="246901292266192">
                <text:p>2469012922661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1847724431478">
                <text:p>251847724431478</text:p>
              </table:table-cell>
              <table:table-cell office:value-type="float" office:value="260294771091645">
                <text:p>260294771091645</text:p>
              </table:table-cell>
              <table:table-cell office:value-type="float" office:value="251847724431478">
                <text:p>251847724431478</text:p>
              </table:table-cell>
              <table:table-cell office:value-type="float" office:value="260294771091645">
                <text:p>2602947710916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3125201783110">
                <text:p>263125201783110</text:p>
              </table:table-cell>
              <table:table-cell office:value-type="float" office:value="266246779901745">
                <text:p>266246779901745</text:p>
              </table:table-cell>
              <table:table-cell office:value-type="float" office:value="263125201783110">
                <text:p>263125201783110</text:p>
              </table:table-cell>
              <table:table-cell office:value-type="float" office:value="266246779901745">
                <text:p>2662467799017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3125201783110">
                <text:p>263125201783110</text:p>
              </table:table-cell>
              <table:table-cell office:value-type="float" office:value="271029930108700">
                <text:p>271029930108700</text:p>
              </table:table-cell>
              <table:table-cell office:value-type="float" office:value="263125201783110">
                <text:p>263125201783110</text:p>
              </table:table-cell>
              <table:table-cell office:value-type="float" office:value="271029930108700">
                <text:p>2710299301087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3532980892752">
                <text:p>273532980892752</text:p>
              </table:table-cell>
              <table:table-cell office:value-type="float" office:value="279501514617625">
                <text:p>279501514617625</text:p>
              </table:table-cell>
              <table:table-cell office:value-type="float" office:value="273532980892752">
                <text:p>273532980892752</text:p>
              </table:table-cell>
              <table:table-cell office:value-type="float" office:value="279501514617625">
                <text:p>279501514617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5797343985335">
                <text:p>275797343985335</text:p>
              </table:table-cell>
              <table:table-cell office:value-type="float" office:value="278057790214828">
                <text:p>278057790214828</text:p>
              </table:table-cell>
              <table:table-cell office:value-type="float" office:value="275797343985335">
                <text:p>275797343985335</text:p>
              </table:table-cell>
              <table:table-cell office:value-type="float" office:value="278057790214828">
                <text:p>2780577902148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2040764662818">
                <text:p>282040764662818</text:p>
              </table:table-cell>
              <table:table-cell office:value-type="float" office:value="289216319511713">
                <text:p>289216319511713</text:p>
              </table:table-cell>
              <table:table-cell office:value-type="float" office:value="282040764662818">
                <text:p>282040764662818</text:p>
              </table:table-cell>
              <table:table-cell office:value-type="float" office:value="289216319511713">
                <text:p>2892163195117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7555507941658">
                <text:p>287555507941658</text:p>
              </table:table-cell>
              <table:table-cell office:value-type="float" office:value="289216319511713">
                <text:p>289216319511713</text:p>
              </table:table-cell>
              <table:table-cell office:value-type="float" office:value="287555507941658">
                <text:p>287555507941658</text:p>
              </table:table-cell>
              <table:table-cell office:value-type="float" office:value="289216319511713">
                <text:p>2892163195117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1604185648252">
                <text:p>291604185648252</text:p>
              </table:table-cell>
              <table:table-cell office:value-type="float" office:value="293025329406781">
                <text:p>293025329406781</text:p>
              </table:table-cell>
              <table:table-cell office:value-type="float" office:value="291604185648252">
                <text:p>291604185648252</text:p>
              </table:table-cell>
              <table:table-cell office:value-type="float" office:value="293025329406781">
                <text:p>2930253294067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2672644929383">
                <text:p>292672644929383</text:p>
              </table:table-cell>
              <table:table-cell office:value-type="float" office:value="293887113798457">
                <text:p>293887113798457</text:p>
              </table:table-cell>
              <table:table-cell office:value-type="float" office:value="292672644929383">
                <text:p>292672644929383</text:p>
              </table:table-cell>
              <table:table-cell office:value-type="float" office:value="293887113798457">
                <text:p>2938871137984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3497932941391">
                <text:p>293497932941391</text:p>
              </table:table-cell>
              <table:table-cell office:value-type="float" office:value="294855901549666">
                <text:p>294855901549666</text:p>
              </table:table-cell>
              <table:table-cell office:value-type="float" office:value="293497932941391">
                <text:p>293497932941391</text:p>
              </table:table-cell>
              <table:table-cell office:value-type="float" office:value="294855901549666">
                <text:p>2948559015496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4649451849151">
                <text:p>294649451849151</text:p>
              </table:table-cell>
              <table:table-cell office:value-type="float" office:value="295989796806433">
                <text:p>295989796806433</text:p>
              </table:table-cell>
              <table:table-cell office:value-type="float" office:value="294649451849151">
                <text:p>294649451849151</text:p>
              </table:table-cell>
              <table:table-cell office:value-type="float" office:value="295989796806433">
                <text:p>2959897968064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5544212971961">
                <text:p>295544212971961</text:p>
              </table:table-cell>
              <table:table-cell office:value-type="float" office:value="296631956912466">
                <text:p>296631956912466</text:p>
              </table:table-cell>
              <table:table-cell office:value-type="float" office:value="295544212971961">
                <text:p>295544212971961</text:p>
              </table:table-cell>
              <table:table-cell office:value-type="float" office:value="296631956912466">
                <text:p>2966319569124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6271395259063">
                <text:p>296271395259063</text:p>
              </table:table-cell>
              <table:table-cell office:value-type="float" office:value="297703067613955">
                <text:p>297703067613955</text:p>
              </table:table-cell>
              <table:table-cell office:value-type="float" office:value="296271395259063">
                <text:p>296271395259063</text:p>
              </table:table-cell>
              <table:table-cell office:value-type="float" office:value="297703067613955">
                <text:p>2977030676139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7196279996741">
                <text:p>297196279996741</text:p>
              </table:table-cell>
              <table:table-cell office:value-type="float" office:value="298496652659387">
                <text:p>298496652659387</text:p>
              </table:table-cell>
              <table:table-cell office:value-type="float" office:value="297196279996741">
                <text:p>297196279996741</text:p>
              </table:table-cell>
              <table:table-cell office:value-type="float" office:value="298496652659387">
                <text:p>2984966526593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8135228199796">
                <text:p>298135228199796</text:p>
              </table:table-cell>
              <table:table-cell office:value-type="float" office:value="299659016879570">
                <text:p>299659016879570</text:p>
              </table:table-cell>
              <table:table-cell office:value-type="float" office:value="298135228199796">
                <text:p>298135228199796</text:p>
              </table:table-cell>
              <table:table-cell office:value-type="float" office:value="299659016879570">
                <text:p>2996590168795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9177131826521">
                <text:p>299177131826521</text:p>
              </table:table-cell>
              <table:table-cell office:value-type="float" office:value="300552513843961">
                <text:p>300552513843961</text:p>
              </table:table-cell>
              <table:table-cell office:value-type="float" office:value="299177131826521">
                <text:p>299177131826521</text:p>
              </table:table-cell>
              <table:table-cell office:value-type="float" office:value="300552513843961">
                <text:p>3005525138439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0049307357264">
                <text:p>300049307357264</text:p>
              </table:table-cell>
              <table:table-cell office:value-type="float" office:value="301491744508326">
                <text:p>301491744508326</text:p>
              </table:table-cell>
              <table:table-cell office:value-type="float" office:value="300049307357264">
                <text:p>300049307357264</text:p>
              </table:table-cell>
              <table:table-cell office:value-type="float" office:value="301491744508326">
                <text:p>3014917445083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3689717187907">
                <text:p>303689717187907</text:p>
              </table:table-cell>
              <table:table-cell office:value-type="float" office:value="307670519506495">
                <text:p>307670519506495</text:p>
              </table:table-cell>
              <table:table-cell office:value-type="float" office:value="303689717187907">
                <text:p>303689717187907</text:p>
              </table:table-cell>
              <table:table-cell office:value-type="float" office:value="307670519506495">
                <text:p>3076705195064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3689717187907">
                <text:p>303689717187907</text:p>
              </table:table-cell>
              <table:table-cell office:value-type="float" office:value="309101389988233">
                <text:p>309101389988233</text:p>
              </table:table-cell>
              <table:table-cell office:value-type="float" office:value="303689717187907">
                <text:p>303689717187907</text:p>
              </table:table-cell>
              <table:table-cell office:value-type="float" office:value="309101389988233">
                <text:p>3091013899882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3569404339453">
                <text:p>313569404339453</text:p>
              </table:table-cell>
              <table:table-cell office:value-type="float" office:value="317432688175321">
                <text:p>317432688175321</text:p>
              </table:table-cell>
              <table:table-cell office:value-type="float" office:value="313569404339453">
                <text:p>313569404339453</text:p>
              </table:table-cell>
              <table:table-cell office:value-type="float" office:value="317432688175321">
                <text:p>3174326881753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7432688175322">
                <text:p>317432688175322</text:p>
              </table:table-cell>
              <table:table-cell office:value-type="float" office:value="318690201064424">
                <text:p>318690201064424</text:p>
              </table:table-cell>
              <table:table-cell office:value-type="float" office:value="317432688175322">
                <text:p>317432688175322</text:p>
              </table:table-cell>
              <table:table-cell office:value-type="float" office:value="318690201064424">
                <text:p>3186902010644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2419283079195">
                <text:p>322419283079195</text:p>
              </table:table-cell>
              <table:table-cell office:value-type="float" office:value="330769757214938">
                <text:p>330769757214938</text:p>
              </table:table-cell>
              <table:table-cell office:value-type="float" office:value="322419283079195">
                <text:p>322419283079195</text:p>
              </table:table-cell>
              <table:table-cell office:value-type="float" office:value="330769757214938">
                <text:p>3307697572149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0769757214939">
                <text:p>330769757214939</text:p>
              </table:table-cell>
              <table:table-cell office:value-type="float" office:value="330769757214939">
                <text:p>330769757214939</text:p>
              </table:table-cell>
              <table:table-cell office:value-type="float" office:value="330769757214939">
                <text:p>330769757214939</text:p>
              </table:table-cell>
              <table:table-cell office:value-type="float" office:value="330769757214939">
                <text:p>3307697572149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3085364528713">
                <text:p>333085364528713</text:p>
              </table:table-cell>
              <table:table-cell office:value-type="float" office:value="338774729660723">
                <text:p>338774729660723</text:p>
              </table:table-cell>
              <table:table-cell office:value-type="float" office:value="333085364528713">
                <text:p>333085364528713</text:p>
              </table:table-cell>
              <table:table-cell office:value-type="float" office:value="338774729660723">
                <text:p>3387747296607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4544930425571">
                <text:p>334544930425571</text:p>
              </table:table-cell>
              <table:table-cell office:value-type="float" office:value="340874780071105">
                <text:p>340874780071105</text:p>
              </table:table-cell>
              <table:table-cell office:value-type="float" office:value="334544930425571">
                <text:p>334544930425571</text:p>
              </table:table-cell>
              <table:table-cell office:value-type="float" office:value="340874780071105">
                <text:p>3408747800711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5475268993763">
                <text:p>345475268993763</text:p>
              </table:table-cell>
              <table:table-cell office:value-type="float" office:value="347922672837434">
                <text:p>347922672837434</text:p>
              </table:table-cell>
              <table:table-cell office:value-type="float" office:value="345475268993763">
                <text:p>345475268993763</text:p>
              </table:table-cell>
              <table:table-cell office:value-type="float" office:value="347922672837434">
                <text:p>3479226728374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5475268993763">
                <text:p>345475268993763</text:p>
              </table:table-cell>
              <table:table-cell office:value-type="float" office:value="347922672837434">
                <text:p>347922672837434</text:p>
              </table:table-cell>
              <table:table-cell office:value-type="float" office:value="345475268993763">
                <text:p>345475268993763</text:p>
              </table:table-cell>
              <table:table-cell office:value-type="float" office:value="347922672837434">
                <text:p>3479226728374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4349430225786">
                <text:p>354349430225786</text:p>
              </table:table-cell>
              <table:table-cell office:value-type="float" office:value="358518392599281">
                <text:p>358518392599281</text:p>
              </table:table-cell>
              <table:table-cell office:value-type="float" office:value="354349430225786">
                <text:p>354349430225786</text:p>
              </table:table-cell>
              <table:table-cell office:value-type="float" office:value="358518392599281">
                <text:p>3585183925992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8518392599281">
                <text:p>358518392599281</text:p>
              </table:table-cell>
              <table:table-cell office:value-type="float" office:value="358518392599281">
                <text:p>358518392599281</text:p>
              </table:table-cell>
              <table:table-cell office:value-type="float" office:value="358518392599281">
                <text:p>358518392599281</text:p>
              </table:table-cell>
              <table:table-cell office:value-type="float" office:value="358518392599281">
                <text:p>3585183925992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2757224371869">
                <text:p>362757224371869</text:p>
              </table:table-cell>
              <table:table-cell office:value-type="float" office:value="371694343453311">
                <text:p>371694343453311</text:p>
              </table:table-cell>
              <table:table-cell office:value-type="float" office:value="362757224371869">
                <text:p>362757224371869</text:p>
              </table:table-cell>
              <table:table-cell office:value-type="float" office:value="371694343453311">
                <text:p>3716943434533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5893569292118">
                <text:p>365893569292118</text:p>
              </table:table-cell>
              <table:table-cell office:value-type="float" office:value="368441675327834">
                <text:p>368441675327834</text:p>
              </table:table-cell>
              <table:table-cell office:value-type="float" office:value="365893569292118">
                <text:p>365893569292118</text:p>
              </table:table-cell>
              <table:table-cell office:value-type="float" office:value="368441675327834">
                <text:p>3684416753278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3786710100659">
                <text:p>373786710100659</text:p>
              </table:table-cell>
              <table:table-cell office:value-type="float" office:value="381195128226437">
                <text:p>381195128226437</text:p>
              </table:table-cell>
              <table:table-cell office:value-type="float" office:value="373786710100659">
                <text:p>373786710100659</text:p>
              </table:table-cell>
              <table:table-cell office:value-type="float" office:value="381195128226437">
                <text:p>3811951282264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4857615754870">
                <text:p>384857615754870</text:p>
              </table:table-cell>
              <table:table-cell office:value-type="float" office:value="384857615754870">
                <text:p>384857615754870</text:p>
              </table:table-cell>
              <table:table-cell office:value-type="float" office:value="384857615754870">
                <text:p>384857615754870</text:p>
              </table:table-cell>
              <table:table-cell office:value-type="float" office:value="384857615754870">
                <text:p>38485761575487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84857615754871">
                <text:p>384857615754871</text:p>
              </table:table-cell>
              <table:table-cell office:value-type="float" office:value="391132227884521">
                <text:p>391132227884521</text:p>
              </table:table-cell>
              <table:table-cell office:value-type="float" office:value="384857615754871">
                <text:p>384857615754871</text:p>
              </table:table-cell>
              <table:table-cell office:value-type="float" office:value="391132227884521">
                <text:p>3911322278845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2108756999806">
                <text:p>392108756999806</text:p>
              </table:table-cell>
              <table:table-cell office:value-type="float" office:value="392372208096403">
                <text:p>392372208096403</text:p>
              </table:table-cell>
              <table:table-cell office:value-type="float" office:value="392108756999806">
                <text:p>392108756999806</text:p>
              </table:table-cell>
              <table:table-cell office:value-type="float" office:value="392372208096403">
                <text:p>3923722080964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2372208096403">
                <text:p>392372208096403</text:p>
              </table:table-cell>
              <table:table-cell office:value-type="float" office:value="393250564396725">
                <text:p>393250564396725</text:p>
              </table:table-cell>
              <table:table-cell office:value-type="float" office:value="392372208096403">
                <text:p>392372208096403</text:p>
              </table:table-cell>
              <table:table-cell office:value-type="float" office:value="393250564396725">
                <text:p>3932505643967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4118192439225">
                <text:p>394118192439225</text:p>
              </table:table-cell>
              <table:table-cell office:value-type="float" office:value="394628702944004">
                <text:p>394628702944004</text:p>
              </table:table-cell>
              <table:table-cell office:value-type="float" office:value="394118192439225">
                <text:p>394118192439225</text:p>
              </table:table-cell>
              <table:table-cell office:value-type="float" office:value="394628702944004">
                <text:p>3946287029440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4118192439225">
                <text:p>394118192439225</text:p>
              </table:table-cell>
              <table:table-cell office:value-type="float" office:value="394877463113550">
                <text:p>394877463113550</text:p>
              </table:table-cell>
              <table:table-cell office:value-type="float" office:value="394118192439225">
                <text:p>394118192439225</text:p>
              </table:table-cell>
              <table:table-cell office:value-type="float" office:value="394877463113550">
                <text:p>3948774631135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4529385884650">
                <text:p>394529385884650</text:p>
              </table:table-cell>
              <table:table-cell office:value-type="float" office:value="394628702944004">
                <text:p>394628702944004</text:p>
              </table:table-cell>
              <table:table-cell office:value-type="float" office:value="394529385884650">
                <text:p>394529385884650</text:p>
              </table:table-cell>
              <table:table-cell office:value-type="float" office:value="394628702944004">
                <text:p>3946287029440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4628702944004">
                <text:p>394628702944004</text:p>
              </table:table-cell>
              <table:table-cell office:value-type="float" office:value="395358712604694">
                <text:p>395358712604694</text:p>
              </table:table-cell>
              <table:table-cell office:value-type="float" office:value="394628702944004">
                <text:p>394628702944004</text:p>
              </table:table-cell>
              <table:table-cell office:value-type="float" office:value="395358712604694">
                <text:p>3953587126046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4628702944004">
                <text:p>394628702944004</text:p>
              </table:table-cell>
              <table:table-cell office:value-type="float" office:value="395358712604694">
                <text:p>395358712604694</text:p>
              </table:table-cell>
              <table:table-cell office:value-type="float" office:value="394628702944004">
                <text:p>394628702944004</text:p>
              </table:table-cell>
              <table:table-cell office:value-type="float" office:value="395358712604694">
                <text:p>3953587126046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4877463113550">
                <text:p>394877463113550</text:p>
              </table:table-cell>
              <table:table-cell office:value-type="float" office:value="395253130028203">
                <text:p>395253130028203</text:p>
              </table:table-cell>
              <table:table-cell office:value-type="float" office:value="394877463113550">
                <text:p>394877463113550</text:p>
              </table:table-cell>
              <table:table-cell office:value-type="float" office:value="395253130028203">
                <text:p>3952531300282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5716657652951">
                <text:p>395716657652951</text:p>
              </table:table-cell>
              <table:table-cell office:value-type="float" office:value="396145593335472">
                <text:p>396145593335472</text:p>
              </table:table-cell>
              <table:table-cell office:value-type="float" office:value="395716657652951">
                <text:p>395716657652951</text:p>
              </table:table-cell>
              <table:table-cell office:value-type="float" office:value="396145593335472">
                <text:p>3961455933354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7878409296051">
                <text:p>397878409296051</text:p>
              </table:table-cell>
              <table:table-cell office:value-type="float" office:value="398461369679872">
                <text:p>398461369679872</text:p>
              </table:table-cell>
              <table:table-cell office:value-type="float" office:value="397878409296051">
                <text:p>397878409296051</text:p>
              </table:table-cell>
              <table:table-cell office:value-type="float" office:value="398461369679872">
                <text:p>3984613696798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97878409296051">
                <text:p>397878409296051</text:p>
              </table:table-cell>
              <table:table-cell office:value-type="float" office:value="398277999682961">
                <text:p>398277999682961</text:p>
              </table:table-cell>
              <table:table-cell office:value-type="float" office:value="397878409296051">
                <text:p>397878409296051</text:p>
              </table:table-cell>
              <table:table-cell office:value-type="float" office:value="398277999682961">
                <text:p>3982779996829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8997208244951">
                <text:p>398997208244951</text:p>
              </table:table-cell>
              <table:table-cell office:value-type="float" office:value="399483317553646">
                <text:p>399483317553646</text:p>
              </table:table-cell>
              <table:table-cell office:value-type="float" office:value="398997208244951">
                <text:p>398997208244951</text:p>
              </table:table-cell>
              <table:table-cell office:value-type="float" office:value="399483317553646">
                <text:p>3994833175536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0965986176932">
                <text:p>400965986176932</text:p>
              </table:table-cell>
              <table:table-cell office:value-type="float" office:value="401691889010421">
                <text:p>401691889010421</text:p>
              </table:table-cell>
              <table:table-cell office:value-type="float" office:value="400965986176932">
                <text:p>400965986176932</text:p>
              </table:table-cell>
              <table:table-cell office:value-type="float" office:value="401691889010421">
                <text:p>4016918890104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4821843165391">
                <text:p>404821843165391</text:p>
              </table:table-cell>
              <table:table-cell office:value-type="float" office:value="407148238085632">
                <text:p>407148238085632</text:p>
              </table:table-cell>
              <table:table-cell office:value-type="float" office:value="404821843165391">
                <text:p>404821843165391</text:p>
              </table:table-cell>
              <table:table-cell office:value-type="float" office:value="407148238085632">
                <text:p>4071482380856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07148238085634">
                <text:p>407148238085634</text:p>
              </table:table-cell>
              <table:table-cell office:value-type="float" office:value="410242660079446">
                <text:p>410242660079446</text:p>
              </table:table-cell>
              <table:table-cell office:value-type="float" office:value="407148238085634">
                <text:p>407148238085634</text:p>
              </table:table-cell>
              <table:table-cell office:value-type="float" office:value="410242660079446">
                <text:p>4102426600794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6563751486851">
                <text:p>416563751486851</text:p>
              </table:table-cell>
              <table:table-cell office:value-type="float" office:value="421411688020067">
                <text:p>421411688020067</text:p>
              </table:table-cell>
              <table:table-cell office:value-type="float" office:value="416563751486851">
                <text:p>416563751486851</text:p>
              </table:table-cell>
              <table:table-cell office:value-type="float" office:value="421411688020067">
                <text:p>4214116880200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6563751486851">
                <text:p>416563751486851</text:p>
              </table:table-cell>
              <table:table-cell office:value-type="float" office:value="416563751486851">
                <text:p>416563751486851</text:p>
              </table:table-cell>
              <table:table-cell office:value-type="float" office:value="416563751486851">
                <text:p>416563751486851</text:p>
              </table:table-cell>
              <table:table-cell office:value-type="float" office:value="416563751486851">
                <text:p>4165637514868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6562379240243">
                <text:p>426562379240243</text:p>
              </table:table-cell>
              <table:table-cell office:value-type="float" office:value="428358415261870">
                <text:p>428358415261870</text:p>
              </table:table-cell>
              <table:table-cell office:value-type="float" office:value="426562379240243">
                <text:p>426562379240243</text:p>
              </table:table-cell>
              <table:table-cell office:value-type="float" office:value="428358415261870">
                <text:p>42835841526187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8358415261870">
                <text:p>428358415261870</text:p>
              </table:table-cell>
              <table:table-cell office:value-type="float" office:value="428358415261870">
                <text:p>428358415261870</text:p>
              </table:table-cell>
              <table:table-cell office:value-type="float" office:value="428358415261870">
                <text:p>428358415261870</text:p>
              </table:table-cell>
              <table:table-cell office:value-type="float" office:value="428358415261870">
                <text:p>4283584152618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5167760872194">
                <text:p>435167760872194</text:p>
              </table:table-cell>
              <table:table-cell office:value-type="float" office:value="438421390324945">
                <text:p>438421390324945</text:p>
              </table:table-cell>
              <table:table-cell office:value-type="float" office:value="435167760872194">
                <text:p>435167760872194</text:p>
              </table:table-cell>
              <table:table-cell office:value-type="float" office:value="438421390324945">
                <text:p>4384213903249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35167760872194">
                <text:p>435167760872194</text:p>
              </table:table-cell>
              <table:table-cell office:value-type="float" office:value="438421390324945">
                <text:p>438421390324945</text:p>
              </table:table-cell>
              <table:table-cell office:value-type="float" office:value="435167760872194">
                <text:p>435167760872194</text:p>
              </table:table-cell>
              <table:table-cell office:value-type="float" office:value="438421390324945">
                <text:p>4384213903249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5211190043980">
                <text:p>445211190043980</text:p>
              </table:table-cell>
              <table:table-cell office:value-type="float" office:value="450214690626508">
                <text:p>450214690626508</text:p>
              </table:table-cell>
              <table:table-cell office:value-type="float" office:value="445211190043980">
                <text:p>445211190043980</text:p>
              </table:table-cell>
              <table:table-cell office:value-type="float" office:value="450214690626508">
                <text:p>4502146906265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5211190043980">
                <text:p>445211190043980</text:p>
              </table:table-cell>
              <table:table-cell office:value-type="float" office:value="446838869606531">
                <text:p>446838869606531</text:p>
              </table:table-cell>
              <table:table-cell office:value-type="float" office:value="445211190043980">
                <text:p>445211190043980</text:p>
              </table:table-cell>
              <table:table-cell office:value-type="float" office:value="446838869606531">
                <text:p>4468388696065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3103199271597">
                <text:p>453103199271597</text:p>
              </table:table-cell>
              <table:table-cell office:value-type="float" office:value="457893048411251">
                <text:p>457893048411251</text:p>
              </table:table-cell>
              <table:table-cell office:value-type="float" office:value="453103199271597">
                <text:p>453103199271597</text:p>
              </table:table-cell>
              <table:table-cell office:value-type="float" office:value="457893048411251">
                <text:p>4578930484112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7893048411253">
                <text:p>457893048411253</text:p>
              </table:table-cell>
              <table:table-cell office:value-type="float" office:value="461922527847052">
                <text:p>461922527847052</text:p>
              </table:table-cell>
              <table:table-cell office:value-type="float" office:value="457893048411253">
                <text:p>457893048411253</text:p>
              </table:table-cell>
              <table:table-cell office:value-type="float" office:value="461922527847052">
                <text:p>4619225278470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62975967653181">
                <text:p>462975967653181</text:p>
              </table:table-cell>
              <table:table-cell office:value-type="float" office:value="471398428659349">
                <text:p>471398428659349</text:p>
              </table:table-cell>
              <table:table-cell office:value-type="float" office:value="462975967653181">
                <text:p>462975967653181</text:p>
              </table:table-cell>
              <table:table-cell office:value-type="float" office:value="471398428659349">
                <text:p>4713984286593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65885843614638">
                <text:p>465885843614638</text:p>
              </table:table-cell>
              <table:table-cell office:value-type="float" office:value="468929397982542">
                <text:p>468929397982542</text:p>
              </table:table-cell>
              <table:table-cell office:value-type="float" office:value="465885843614638">
                <text:p>465885843614638</text:p>
              </table:table-cell>
              <table:table-cell office:value-type="float" office:value="468929397982542">
                <text:p>4689293979825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74244124672323">
                <text:p>474244124672323</text:p>
              </table:table-cell>
              <table:table-cell office:value-type="float" office:value="478590655939621">
                <text:p>478590655939621</text:p>
              </table:table-cell>
              <table:table-cell office:value-type="float" office:value="474244124672323">
                <text:p>474244124672323</text:p>
              </table:table-cell>
              <table:table-cell office:value-type="float" office:value="478590655939621">
                <text:p>4785906559396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78590655939622">
                <text:p>478590655939622</text:p>
              </table:table-cell>
              <table:table-cell office:value-type="float" office:value="479993055936532">
                <text:p>479993055936532</text:p>
              </table:table-cell>
              <table:table-cell office:value-type="float" office:value="478590655939622">
                <text:p>478590655939622</text:p>
              </table:table-cell>
              <table:table-cell office:value-type="float" office:value="479993055936532">
                <text:p>4799930559365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84443073471193">
                <text:p>484443073471193</text:p>
              </table:table-cell>
              <table:table-cell office:value-type="float" office:value="491783260087311">
                <text:p>491783260087311</text:p>
              </table:table-cell>
              <table:table-cell office:value-type="float" office:value="484443073471193">
                <text:p>484443073471193</text:p>
              </table:table-cell>
              <table:table-cell office:value-type="float" office:value="491783260087311">
                <text:p>4917832600873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1783260087312">
                <text:p>491783260087312</text:p>
              </table:table-cell>
              <table:table-cell office:value-type="float" office:value="491783260087312">
                <text:p>491783260087312</text:p>
              </table:table-cell>
              <table:table-cell office:value-type="float" office:value="491783260087312">
                <text:p>491783260087312</text:p>
              </table:table-cell>
              <table:table-cell office:value-type="float" office:value="491783260087312">
                <text:p>4917832600873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93548174887900">
                <text:p>493548174887900</text:p>
              </table:table-cell>
              <table:table-cell office:value-type="float" office:value="493931919355338">
                <text:p>493931919355338</text:p>
              </table:table-cell>
              <table:table-cell office:value-type="float" office:value="493548174887900">
                <text:p>493548174887900</text:p>
              </table:table-cell>
              <table:table-cell office:value-type="float" office:value="493931919355338">
                <text:p>4939319193553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7225205865627">
                <text:p>497225205865627</text:p>
              </table:table-cell>
              <table:table-cell office:value-type="float" office:value="497696644648547">
                <text:p>497696644648547</text:p>
              </table:table-cell>
              <table:table-cell office:value-type="float" office:value="497225205865627">
                <text:p>497225205865627</text:p>
              </table:table-cell>
              <table:table-cell office:value-type="float" office:value="497696644648547">
                <text:p>4976966446485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97929985021076">
                <text:p>497929985021076</text:p>
              </table:table-cell>
              <table:table-cell office:value-type="float" office:value="498223446530046">
                <text:p>498223446530046</text:p>
              </table:table-cell>
              <table:table-cell office:value-type="float" office:value="497929985021076">
                <text:p>497929985021076</text:p>
              </table:table-cell>
              <table:table-cell office:value-type="float" office:value="498223446530046">
                <text:p>4982234465300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8762675103169">
                <text:p>498762675103169</text:p>
              </table:table-cell>
              <table:table-cell office:value-type="float" office:value="499002133600418">
                <text:p>499002133600418</text:p>
              </table:table-cell>
              <table:table-cell office:value-type="float" office:value="498762675103169">
                <text:p>498762675103169</text:p>
              </table:table-cell>
              <table:table-cell office:value-type="float" office:value="499002133600418">
                <text:p>4990021336004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8762675103169">
                <text:p>498762675103169</text:p>
              </table:table-cell>
              <table:table-cell office:value-type="float" office:value="499571236343420">
                <text:p>499571236343420</text:p>
              </table:table-cell>
              <table:table-cell office:value-type="float" office:value="498762675103169">
                <text:p>498762675103169</text:p>
              </table:table-cell>
              <table:table-cell office:value-type="float" office:value="499571236343420">
                <text:p>49957123634342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98762675103169">
                <text:p>498762675103169</text:p>
              </table:table-cell>
              <table:table-cell office:value-type="float" office:value="499285562943904">
                <text:p>499285562943904</text:p>
              </table:table-cell>
              <table:table-cell office:value-type="float" office:value="498762675103169">
                <text:p>498762675103169</text:p>
              </table:table-cell>
              <table:table-cell office:value-type="float" office:value="499285562943904">
                <text:p>4992855629439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99902707469604">
                <text:p>499902707469604</text:p>
              </table:table-cell>
              <table:table-cell office:value-type="float" office:value="500416506287148">
                <text:p>500416506287148</text:p>
              </table:table-cell>
              <table:table-cell office:value-type="float" office:value="499902707469604">
                <text:p>499902707469604</text:p>
              </table:table-cell>
              <table:table-cell office:value-type="float" office:value="500416506287148">
                <text:p>5004165062871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01050899249594">
                <text:p>501050899249594</text:p>
              </table:table-cell>
              <table:table-cell office:value-type="float" office:value="501786928024258">
                <text:p>501786928024258</text:p>
              </table:table-cell>
              <table:table-cell office:value-type="float" office:value="501050899249594">
                <text:p>501050899249594</text:p>
              </table:table-cell>
              <table:table-cell office:value-type="float" office:value="501786928024258">
                <text:p>5017869280242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1277005625674">
                <text:p>501277005625674</text:p>
              </table:table-cell>
              <table:table-cell office:value-type="float" office:value="501786928024258">
                <text:p>501786928024258</text:p>
              </table:table-cell>
              <table:table-cell office:value-type="float" office:value="501277005625674">
                <text:p>501277005625674</text:p>
              </table:table-cell>
              <table:table-cell office:value-type="float" office:value="501786928024258">
                <text:p>5017869280242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01277005625674">
                <text:p>501277005625674</text:p>
              </table:table-cell>
              <table:table-cell office:value-type="float" office:value="501786928024258">
                <text:p>501786928024258</text:p>
              </table:table-cell>
              <table:table-cell office:value-type="float" office:value="501277005625674">
                <text:p>501277005625674</text:p>
              </table:table-cell>
              <table:table-cell office:value-type="float" office:value="501786928024258">
                <text:p>5017869280242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01471864514126">
                <text:p>501471864514126</text:p>
              </table:table-cell>
              <table:table-cell office:value-type="float" office:value="502348453390315">
                <text:p>502348453390315</text:p>
              </table:table-cell>
              <table:table-cell office:value-type="float" office:value="501471864514126">
                <text:p>501471864514126</text:p>
              </table:table-cell>
              <table:table-cell office:value-type="float" office:value="502348453390315">
                <text:p>5023484533903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01471864514126">
                <text:p>501471864514126</text:p>
              </table:table-cell>
              <table:table-cell office:value-type="float" office:value="502348453390315">
                <text:p>502348453390315</text:p>
              </table:table-cell>
              <table:table-cell office:value-type="float" office:value="501471864514126">
                <text:p>501471864514126</text:p>
              </table:table-cell>
              <table:table-cell office:value-type="float" office:value="502348453390315">
                <text:p>5023484533903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02095233029045">
                <text:p>502095233029045</text:p>
              </table:table-cell>
              <table:table-cell office:value-type="float" office:value="502348453390315">
                <text:p>502348453390315</text:p>
              </table:table-cell>
              <table:table-cell office:value-type="float" office:value="502095233029045">
                <text:p>502095233029045</text:p>
              </table:table-cell>
              <table:table-cell office:value-type="float" office:value="502348453390315">
                <text:p>5023484533903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03667223561226">
                <text:p>503667223561226</text:p>
              </table:table-cell>
              <table:table-cell office:value-type="float" office:value="509136145382983">
                <text:p>509136145382983</text:p>
              </table:table-cell>
              <table:table-cell office:value-type="float" office:value="503667223561226">
                <text:p>503667223561226</text:p>
              </table:table-cell>
              <table:table-cell office:value-type="float" office:value="509136145382983">
                <text:p>5091361453829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06802121296256">
                <text:p>506802121296256</text:p>
              </table:table-cell>
              <table:table-cell office:value-type="float" office:value="511843007452313">
                <text:p>511843007452313</text:p>
              </table:table-cell>
              <table:table-cell office:value-type="float" office:value="506802121296256">
                <text:p>506802121296256</text:p>
              </table:table-cell>
              <table:table-cell office:value-type="float" office:value="511843007452313">
                <text:p>5118430074523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15987231565768">
                <text:p>515987231565768</text:p>
              </table:table-cell>
              <table:table-cell office:value-type="float" office:value="520075670866842">
                <text:p>520075670866842</text:p>
              </table:table-cell>
              <table:table-cell office:value-type="float" office:value="515987231565768">
                <text:p>515987231565768</text:p>
              </table:table-cell>
              <table:table-cell office:value-type="float" office:value="520075670866842">
                <text:p>5200756708668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22851414400525">
                <text:p>522851414400525</text:p>
              </table:table-cell>
              <table:table-cell office:value-type="float" office:value="524232577400358">
                <text:p>524232577400358</text:p>
              </table:table-cell>
              <table:table-cell office:value-type="float" office:value="522851414400525">
                <text:p>522851414400525</text:p>
              </table:table-cell>
              <table:table-cell office:value-type="float" office:value="524232577400358">
                <text:p>5242325774003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23739813447364">
                <text:p>523739813447364</text:p>
              </table:table-cell>
              <table:table-cell office:value-type="float" office:value="525157736658109">
                <text:p>525157736658109</text:p>
              </table:table-cell>
              <table:table-cell office:value-type="float" office:value="523739813447364">
                <text:p>523739813447364</text:p>
              </table:table-cell>
              <table:table-cell office:value-type="float" office:value="525157736658109">
                <text:p>5251577366581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24761887918912">
                <text:p>524761887918912</text:p>
              </table:table-cell>
              <table:table-cell office:value-type="float" office:value="526334879358024">
                <text:p>526334879358024</text:p>
              </table:table-cell>
              <table:table-cell office:value-type="float" office:value="524761887918912">
                <text:p>524761887918912</text:p>
              </table:table-cell>
              <table:table-cell office:value-type="float" office:value="526334879358024">
                <text:p>5263348793580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25800765093262">
                <text:p>525800765093262</text:p>
              </table:table-cell>
              <table:table-cell office:value-type="float" office:value="527130969692232">
                <text:p>527130969692232</text:p>
              </table:table-cell>
              <table:table-cell office:value-type="float" office:value="525800765093262">
                <text:p>525800765093262</text:p>
              </table:table-cell>
              <table:table-cell office:value-type="float" office:value="527130969692232">
                <text:p>5271309696922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26755445779042">
                <text:p>526755445779042</text:p>
              </table:table-cell>
              <table:table-cell office:value-type="float" office:value="527984897328052">
                <text:p>527984897328052</text:p>
              </table:table-cell>
              <table:table-cell office:value-type="float" office:value="526755445779042">
                <text:p>526755445779042</text:p>
              </table:table-cell>
              <table:table-cell office:value-type="float" office:value="527984897328052">
                <text:p>5279848973280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27603841537498">
                <text:p>527603841537498</text:p>
              </table:table-cell>
              <table:table-cell office:value-type="float" office:value="529004200254332">
                <text:p>529004200254332</text:p>
              </table:table-cell>
              <table:table-cell office:value-type="float" office:value="527603841537498">
                <text:p>527603841537498</text:p>
              </table:table-cell>
              <table:table-cell office:value-type="float" office:value="529004200254332">
                <text:p>5290042002543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28452800290912">
                <text:p>528452800290912</text:p>
              </table:table-cell>
              <table:table-cell office:value-type="float" office:value="529926766575504">
                <text:p>529926766575504</text:p>
              </table:table-cell>
              <table:table-cell office:value-type="float" office:value="528452800290912">
                <text:p>528452800290912</text:p>
              </table:table-cell>
              <table:table-cell office:value-type="float" office:value="529926766575504">
                <text:p>5299267665755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29367412183135">
                <text:p>529367412183135</text:p>
              </table:table-cell>
              <table:table-cell office:value-type="float" office:value="530773948034653">
                <text:p>530773948034653</text:p>
              </table:table-cell>
              <table:table-cell office:value-type="float" office:value="529367412183135">
                <text:p>529367412183135</text:p>
              </table:table-cell>
              <table:table-cell office:value-type="float" office:value="530773948034653">
                <text:p>5307739480346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30361363963362">
                <text:p>530361363963362</text:p>
              </table:table-cell>
              <table:table-cell office:value-type="float" office:value="531483269113417">
                <text:p>531483269113417</text:p>
              </table:table-cell>
              <table:table-cell office:value-type="float" office:value="530361363963362">
                <text:p>530361363963362</text:p>
              </table:table-cell>
              <table:table-cell office:value-type="float" office:value="531483269113417">
                <text:p>5314832691134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31045801225249">
                <text:p>531045801225249</text:p>
              </table:table-cell>
              <table:table-cell office:value-type="float" office:value="532381986753164">
                <text:p>532381986753164</text:p>
              </table:table-cell>
              <table:table-cell office:value-type="float" office:value="531045801225249">
                <text:p>531045801225249</text:p>
              </table:table-cell>
              <table:table-cell office:value-type="float" office:value="532381986753164">
                <text:p>5323819867531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34257412281077">
                <text:p>534257412281077</text:p>
              </table:table-cell>
              <table:table-cell office:value-type="float" office:value="534257412281077">
                <text:p>534257412281077</text:p>
              </table:table-cell>
              <table:table-cell office:value-type="float" office:value="534257412281077">
                <text:p>534257412281077</text:p>
              </table:table-cell>
              <table:table-cell office:value-type="float" office:value="534257412281077">
                <text:p>5342574122810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34257412281077">
                <text:p>534257412281077</text:p>
              </table:table-cell>
              <table:table-cell office:value-type="float" office:value="541433740731218">
                <text:p>541433740731218</text:p>
              </table:table-cell>
              <table:table-cell office:value-type="float" office:value="534257412281077">
                <text:p>534257412281077</text:p>
              </table:table-cell>
              <table:table-cell office:value-type="float" office:value="541433740731218">
                <text:p>5414337407312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44715073094800">
                <text:p>544715073094800</text:p>
              </table:table-cell>
              <table:table-cell office:value-type="float" office:value="550878697688545">
                <text:p>550878697688545</text:p>
              </table:table-cell>
              <table:table-cell office:value-type="float" office:value="544715073094800">
                <text:p>544715073094800</text:p>
              </table:table-cell>
              <table:table-cell office:value-type="float" office:value="550878697688545">
                <text:p>5508786976885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46794831410605">
                <text:p>546794831410605</text:p>
              </table:table-cell>
              <table:table-cell office:value-type="float" office:value="550878697688545">
                <text:p>550878697688545</text:p>
              </table:table-cell>
              <table:table-cell office:value-type="float" office:value="546794831410605">
                <text:p>546794831410605</text:p>
              </table:table-cell>
              <table:table-cell office:value-type="float" office:value="550878697688545">
                <text:p>5508786976885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55740025451076">
                <text:p>555740025451076</text:p>
              </table:table-cell>
              <table:table-cell office:value-type="float" office:value="555740025451076">
                <text:p>555740025451076</text:p>
              </table:table-cell>
              <table:table-cell office:value-type="float" office:value="555740025451076">
                <text:p>555740025451076</text:p>
              </table:table-cell>
              <table:table-cell office:value-type="float" office:value="555740025451076">
                <text:p>5557400254510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55740025451077">
                <text:p>555740025451077</text:p>
              </table:table-cell>
              <table:table-cell office:value-type="float" office:value="559419282884614">
                <text:p>559419282884614</text:p>
              </table:table-cell>
              <table:table-cell office:value-type="float" office:value="555740025451077">
                <text:p>555740025451077</text:p>
              </table:table-cell>
              <table:table-cell office:value-type="float" office:value="559419282884614">
                <text:p>5594192828846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6.189cm" svg:height="83.475cm" xlink:href=".." xlink:type="simple" chart:class="chart:bar" chart:style-name="ch1">
        <chart:legend chart:legend-position="end" svg:x="103.828cm" svg:y="41.189cm" style:legend-expansion="high" chart:style-name="ch2"/>
        <chart:plot-area chart:style-name="ch3" svg:x="2.123cm" svg:y="1.669cm" svg:width="99.582cm" svg:height="80.137cm">
          <chart:coordinate-region svg:x="2.948cm" svg:y="1.669cm" svg:width="97.321cm" svg:height="79.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E1:Feuille1.E187" chart:class="chart:bar">
            <chart:data-point chart:repeated="187"/>
          </chart:series>
          <chart:series chart:style-name="ch8" chart:values-cell-range-address="Feuille1.F1:Feuille1.F187" chart:class="chart:bar">
            <chart:data-point chart:repeated="18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0556096410">
                <text:p>1210556096410</text:p>
                <draw:g>
                  <svg:desc>Feuille1.E1:Feuille1.E187</svg:desc>
                </draw:g>
              </table:table-cell>
              <table:table-cell office:value-type="float" office:value="9579210318065">
                <text:p>9579210318065</text:p>
                <draw:g>
                  <svg:desc>Feuille1.F1:Feuille1.F1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09927143697">
                <text:p>11409927143697</text:p>
              </table:table-cell>
              <table:table-cell office:value-type="float" office:value="15757404441036">
                <text:p>157574044410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807523784418">
                <text:p>21807523784418</text:p>
              </table:table-cell>
              <table:table-cell office:value-type="float" office:value="29586830165344">
                <text:p>29586830165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287265814727">
                <text:p>32287265814727</text:p>
              </table:table-cell>
              <table:table-cell office:value-type="float" office:value="39356756283317">
                <text:p>393567562833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836223730745">
                <text:p>43836223730745</text:p>
              </table:table-cell>
              <table:table-cell office:value-type="float" office:value="49177711042138">
                <text:p>49177711042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177711042139">
                <text:p>49177711042139</text:p>
              </table:table-cell>
              <table:table-cell office:value-type="float" office:value="49177711042139">
                <text:p>49177711042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583995346630">
                <text:p>51583995346630</text:p>
              </table:table-cell>
              <table:table-cell office:value-type="float" office:value="59804047351206">
                <text:p>598040473512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613769122503">
                <text:p>63613769122503</text:p>
              </table:table-cell>
              <table:table-cell office:value-type="float" office:value="68190178828324">
                <text:p>681901788283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978626378777">
                <text:p>72978626378777</text:p>
              </table:table-cell>
              <table:table-cell office:value-type="float" office:value="75641956243134">
                <text:p>756419562431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641956243136">
                <text:p>75641956243136</text:p>
              </table:table-cell>
              <table:table-cell office:value-type="float" office:value="78098158659964">
                <text:p>780981586599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786390686864">
                <text:p>80786390686864</text:p>
              </table:table-cell>
              <table:table-cell office:value-type="float" office:value="90282361017819">
                <text:p>902823610178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542487246678">
                <text:p>91542487246678</text:p>
              </table:table-cell>
              <table:table-cell office:value-type="float" office:value="98235869765402">
                <text:p>982358697654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982398544566">
                <text:p>100982398544566</text:p>
              </table:table-cell>
              <table:table-cell office:value-type="float" office:value="101957600189382">
                <text:p>1019576001893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469491187341">
                <text:p>102469491187341</text:p>
              </table:table-cell>
              <table:table-cell office:value-type="float" office:value="104903823508565">
                <text:p>1049038235085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5121334554032">
                <text:p>105121334554032</text:p>
              </table:table-cell>
              <table:table-cell office:value-type="float" office:value="105694322160237">
                <text:p>1056943221602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091441510522">
                <text:p>106091441510522</text:p>
              </table:table-cell>
              <table:table-cell office:value-type="float" office:value="106711332354283">
                <text:p>1067113323542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7611051822203">
                <text:p>107611051822203</text:p>
              </table:table-cell>
              <table:table-cell office:value-type="float" office:value="108913537716846">
                <text:p>1089135377168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9260782149885">
                <text:p>109260782149885</text:p>
              </table:table-cell>
              <table:table-cell office:value-type="float" office:value="109878838468670">
                <text:p>1098788384686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2420289168162">
                <text:p>112420289168162</text:p>
              </table:table-cell>
              <table:table-cell office:value-type="float" office:value="116527662920280">
                <text:p>1165276629202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1021350183766">
                <text:p>121021350183766</text:p>
              </table:table-cell>
              <table:table-cell office:value-type="float" office:value="124970724723282">
                <text:p>1249707247232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4970724723283">
                <text:p>124970724723283</text:p>
              </table:table-cell>
              <table:table-cell office:value-type="float" office:value="128402216224601">
                <text:p>1284022162246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2181665511921">
                <text:p>132181665511921</text:p>
              </table:table-cell>
              <table:table-cell office:value-type="float" office:value="132181665511921">
                <text:p>1321816655119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2181665511922">
                <text:p>132181665511922</text:p>
              </table:table-cell>
              <table:table-cell office:value-type="float" office:value="138200691289156">
                <text:p>1382006912891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1081783359266">
                <text:p>141081783359266</text:p>
              </table:table-cell>
              <table:table-cell office:value-type="float" office:value="145718975793307">
                <text:p>1457189757933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5718975793308">
                <text:p>145718975793308</text:p>
              </table:table-cell>
              <table:table-cell office:value-type="float" office:value="148045006791963">
                <text:p>1480450067919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3513770178181">
                <text:p>153513770178181</text:p>
              </table:table-cell>
              <table:table-cell office:value-type="float" office:value="159388744093090">
                <text:p>15938874409309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057980455184">
                <text:p>162057980455184</text:p>
              </table:table-cell>
              <table:table-cell office:value-type="float" office:value="166552204500541">
                <text:p>1665522045005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2402346265457">
                <text:p>172402346265457</text:p>
              </table:table-cell>
              <table:table-cell office:value-type="float" office:value="179674064572918">
                <text:p>1796740645729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3361395784713">
                <text:p>183361395784713</text:p>
              </table:table-cell>
              <table:table-cell office:value-type="float" office:value="188030623150344">
                <text:p>1880306231503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2595356650067">
                <text:p>192595356650067</text:p>
              </table:table-cell>
              <table:table-cell office:value-type="float" office:value="196569386910890">
                <text:p>1965693869108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569386910891">
                <text:p>196569386910891</text:p>
              </table:table-cell>
              <table:table-cell office:value-type="float" office:value="196569386910891">
                <text:p>1965693869108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2375944552301">
                <text:p>202375944552301</text:p>
              </table:table-cell>
              <table:table-cell office:value-type="float" office:value="205876396954042">
                <text:p>2058763969540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5876396954044">
                <text:p>205876396954044</text:p>
              </table:table-cell>
              <table:table-cell office:value-type="float" office:value="210144966664137">
                <text:p>2101449666641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4639120715572">
                <text:p>214639120715572</text:p>
              </table:table-cell>
              <table:table-cell office:value-type="float" office:value="217292118959603">
                <text:p>2172921189596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1541465544016">
                <text:p>221541465544016</text:p>
              </table:table-cell>
              <table:table-cell office:value-type="float" office:value="231101013122918">
                <text:p>2311010131229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1657373363274">
                <text:p>231657373363274</text:p>
              </table:table-cell>
              <table:table-cell office:value-type="float" office:value="232299388189513">
                <text:p>2322993881895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3819611497066">
                <text:p>233819611497066</text:p>
              </table:table-cell>
              <table:table-cell office:value-type="float" office:value="235314077363408">
                <text:p>2353140773634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6568021831276">
                <text:p>236568021831276</text:p>
              </table:table-cell>
              <table:table-cell office:value-type="float" office:value="237714369832544">
                <text:p>2377143698325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8169643361847">
                <text:p>238169643361847</text:p>
              </table:table-cell>
              <table:table-cell office:value-type="float" office:value="239132802883773">
                <text:p>2391328028837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9367763196823">
                <text:p>239367763196823</text:p>
              </table:table-cell>
              <table:table-cell office:value-type="float" office:value="240154915373051">
                <text:p>2401549153730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4526288084415">
                <text:p>244526288084415</text:p>
              </table:table-cell>
              <table:table-cell office:value-type="float" office:value="244526288084415">
                <text:p>2445262880844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4526288084416">
                <text:p>244526288084416</text:p>
              </table:table-cell>
              <table:table-cell office:value-type="float" office:value="246901292266192">
                <text:p>2469012922661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1847724431478">
                <text:p>251847724431478</text:p>
              </table:table-cell>
              <table:table-cell office:value-type="float" office:value="260294771091645">
                <text:p>2602947710916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3125201783110">
                <text:p>263125201783110</text:p>
              </table:table-cell>
              <table:table-cell office:value-type="float" office:value="271029930108700">
                <text:p>2710299301087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3532980892752">
                <text:p>273532980892752</text:p>
              </table:table-cell>
              <table:table-cell office:value-type="float" office:value="279501514617625">
                <text:p>279501514617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2040764662818">
                <text:p>282040764662818</text:p>
              </table:table-cell>
              <table:table-cell office:value-type="float" office:value="289216319511713">
                <text:p>2892163195117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1604185648252">
                <text:p>291604185648252</text:p>
              </table:table-cell>
              <table:table-cell office:value-type="float" office:value="301491744508326">
                <text:p>3014917445083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3689717187907">
                <text:p>303689717187907</text:p>
              </table:table-cell>
              <table:table-cell office:value-type="float" office:value="309101389988233">
                <text:p>3091013899882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3569404339453">
                <text:p>313569404339453</text:p>
              </table:table-cell>
              <table:table-cell office:value-type="float" office:value="317432688175321">
                <text:p>3174326881753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7432688175322">
                <text:p>317432688175322</text:p>
              </table:table-cell>
              <table:table-cell office:value-type="float" office:value="318690201064424">
                <text:p>3186902010644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2419283079195">
                <text:p>322419283079195</text:p>
              </table:table-cell>
              <table:table-cell office:value-type="float" office:value="330769757214938">
                <text:p>3307697572149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0769757214939">
                <text:p>330769757214939</text:p>
              </table:table-cell>
              <table:table-cell office:value-type="float" office:value="330769757214939">
                <text:p>3307697572149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3085364528713">
                <text:p>333085364528713</text:p>
              </table:table-cell>
              <table:table-cell office:value-type="float" office:value="340874780071105">
                <text:p>3408747800711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5475268993763">
                <text:p>345475268993763</text:p>
              </table:table-cell>
              <table:table-cell office:value-type="float" office:value="347922672837434">
                <text:p>3479226728374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4349430225786">
                <text:p>354349430225786</text:p>
              </table:table-cell>
              <table:table-cell office:value-type="float" office:value="358518392599281">
                <text:p>3585183925992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2757224371869">
                <text:p>362757224371869</text:p>
              </table:table-cell>
              <table:table-cell office:value-type="float" office:value="371694343453311">
                <text:p>3716943434533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3786710100659">
                <text:p>373786710100659</text:p>
              </table:table-cell>
              <table:table-cell office:value-type="float" office:value="381195128226437">
                <text:p>3811951282264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4857615754870">
                <text:p>384857615754870</text:p>
              </table:table-cell>
              <table:table-cell office:value-type="float" office:value="384857615754870">
                <text:p>38485761575487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84857615754871">
                <text:p>384857615754871</text:p>
              </table:table-cell>
              <table:table-cell office:value-type="float" office:value="391132227884521">
                <text:p>3911322278845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2108756999806">
                <text:p>392108756999806</text:p>
              </table:table-cell>
              <table:table-cell office:value-type="float" office:value="393250564396725">
                <text:p>3932505643967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4118192439225">
                <text:p>394118192439225</text:p>
              </table:table-cell>
              <table:table-cell office:value-type="float" office:value="395358712604694">
                <text:p>3953587126046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5716657652951">
                <text:p>395716657652951</text:p>
              </table:table-cell>
              <table:table-cell office:value-type="float" office:value="396145593335472">
                <text:p>3961455933354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7878409296051">
                <text:p>397878409296051</text:p>
              </table:table-cell>
              <table:table-cell office:value-type="float" office:value="398461369679872">
                <text:p>3984613696798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8997208244951">
                <text:p>398997208244951</text:p>
              </table:table-cell>
              <table:table-cell office:value-type="float" office:value="399483317553646">
                <text:p>3994833175536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0965986176932">
                <text:p>400965986176932</text:p>
              </table:table-cell>
              <table:table-cell office:value-type="float" office:value="401691889010421">
                <text:p>4016918890104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4821843165391">
                <text:p>404821843165391</text:p>
              </table:table-cell>
              <table:table-cell office:value-type="float" office:value="407148238085632">
                <text:p>4071482380856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07148238085634">
                <text:p>407148238085634</text:p>
              </table:table-cell>
              <table:table-cell office:value-type="float" office:value="410242660079446">
                <text:p>4102426600794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6563751486851">
                <text:p>416563751486851</text:p>
              </table:table-cell>
              <table:table-cell office:value-type="float" office:value="421411688020067">
                <text:p>4214116880200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6562379240243">
                <text:p>426562379240243</text:p>
              </table:table-cell>
              <table:table-cell office:value-type="float" office:value="428358415261870">
                <text:p>42835841526187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5167760872194">
                <text:p>435167760872194</text:p>
              </table:table-cell>
              <table:table-cell office:value-type="float" office:value="438421390324945">
                <text:p>4384213903249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5211190043980">
                <text:p>445211190043980</text:p>
              </table:table-cell>
              <table:table-cell office:value-type="float" office:value="450214690626508">
                <text:p>4502146906265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3103199271597">
                <text:p>453103199271597</text:p>
              </table:table-cell>
              <table:table-cell office:value-type="float" office:value="457893048411251">
                <text:p>4578930484112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7893048411253">
                <text:p>457893048411253</text:p>
              </table:table-cell>
              <table:table-cell office:value-type="float" office:value="461922527847052">
                <text:p>4619225278470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62975967653181">
                <text:p>462975967653181</text:p>
              </table:table-cell>
              <table:table-cell office:value-type="float" office:value="471398428659349">
                <text:p>4713984286593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74244124672323">
                <text:p>474244124672323</text:p>
              </table:table-cell>
              <table:table-cell office:value-type="float" office:value="478590655939621">
                <text:p>4785906559396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78590655939622">
                <text:p>478590655939622</text:p>
              </table:table-cell>
              <table:table-cell office:value-type="float" office:value="479993055936532">
                <text:p>4799930559365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84443073471193">
                <text:p>484443073471193</text:p>
              </table:table-cell>
              <table:table-cell office:value-type="float" office:value="491783260087311">
                <text:p>4917832600873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1783260087312">
                <text:p>491783260087312</text:p>
              </table:table-cell>
              <table:table-cell office:value-type="float" office:value="491783260087312">
                <text:p>4917832600873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93548174887900">
                <text:p>493548174887900</text:p>
              </table:table-cell>
              <table:table-cell office:value-type="float" office:value="493931919355338">
                <text:p>4939319193553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7225205865627">
                <text:p>497225205865627</text:p>
              </table:table-cell>
              <table:table-cell office:value-type="float" office:value="497696644648547">
                <text:p>4976966446485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97929985021076">
                <text:p>497929985021076</text:p>
              </table:table-cell>
              <table:table-cell office:value-type="float" office:value="498223446530046">
                <text:p>4982234465300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8762675103169">
                <text:p>498762675103169</text:p>
              </table:table-cell>
              <table:table-cell office:value-type="float" office:value="499571236343420">
                <text:p>4995712363434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99902707469604">
                <text:p>499902707469604</text:p>
              </table:table-cell>
              <table:table-cell office:value-type="float" office:value="500416506287148">
                <text:p>5004165062871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01050899249594">
                <text:p>501050899249594</text:p>
              </table:table-cell>
              <table:table-cell office:value-type="float" office:value="502348453390315">
                <text:p>5023484533903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03667223561226">
                <text:p>503667223561226</text:p>
              </table:table-cell>
              <table:table-cell office:value-type="float" office:value="511843007452313">
                <text:p>5118430074523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15987231565768">
                <text:p>515987231565768</text:p>
              </table:table-cell>
              <table:table-cell office:value-type="float" office:value="520075670866842">
                <text:p>5200756708668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22851414400525">
                <text:p>522851414400525</text:p>
              </table:table-cell>
              <table:table-cell office:value-type="float" office:value="532381986753164">
                <text:p>5323819867531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34257412281077">
                <text:p>534257412281077</text:p>
              </table:table-cell>
              <table:table-cell office:value-type="float" office:value="541433740731218">
                <text:p>5414337407312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44715073094800">
                <text:p>544715073094800</text:p>
              </table:table-cell>
              <table:table-cell office:value-type="float" office:value="550878697688545">
                <text:p>5508786976885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55740025451076">
                <text:p>555740025451076</text:p>
              </table:table-cell>
              <table:table-cell office:value-type="float" office:value="555740025451076">
                <text:p>5557400254510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55740025451077">
                <text:p>555740025451077</text:p>
              </table:table-cell>
              <table:table-cell office:value-type="float" office:value="559419282884614">
                <text:p>5594192828846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